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lmoral[T]" svg:font-family="Balmoral[T]" style:font-pitch="variable"/>
    <style:font-face style:name="Cascade" svg:font-family="Cascade" style:font-pitch="variable"/>
    <style:font-face style:name="KuenstlerScript Medium" svg:font-family="'KuenstlerScript Medium'"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100%" fo:text-indent="1cm" style:auto-text-indent="false"/>
      <style:text-properties fo:color="#000000" style:font-name="DejaVu Sans"/>
    </style:style>
    <style:style style:name="P2" style:family="paragraph" style:parent-style-name="ALINTI">
      <style:paragraph-properties fo:margin-left="0cm" fo:margin-right="0.3cm" fo:margin-top="0cm" fo:margin-bottom="0cm" loext:contextual-spacing="false" fo:line-height="100%" fo:text-indent="1cm" style:auto-text-indent="false"/>
      <style:text-properties fo:color="#000000" style:text-position="super 58%" style:font-name="DejaVu Sans" fo:font-size="11pt" fo:language="en" fo:country="GB" style:font-size-asian="11pt" style:font-name-complex="PalatinoTurk" style:font-size-complex="9.5pt"/>
    </style:style>
    <style:style style:name="P3" style:family="paragraph" style:parent-style-name="ALINTI_2a_">
      <style:paragraph-properties fo:margin-left="0cm" fo:margin-right="0.3cm" fo:margin-top="0cm" fo:margin-bottom="0cm" loext:contextual-spacing="false" fo:line-height="100%" fo:text-indent="1cm" style:auto-text-indent="false"/>
    </style:style>
    <style:style style:name="P4"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Times New Roman"/>
    </style:style>
    <style:style style:name="P5" style:family="paragraph" style:parent-style-name="ANA_20_METIN">
      <style:paragraph-properties fo:margin-left="0cm" fo:margin-right="0.3cm" fo:line-height="100%" fo:text-indent="1cm" style:auto-text-indent="false"/>
      <style:text-properties fo:color="#000000" style:font-name="DejaVu Sans" fo:font-size="18pt" fo:language="en" fo:country="GB" fo:font-weight="bold" style:font-size-asian="18pt" style:font-weight-asian="bold" style:font-name-complex="Times New Roman" style:font-size-complex="18pt"/>
    </style:style>
    <style:style style:name="P6" style:family="paragraph" style:parent-style-name="ANA_20_METIN">
      <style:paragraph-properties fo:margin-left="0cm" fo:margin-right="0.3cm" fo:line-height="100%" fo:text-indent="1cm" style:auto-text-indent="false"/>
      <style:text-properties fo:color="#000000" style:font-name="DejaVu Sans" fo:font-size="18pt" fo:language="en" fo:country="GB" fo:font-weight="bold" style:font-size-asian="18pt" style:font-weight-asian="bold" style:font-name-complex="Times New Roman"/>
    </style:style>
    <style:style style:name="P7" style:family="paragraph" style:parent-style-name="ANA_20_METIN">
      <style:paragraph-properties fo:margin-left="0cm" fo:margin-right="0.3cm" fo:line-height="100%" fo:text-indent="1cm" style:auto-text-indent="false"/>
      <style:text-properties fo:color="#000000" style:font-name="DejaVu Sans" fo:language="en" fo:country="GB" style:font-name-complex="Times New Roman"/>
    </style:style>
    <style:style style:name="P8" style:family="paragraph" style:parent-style-name="ANA_20_METIN">
      <style:paragraph-properties fo:margin-left="0cm" fo:margin-right="0.3cm" fo:line-height="100%" fo:text-indent="1cm" style:auto-text-indent="false"/>
      <style:text-properties fo:color="#000000" style:font-name="DejaVu Sans" fo:language="en" fo:country="GB" fo:font-weight="bold" style:font-weight-asian="bold" style:font-name-complex="Times New Roman"/>
    </style:style>
    <style:style style:name="P9" style:family="paragraph" style:parent-style-name="ANA_20_METIN">
      <style:paragraph-properties fo:margin-left="0cm" fo:margin-right="0.3cm" fo:line-height="100%" fo:text-indent="1cm" style:auto-text-indent="false"/>
      <style:text-properties fo:color="#000000" style:font-name="DejaVu Sans" fo:font-size="11pt" fo:language="en" fo:country="GB" style:font-size-asian="11pt" style:font-name-complex="Times New Roman"/>
    </style:style>
    <style:style style:name="P10" style:family="paragraph" style:parent-style-name="ANA_20_METIN">
      <style:paragraph-properties fo:margin-left="0cm" fo:margin-right="0.3cm" fo:line-height="100%" fo:text-indent="1cm" style:auto-text-indent="false"/>
      <style:text-properties fo:color="#000000" style:font-name="DejaVu Sans" fo:font-size="11pt" style:font-size-asian="11pt" style:font-name-complex="Times New Roman"/>
    </style:style>
    <style:style style:name="P11" style:family="paragraph" style:parent-style-name="ANA_20_METIN">
      <style:paragraph-properties fo:margin-left="0cm" fo:margin-right="0.3cm" fo:line-height="100%" fo:text-indent="1cm" style:auto-text-indent="false"/>
      <style:text-properties fo:color="#000000" style:font-name="DejaVu Sans"/>
    </style:style>
    <style:style style:name="P12" style:family="paragraph" style:parent-style-name="ANA_20_METIN">
      <style:paragraph-properties fo:margin-left="0cm" fo:margin-right="0.3cm" fo:line-height="100%" fo:text-indent="1cm" style:auto-text-indent="false"/>
      <style:text-properties fo:color="#000000" style:font-name="DejaVu Sans" fo:font-size="16pt" fo:language="en" fo:country="GB" fo:font-weight="bold" style:font-size-asian="16pt" style:font-weight-asian="bold" style:font-name-complex="Times New Roman"/>
    </style:style>
    <style:style style:name="P13" style:family="paragraph" style:parent-style-name="ANA_20_METIN">
      <style:paragraph-properties fo:margin-left="0cm" fo:margin-right="0.3cm" fo:line-height="100%" fo:text-indent="1cm" style:auto-text-indent="false"/>
      <style:text-properties fo:color="#000000" style:font-name="DejaVu Sans" fo:font-size="16pt" fo:font-weight="bold" style:font-size-asian="16pt" style:font-weight-asian="bold" style:font-name-complex="Times New Roman"/>
    </style:style>
    <style:style style:name="P14" style:family="paragraph" style:parent-style-name="ANA_20_METIN">
      <style:paragraph-properties fo:margin-left="0cm" fo:margin-right="0.3cm" fo:line-height="100%" fo:text-indent="1cm" style:auto-text-indent="false"/>
      <style:text-properties fo:color="#000000" style:font-name="DejaVu Sans" style:font-name-complex="Times New Roman"/>
    </style:style>
    <style:style style:name="P15" style:family="paragraph" style:parent-style-name="ANA_20_METIN">
      <style:paragraph-properties fo:margin-left="0cm" fo:margin-right="0.3cm" fo:line-height="100%" fo:text-indent="1cm" style:auto-text-indent="false"/>
      <style:text-properties fo:color="#000000" style:font-name="DejaVu Sans" fo:font-size="14pt" style:font-size-asian="14pt" style:font-name-complex="Times New Roman"/>
    </style:style>
    <style:style style:name="P16" style:family="paragraph" style:parent-style-name="ANA_20_METIN">
      <style:paragraph-properties fo:margin-left="0cm" fo:margin-right="0.3cm" fo:line-height="100%" fo:text-indent="1cm" style:auto-text-indent="false"/>
      <style:text-properties fo:color="#000000" style:font-name="DejaVu Sans" fo:font-style="italic" style:font-style-asian="italic" style:font-name-complex="Times New Roman"/>
    </style:style>
    <style:style style:name="P17" style:family="paragraph" style:parent-style-name="ANA_20_METIN">
      <style:paragraph-properties fo:margin-left="0cm" fo:margin-right="0.3cm" fo:line-height="100%" fo:text-indent="1cm" style:auto-text-indent="false"/>
    </style:style>
    <style:style style:name="P18" style:family="paragraph" style:parent-style-name="ANA_20_METIN" style:master-page-name="Dönüştür_20_5">
      <style:paragraph-properties fo:margin-left="0cm" fo:margin-right="0.3cm" fo:line-height="100%" fo:text-align="center" style:justify-single-word="false" fo:text-indent="1cm" style:auto-text-indent="false" style:page-number="auto"/>
      <style:text-properties fo:color="#000000" style:font-name="DejaVu Sans"/>
    </style:style>
    <style:style style:name="P19" style:family="paragraph" style:parent-style-name="ANA_20_METIN" style:master-page-name="Dönüştür_20_8">
      <style:paragraph-properties fo:margin-left="0cm" fo:margin-right="0.3cm" fo:line-height="100%" fo:text-indent="1cm" style:auto-text-indent="false" style:page-number="auto"/>
      <style:text-properties fo:color="#000000" style:font-name="DejaVu Sans"/>
    </style:style>
    <style:style style:name="P20"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21"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text-properties fo:color="#000000" style:font-name="DejaVu Sans"/>
    </style:style>
    <style:style style:name="P22" style:family="paragraph" style:parent-style-name="ANA_20_ME_2054_9N" style:master-page-name="Dönüştür_20_1">
      <style:paragraph-properties fo:margin-left="0cm" fo:margin-right="0.3cm" fo:line-height="100%" fo:text-indent="1cm" style:auto-text-indent="false" style:page-number="auto"/>
    </style:style>
    <style:style style:name="P23"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style>
    <style:style style:name="P24"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style>
    <style:style style:name="P25"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ext-properties fo:color="#ffff00" style:font-name="Times New Roman" fo:font-size="11pt" fo:font-weight="bold" style:font-size-asian="11pt" style:font-weight-asian="bold" style:font-name-complex="Times New Roman"/>
    </style:style>
    <style:style style:name="P26"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text-properties fo:color="#000000" style:font-name="DejaVu Sans" fo:font-size="11pt" style:font-size-asian="11pt" style:font-name-complex="Times New Roman"/>
    </style:style>
    <style:style style:name="P27"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text-properties fo:color="#000000" style:font-name="DejaVu Sans" fo:font-size="11pt" fo:language="en" fo:country="GB" style:font-size-asian="11pt" style:font-name-complex="Times New Roman"/>
    </style:style>
    <style:style style:name="P28"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text-properties fo:color="#000000" style:font-name="DejaVu Sans" fo:font-size="11pt" fo:font-weight="normal" style:font-size-asian="11pt" style:font-weight-asian="normal" style:font-name-complex="Times New Roman"/>
    </style:style>
    <style:style style:name="P29"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style>
    <style:style style:name="P30"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ab-stops>
          <style:tab-stop style:position="10.689cm" style:type="char" style:char="," style:leader-style="dotted" style:leader-text="."/>
        </style:tab-stops>
      </style:paragraph-properties>
    </style:style>
    <style:style style:name="P31"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ab-stops>
          <style:tab-stop style:position="10.689cm" style:type="char" style:char=","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32"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ab-stops>
          <style:tab-stop style:position="10.689cm" style:type="char" style:char="," style:leader-style="dotted" style:leader-text="."/>
        </style:tab-stops>
      </style:paragraph-properties>
      <style:text-properties fo:color="#000000" style:font-name="DejaVu Sans" fo:font-size="11pt" style:font-size-asian="11pt" style:font-name-complex="Times New Roman"/>
    </style:style>
    <style:style style:name="P33"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language="en" fo:country="GB" style:text-underline-style="solid" style:text-underline-width="auto" style:text-underline-color="font-color" style:font-size-asian="11pt" style:font-name-complex="Times New Roman"/>
    </style:style>
    <style:style style:name="P34"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fo:language="en" fo:country="GB" style:text-underline-style="solid" style:text-underline-width="auto" style:text-underline-color="font-color" style:font-size-asian="14pt" style:font-name-complex="Times New Roman"/>
    </style:style>
    <style:style style:name="P35"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style:text-underline-style="solid" style:text-underline-width="auto" style:text-underline-color="font-color" style:font-size-asian="14pt" style:font-name-complex="Times New Roman"/>
    </style:style>
    <style:style style:name="P36" style:family="paragraph" style:parent-style-name="ARA_20_BASLIK_20_AL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language="en" fo:country="GB" style:font-size-asian="11pt" style:font-name-complex="Times New Roman"/>
    </style:style>
    <style:style style:name="P37" style:family="paragraph" style:parent-style-name="ARA_20_BASLIK_20_AL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style:text-underline-style="solid" style:text-underline-width="auto" style:text-underline-color="font-color" fo:font-weight="bold" style:font-size-asian="14pt" style:font-weight-asian="bold" style:font-name-complex="Times New Roman"/>
    </style:style>
    <style:style style:name="P38"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fo:language="en" fo:country="GB" style:font-size-asian="11pt" style:font-name-complex="Times New Roman"/>
    </style:style>
    <style:style style:name="P39"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Times New Roman"/>
    </style:style>
    <style:style style:name="P40"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style:text-underline-style="solid" style:text-underline-width="auto" style:text-underline-color="font-color" style:font-size-asian="11pt" style:font-name-complex="Times New Roman"/>
    </style:style>
    <style:style style:name="P41"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fo:font-weight="normal" style:font-size-asian="11pt" style:font-weight-asian="normal" style:font-name-complex="Times New Roman"/>
    </style:style>
    <style:style style:name="P42"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style:style>
    <style:style style:name="P43" style:family="paragraph" style:parent-style-name="AYET" style:master-page-name="Dönüştür_20_6">
      <style:paragraph-properties fo:margin-left="0cm" fo:margin-right="0.3cm" fo:margin-top="0cm" fo:margin-bottom="0cm" loext:contextual-spacing="false" fo:line-height="100%" fo:text-indent="1cm" style:auto-text-indent="false" style:page-number="auto"/>
      <style:text-properties fo:color="#000000" style:font-name="DejaVu Sans" fo:font-size="11pt" fo:language="en" fo:country="GB" style:font-size-asian="11pt" style:font-name-complex="Times New Roman"/>
    </style:style>
    <style:style style:name="P44" style:family="paragraph" style:parent-style-name="AYET" style:master-page-name="Dönüştür_20_7">
      <style:paragraph-properties fo:margin-left="0cm" fo:margin-right="0.3cm" fo:margin-top="0cm" fo:margin-bottom="0cm" loext:contextual-spacing="false" fo:line-height="100%" fo:text-indent="1cm" style:auto-text-indent="false" style:page-number="auto"/>
      <style:text-properties fo:color="#000000" style:font-name="DejaVu Sans" fo:font-size="11pt" fo:language="en" fo:country="GB" style:font-size-asian="11pt" style:font-name-complex="Times New Roman"/>
    </style:style>
    <style:style style:name="P45" style:family="paragraph" style:parent-style-name="AYET" style:master-page-name="Dönüştür_20_9">
      <style:paragraph-properties fo:margin-left="0cm" fo:margin-right="0.3cm" fo:margin-top="0cm" fo:margin-bottom="0cm" loext:contextual-spacing="false" fo:line-height="100%" fo:text-indent="1cm" style:auto-text-indent="false" style:page-number="auto"/>
      <style:text-properties fo:color="#000000" style:font-name="DejaVu Sans" fo:font-size="11pt" style:font-size-asian="11pt" style:font-name-complex="Times New Roman"/>
    </style:style>
    <style:style style:name="P46" style:family="paragraph" style:parent-style-name="B._20_Baslik">
      <style:paragraph-properties fo:margin-left="0cm" fo:margin-right="0.3cm" fo:margin-top="0cm" fo:margin-bottom="0cm" loext:contextual-spacing="false" fo:line-height="100%" fo:text-align="center" style:justify-single-word="false" fo:text-indent="1cm" style:auto-text-indent="false"/>
    </style:style>
    <style:style style:name="P47" style:family="paragraph" style:parent-style-name="B.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font-weight="bold" style:font-size-asian="11pt" style:font-weight-asian="bold" style:font-name-complex="Times New Roman"/>
    </style:style>
    <style:style style:name="P48" style:family="paragraph" style:parent-style-name="B.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style:font-size-asian="11pt" style:font-name-complex="Times New Roman"/>
    </style:style>
    <style:style style:name="P49" style:family="paragraph" style:parent-style-name="B._20_Baslik" style:master-page-name="Dönüştür_20_2">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font-weight="bold" style:font-size-asian="18pt" style:font-weight-asian="bold" style:font-name-complex="Times New Roman"/>
    </style:style>
    <style:style style:name="P50" style:family="paragraph" style:parent-style-name="MET_2039_N_20_YAZISI">
      <style:paragraph-properties fo:margin-left="0cm" fo:margin-right="0.3cm" fo:line-height="100%" fo:text-indent="1cm" style:auto-text-indent="false"/>
      <style:text-properties fo:color="#000000" style:font-name="DejaVu Sans" fo:font-size="11pt" fo:language="en" fo:country="GB" fo:font-weight="bold" style:font-size-asian="11pt" style:font-weight-asian="bold" style:font-name-complex="PalatinoTurk" style:font-size-complex="10pt"/>
    </style:style>
    <style:style style:name="P51" style:family="paragraph" style:parent-style-name="MET_2039_N_20_YAZISI">
      <style:paragraph-properties fo:margin-left="0cm" fo:margin-right="0.3cm" fo:line-height="100%" fo:text-indent="1cm" style:auto-text-indent="false"/>
      <style:text-properties fo:color="#000000" style:font-name="DejaVu Sans" fo:font-size="11pt" fo:language="en" fo:country="GB" style:font-size-asian="11pt" style:font-name-complex="PalatinoTurk" style:font-size-complex="10pt"/>
    </style:style>
    <style:style style:name="P52" style:family="paragraph" style:parent-style-name="MET_2039_N_20_YAZISI">
      <style:paragraph-properties fo:margin-left="0cm" fo:margin-right="0.3cm" fo:line-height="100%" fo:text-indent="1cm" style:auto-text-indent="false"/>
      <style:text-properties fo:color="#000000" style:font-name="DejaVu Sans"/>
    </style:style>
    <style:style style:name="P53" style:family="paragraph" style:parent-style-name="MET_2039_N_20_YAZISI" style:master-page-name="Dönüştür_20_10">
      <style:paragraph-properties fo:margin-left="0cm" fo:margin-right="0.3cm" fo:line-height="100%"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PalatinoTurk" style:font-size-complex="10pt"/>
    </style:style>
    <style:style style:name="P54" style:family="paragraph" style:parent-style-name="RESIM_20_ALTI_2a_">
      <style:paragraph-properties fo:margin-left="0cm" fo:margin-right="0.3cm" fo:text-align="justify" style:justify-single-word="false" fo:text-indent="0cm" style:auto-text-indent="false"/>
    </style:style>
    <style:style style:name="P55" style:family="paragraph" style:parent-style-name="RESIM_20_ALTI_2a_">
      <style:paragraph-properties fo:margin-left="0cm" fo:margin-right="0.3cm" fo:text-indent="0cm" style:auto-text-indent="false"/>
      <style:text-properties fo:color="#000000" style:font-name="DejaVu Sans"/>
    </style:style>
    <style:style style:name="P56"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GB" style:font-size-asian="11pt" style:font-name-complex="Times New Roman"/>
    </style:style>
    <style:style style:name="P57"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GB" fo:font-weight="normal" style:font-size-asian="11pt" style:font-weight-asian="normal" style:font-name-complex="Times New Roman"/>
    </style:style>
    <style:style style:name="P58" style:family="paragraph" style:parent-style-name="RESIM_20_ALTI_2a_">
      <style:paragraph-properties fo:margin-left="0cm" fo:margin-right="0.3cm" fo:text-indent="0cm" style:auto-text-indent="false"/>
      <style:text-properties fo:color="#000000" style:font-name="DejaVu Sans" fo:font-size="11pt" style:font-size-asian="11pt" style:font-name-complex="Times New Roman"/>
    </style:style>
    <style:style style:name="P59"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style:font-size-asian="11pt" style:font-name-complex="Times New Roman"/>
    </style:style>
    <style:style style:name="P60"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US" fo:font-weight="normal" style:font-size-asian="11pt" style:font-weight-asian="normal" style:font-name-complex="Times New Roman"/>
    </style:style>
    <style:style style:name="P61"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US" style:font-size-asian="11pt" style:font-name-complex="Times New Roman"/>
    </style:style>
    <style:style style:name="P62"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US" fo:font-style="italic" style:font-size-asian="11pt" style:font-style-asian="italic" style:font-name-complex="Times New Roman"/>
    </style:style>
    <style:style style:name="P63" style:family="paragraph" style:parent-style-name="Standard">
      <style:paragraph-properties fo:margin-left="0cm" fo:margin-right="0.3cm" fo:text-indent="1cm" style:auto-text-indent="false"/>
    </style:style>
    <style:style style:name="P64" style:family="paragraph" style:parent-style-name="Standard">
      <style:paragraph-properties fo:margin-left="0cm" fo:margin-right="0.3cm" fo:text-align="center" style:justify-single-word="false" fo:text-indent="1cm" style:auto-text-indent="false"/>
    </style:style>
    <style:style style:name="P65" style:family="paragraph" style:parent-style-name="Standard">
      <style:paragraph-properties fo:margin-left="0cm" fo:margin-right="0.3cm" fo:text-indent="1cm" style:auto-text-indent="false"/>
      <style:text-properties fo:color="#000000" style:font-name="DejaVu Sans"/>
    </style:style>
    <style:style style:name="P66" style:family="paragraph" style:parent-style-name="Standard">
      <style:paragraph-properties fo:margin-left="0cm" fo:margin-right="0.3cm" fo:text-indent="1cm" style:auto-text-indent="false"/>
      <style:text-properties fo:color="#000000" style:font-name="DejaVu Sans" fo:font-size="11pt" fo:language="tr" fo:country="TR" style:font-size-asian="11pt" style:font-name-complex="Times New Roman"/>
    </style:style>
    <style:style style:name="P67" style:family="paragraph" style:parent-style-name="Standard">
      <style:paragraph-properties fo:margin-left="0cm" fo:margin-right="0.3cm" fo:text-indent="1cm" style:auto-text-indent="false"/>
      <style:text-properties fo:color="#000000" style:font-name="DejaVu Sans" fo:font-size="11pt" fo:language="en" fo:country="GB" fo:font-weight="bold" style:font-size-asian="11pt" style:font-weight-asian="bold" style:font-name-complex="Times New Roman"/>
    </style:style>
    <style:style style:name="P68" style:family="paragraph" style:parent-style-name="Standard">
      <style:paragraph-properties fo:margin-left="0cm" fo:margin-right="0.3cm" fo:text-indent="1cm" style:auto-text-indent="false"/>
      <style:text-properties fo:color="#000000" style:font-name="DejaVu Sans" fo:font-size="11pt" fo:language="en" fo:country="GB" fo:font-weight="bold" style:font-size-asian="11pt" style:font-weight-asian="bold" style:font-name-complex="Times New Roman" style:font-weight-complex="bold"/>
    </style:style>
    <style:style style:name="P69" style:family="paragraph" style:parent-style-name="Standard">
      <style:paragraph-properties fo:margin-left="0cm" fo:margin-right="0.3cm" fo:text-align="center" style:justify-single-word="false" fo:text-indent="1cm" style:auto-text-indent="false"/>
      <style:text-properties fo:color="#000000" style:font-name="DejaVu Sans" fo:font-size="11pt" fo:language="en" fo:country="GB" fo:font-weight="bold" style:font-size-asian="11pt" style:font-weight-asian="bold" style:font-name-complex="Times New Roman"/>
    </style:style>
    <style:style style:name="P70" style:family="paragraph" style:parent-style-name="Standard">
      <style:paragraph-properties fo:margin-left="0cm" fo:margin-right="0.3cm" fo:text-indent="1cm" style:auto-text-indent="false"/>
      <style:text-properties fo:color="#000000" style:font-name="DejaVu Sans" fo:font-size="11pt" fo:language="en" fo:country="GB" style:font-size-asian="11pt" style:font-name-complex="Times New Roman"/>
    </style:style>
    <style:style style:name="P71" style:family="paragraph" style:parent-style-name="Standard">
      <style:paragraph-properties fo:margin-left="0cm" fo:margin-right="0.3cm" fo:text-indent="1cm" style:auto-text-indent="false"/>
      <style:text-properties fo:color="#000000" style:font-name="DejaVu Sans" fo:font-size="11pt" fo:language="en" fo:country="GB" style:font-size-asian="11pt" style:font-name-complex="Times New Roman" style:font-size-complex="9.5pt"/>
    </style:style>
    <style:style style:name="P72" style:family="paragraph" style:parent-style-name="Standard">
      <style:paragraph-properties fo:margin-left="0cm" fo:margin-right="0.3cm" fo:text-align="center" style:justify-single-word="false" fo:text-indent="1cm" style:auto-text-indent="false"/>
      <style:text-properties fo:color="#000000" style:font-name="DejaVu Sans" fo:font-size="11pt" fo:language="en" fo:country="GB" style:font-size-asian="11pt" style:font-name-complex="Times New Roman"/>
    </style:style>
    <style:style style:name="P73" style:family="paragraph" style:parent-style-name="Standard">
      <style:paragraph-properties fo:margin-left="0cm" fo:margin-right="0.3cm" fo:text-indent="1cm" style:auto-text-indent="false"/>
      <style:text-properties fo:color="#000000" style:font-name="DejaVu Sans" fo:font-size="11pt" fo:language="en" fo:country="GB" fo:font-style="italic" style:font-size-asian="11pt" style:font-style-asian="italic" style:font-name-complex="Times New Roman" style:font-style-complex="italic"/>
    </style:style>
    <style:style style:name="P74" style:family="paragraph" style:parent-style-name="Standard">
      <style:paragraph-properties fo:margin-left="0cm" fo:margin-right="0.3cm" fo:text-indent="1cm" style:auto-text-indent="false"/>
      <style:text-properties fo:color="#000000" style:font-name="DejaVu Sans" fo:font-size="11pt" style:font-size-asian="11pt" style:font-name-complex="Times New Roman"/>
    </style:style>
    <style:style style:name="P75" style:family="paragraph" style:parent-style-name="Standard">
      <style:paragraph-properties fo:margin-left="0cm" fo:margin-right="0.3cm" fo:text-indent="1cm" style:auto-text-indent="false"/>
      <style:text-properties fo:color="#000000" style:font-name="DejaVu Sans" fo:font-size="11pt" fo:letter-spacing="-0.026cm" fo:language="en" fo:country="GB" style:font-size-asian="11pt" style:font-name-complex="Times New Roman"/>
    </style:style>
    <style:style style:name="P76" style:family="paragraph" style:parent-style-name="Standard">
      <style:paragraph-properties fo:margin-left="0cm" fo:margin-right="0.3cm" fo:text-indent="1cm" style:auto-text-indent="false"/>
      <style:text-properties fo:color="#000000" style:font-name="DejaVu Sans" fo:font-size="11pt" fo:letter-spacing="-0.018cm" fo:language="en" fo:country="GB" fo:font-weight="bold" style:font-size-asian="11pt" style:font-weight-asian="bold" style:font-name-complex="Times New Roman" style:font-weight-complex="bold"/>
    </style:style>
    <style:style style:name="P77" style:family="paragraph" style:parent-style-name="Standard">
      <style:paragraph-properties fo:margin-left="0cm" fo:margin-right="0.3cm" fo:text-indent="1cm" style:auto-text-indent="false"/>
      <style:text-properties fo:color="#000000" style:font-name="DejaVu Sans" fo:font-size="11pt" fo:font-weight="bold" style:font-size-asian="11pt" style:font-weight-asian="bold" style:font-name-complex="Times New Roman"/>
    </style:style>
    <style:style style:name="P78" style:family="paragraph" style:parent-style-name="Standard">
      <style:paragraph-properties fo:margin-left="0cm" fo:margin-right="0.3cm" fo:text-align="center" style:justify-single-word="false" fo:text-indent="1cm" style:auto-text-indent="false"/>
      <style:text-properties fo:color="#000000" style:font-name="DejaVu Sans" fo:font-size="11pt" fo:font-weight="bold" style:font-size-asian="11pt" style:font-weight-asian="bold" style:font-name-complex="Times New Roman"/>
    </style:style>
    <style:style style:name="P79" style:family="paragraph" style:parent-style-name="Standard">
      <style:paragraph-properties fo:margin-left="0cm" fo:margin-right="0.3cm" fo:text-indent="1cm" style:auto-text-indent="false"/>
      <style:text-properties fo:color="#000000" style:font-name="DejaVu Sans" fo:font-size="14pt" fo:letter-spacing="0.062cm" fo:language="en" fo:country="GB" fo:font-weight="bold" style:font-size-asian="14pt" style:font-weight-asian="bold" style:font-name-complex="Cascade" style:font-size-complex="13pt" style:font-weight-complex="bold"/>
    </style:style>
    <style:style style:name="P80"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style>
    <style:style style:name="P81" style:family="paragraph" style:parent-style-name="Standard">
      <style:paragraph-properties fo:margin-left="0cm" fo:margin-right="0.3cm" fo:text-indent="1cm" style:auto-text-indent="false"/>
      <style:text-properties fo:color="#000000" style:text-position="super 58%" style:font-name="DejaVu Sans" fo:font-size="11pt" fo:language="en" fo:country="GB" style:font-size-asian="11pt" style:font-name-complex="Times New Roman" style:font-size-complex="8pt"/>
    </style:style>
    <style:style style:name="P82" style:family="paragraph" style:parent-style-name="Standard" style:master-page-name="Standard">
      <style:paragraph-properties fo:margin-left="0cm" fo:margin-right="0.3cm" fo:text-indent="1cm" style:auto-text-indent="false" style:page-number="auto"/>
      <style:text-properties fo:language="tr" fo:country="TR"/>
    </style:style>
    <style:style style:name="P83" style:family="paragraph" style:parent-style-name="Standard" style:master-page-name="Dönüştür_20_3">
      <style:paragraph-properties fo:margin-left="0cm" fo:margin-right="0.3cm" fo:text-align="center" style:justify-single-word="false" fo:text-indent="1cm" style:auto-text-indent="false" style:page-number="auto"/>
    </style:style>
    <style:style style:name="P84" style:family="paragraph" style:parent-style-name="Standard" style:master-page-name="Dönüştür_20_4">
      <style:paragraph-properties fo:margin-left="0cm" fo:margin-right="0.3cm" fo:text-indent="1cm" style:auto-text-indent="false" style:page-number="auto"/>
    </style:style>
    <style:style style:name="P85" style:family="paragraph" style:parent-style-name="Standard" style:master-page-name="Dönüştür_20_15">
      <style:paragraph-properties fo:margin-left="0cm" fo:margin-right="0.3cm" fo:text-align="center" style:justify-single-word="false" fo:text-indent="1cm" style:auto-text-indent="false" style:page-number="auto"/>
    </style:style>
    <style:style style:name="P86" style:family="paragraph" style:parent-style-name="Standard" style:master-page-name="Dönüştür_20_11">
      <style:paragraph-properties fo:margin-left="0cm" fo:margin-right="0.3cm" fo:text-indent="1cm" style:auto-text-indent="false" style:page-number="auto"/>
      <style:text-properties fo:color="#000000" style:font-name="DejaVu Sans" fo:font-size="14pt" fo:letter-spacing="0.062cm" fo:language="en" fo:country="GB" fo:font-weight="bold" style:font-size-asian="14pt" style:font-weight-asian="bold" style:font-name-complex="Cascade" style:font-size-complex="13pt" style:font-weight-complex="bold"/>
    </style:style>
    <style:style style:name="P87" style:family="paragraph" style:parent-style-name="Standard" style:master-page-name="Dönüştür_20_13">
      <style:paragraph-properties fo:margin-left="0cm" fo:margin-right="0.3cm" fo:text-indent="1cm" style:auto-text-indent="false" style:page-number="auto"/>
      <style:text-properties fo:color="#000000" style:font-name="DejaVu Sans" fo:font-size="11pt" style:font-size-asian="11pt" style:font-name-complex="Times New Roman"/>
    </style:style>
    <style:style style:name="P88" style:family="paragraph" style:parent-style-name="Standard" style:master-page-name="Dönüştür_20_16">
      <style:paragraph-properties fo:margin-left="0cm" fo:margin-right="0.3cm" fo:text-indent="1cm" style:auto-text-indent="false" style:page-number="auto"/>
      <style:text-properties fo:color="#000000" style:font-name="DejaVu Sans" fo:font-size="18pt" fo:font-weight="bold" style:font-size-asian="18pt" style:font-weight-asian="bold" style:font-name-complex="Times New Roman"/>
    </style:style>
    <style:style style:name="P89" style:family="paragraph" style:parent-style-name="Standard">
      <style:paragraph-properties fo:margin-left="0cm" fo:margin-right="0.3cm" fo:text-indent="0cm" style:auto-text-indent="false"/>
    </style:style>
    <style:style style:name="P90" style:family="paragraph" style:parent-style-name="Standard">
      <style:paragraph-properties fo:margin-left="0cm" fo:margin-right="0.3cm" fo:text-indent="0cm" style:auto-text-indent="false"/>
      <style:text-properties fo:color="#ffff00" style:font-name="Times New Roman" fo:font-size="11pt" style:font-size-asian="11pt" style:font-name-complex="Times New Roman"/>
    </style:style>
    <style:style style:name="P91" style:family="paragraph" style:parent-style-name="Standard">
      <style:paragraph-properties fo:margin-left="0cm" fo:margin-right="0.3cm" fo:text-indent="0cm" style:auto-text-indent="false"/>
      <style:text-properties fo:color="#000000" style:font-name="DejaVu Sans" fo:font-size="18pt" fo:font-weight="bold" style:font-size-asian="18pt" style:font-weight-asian="bold" style:font-name-complex="Times New Roman"/>
    </style:style>
    <style:style style:name="P92" style:family="paragraph" style:parent-style-name="Standard">
      <style:paragraph-properties fo:margin-left="0cm" fo:margin-right="0.3cm" fo:text-indent="0cm" style:auto-text-indent="false"/>
      <style:text-properties fo:color="#000000" style:font-name="DejaVu Sans" fo:font-size="11pt" style:font-size-asian="11pt" style:font-name-complex="Times New Roman"/>
    </style:style>
    <style:style style:name="P93" style:family="paragraph" style:parent-style-name="Standard">
      <style:paragraph-properties fo:margin-left="0cm" fo:margin-right="0.3cm" fo:text-indent="0cm" style:auto-text-indent="false"/>
      <style:text-properties fo:color="#000000" style:font-name="DejaVu Sans" fo:font-size="11pt" fo:font-weight="bold" style:font-size-asian="11pt" style:font-weight-asian="bold" style:font-name-complex="Times New Roman"/>
    </style:style>
    <style:style style:name="P94" style:family="paragraph" style:parent-style-name="Standard">
      <style:paragraph-properties fo:margin-left="0cm" fo:margin-right="0.3cm" fo:text-indent="0cm" style:auto-text-indent="false"/>
      <style:text-properties fo:color="#000000" style:font-name="DejaVu Sans" fo:font-size="11pt" fo:language="en" fo:country="GB" style:font-size-asian="11pt" style:font-name-complex="Times New Roman"/>
    </style:style>
    <style:style style:name="P95" style:family="paragraph" style:parent-style-name="Standard">
      <style:paragraph-properties fo:margin-left="0cm" fo:margin-right="0.3cm" fo:text-indent="0cm" style:auto-text-indent="false">
        <style:tab-stops>
          <style:tab-stop style:position="10.689cm" style:type="char" style:char="," style:leader-style="dotted" style:leader-text="."/>
        </style:tab-stops>
      </style:paragraph-properties>
      <style:text-properties fo:color="#000000" style:font-name="DejaVu Sans" fo:font-size="11pt" fo:language="en" fo:country="GB" style:font-size-asian="11pt" style:font-name-complex="Times New Roman"/>
    </style:style>
    <style:style style:name="P96" style:family="paragraph" style:parent-style-name="Standard">
      <style:paragraph-properties fo:margin-left="0cm" fo:margin-right="0.3cm" fo:text-indent="0cm" style:auto-text-indent="false"/>
      <style:text-properties fo:color="#000000" style:font-name="DejaVu Sans" fo:font-size="11pt" fo:language="en" fo:country="GB" fo:font-weight="bold" style:font-size-asian="11pt" style:font-weight-asian="bold" style:font-name-complex="Times New Roman"/>
    </style:style>
    <style:style style:name="P97" style:family="paragraph" style:parent-style-name="Standard">
      <style:paragraph-properties fo:margin-left="0cm" fo:margin-right="0.3cm" fo:text-indent="0cm" style:auto-text-indent="false">
        <style:tab-stops>
          <style:tab-stop style:position="10.689cm" style:type="char" style:char="," style:leader-style="dotted" style:leader-text="."/>
        </style:tab-stops>
      </style:paragraph-properties>
      <style:text-properties fo:color="#000000" style:font-name="DejaVu Sans" fo:font-size="11pt" fo:language="en" fo:country="US" style:font-size-asian="11pt" style:font-name-complex="Times New Roman"/>
    </style:style>
    <style:style style:name="P98" style:family="paragraph" style:parent-style-name="Standard" style:master-page-name="Dönüştür_20_12">
      <style:paragraph-properties fo:margin-left="0cm" fo:margin-right="0.3cm" fo:text-indent="0cm" style:auto-text-indent="false" style:page-number="auto"/>
      <style:text-properties fo:color="#000000" style:font-name="DejaVu Sans" fo:font-size="18pt" fo:font-weight="bold" style:font-size-asian="18pt" style:font-weight-asian="bold" style:font-name-complex="Times New Roman"/>
    </style:style>
    <style:style style:name="P99" style:family="paragraph" style:parent-style-name="Standard" style:master-page-name="Dönüştür_20_14">
      <style:paragraph-properties fo:margin-left="0cm" fo:margin-right="0.3cm" fo:text-indent="0cm" style:auto-text-indent="false" style:page-number="auto"/>
      <style:text-properties fo:color="#000000" style:font-name="DejaVu Sans" fo:font-size="18pt" fo:font-weight="bold" style:font-size-asian="18pt" style:font-weight-asian="bold" style:font-name-complex="Times New Roman"/>
    </style:style>
    <style:style style:name="P100" style:family="paragraph" style:parent-style-name="Standard">
      <style:paragraph-properties fo:margin-left="0cm" fo:margin-right="0cm" fo:text-indent="0cm" style:auto-text-indent="false"/>
      <style:text-properties fo:color="#000000" style:font-name="DejaVu Sans" fo:font-size="11pt" fo:language="en" fo:country="GB" fo:font-weight="bold" style:font-size-asian="11pt" style:font-weight-asian="bold" style:font-name-complex="Times New Roman"/>
    </style:style>
    <style:style style:name="P101" style:family="paragraph" style:parent-style-name="kutu_20_metin">
      <style:paragraph-properties fo:margin-left="0cm" fo:margin-right="0.3cm" fo:line-height="100%" fo:text-indent="0cm" style:auto-text-indent="false"/>
    </style:style>
    <style:style style:name="T1" style:family="text">
      <style:text-properties fo:font-weight="bold" style:font-weight-asian="bold"/>
    </style:style>
    <style:style style:name="T2" style:family="text">
      <style:text-properties fo:font-weight="bold" style:font-weight-asian="bold" style:font-size-complex="18pt"/>
    </style:style>
    <style:style style:name="T3" style:family="text">
      <style:text-properties fo:font-weight="bold" style:font-weight-asian="bold" style:font-weight-complex="bold"/>
    </style:style>
    <style:style style:name="T4" style:family="text">
      <style:text-properties fo:font-weight="bold" style:font-weight-asian="bold" style:font-name-complex="Times New Roman"/>
    </style:style>
    <style:style style:name="T5" style:family="text">
      <style:text-properties fo:font-size="11pt" fo:font-weight="bold" style:font-size-asian="11pt" style:font-weight-asian="bold" style:font-name-complex="Times New Roman"/>
    </style:style>
    <style:style style:name="T6" style:family="text">
      <style:text-properties fo:font-size="11pt" style:font-size-asian="11pt"/>
    </style:style>
    <style:style style:name="T7" style:family="text">
      <style:text-properties fo:font-size="11pt" style:font-size-asian="11pt" style:font-name-complex="Times New Roman"/>
    </style:style>
    <style:style style:name="T8" style:family="text">
      <style:text-properties fo:font-size="11pt" fo:language="tr" fo:country="TR" style:font-size-asian="11pt" style:font-name-complex="Times New Roman" style:font-size-complex="11pt"/>
    </style:style>
    <style:style style:name="T9" style:family="text">
      <style:text-properties fo:font-size="11pt" fo:language="en" fo:country="GB" style:font-size-asian="11pt" style:font-name-complex="PalatinoTurk" style:font-size-complex="9.5pt"/>
    </style:style>
    <style:style style:name="T10" style:family="text">
      <style:text-properties fo:font-size="11pt" fo:language="en" fo:country="GB" style:font-size-asian="11pt" style:font-name-complex="PalatinoTurk" style:font-size-complex="10pt"/>
    </style:style>
    <style:style style:name="T11" style:family="text">
      <style:text-properties fo:font-size="11pt" fo:language="en" fo:country="GB" style:font-size-asian="11pt" style:font-name-complex="Times New Roman"/>
    </style:style>
    <style:style style:name="T12" style:family="text">
      <style:text-properties fo:font-size="11pt" fo:language="en" fo:country="GB" fo:font-weight="bold" style:font-size-asian="11pt" style:font-weight-asian="bold" style:font-name-complex="PalatinoTurk" style:font-size-complex="10pt" style:font-weight-complex="bold"/>
    </style:style>
    <style:style style:name="T13" style:family="text">
      <style:text-properties fo:font-size="11pt" fo:language="en" fo:country="GB" fo:font-weight="bold" style:font-size-asian="11pt" style:font-weight-asian="bold" style:font-name-complex="PalatinoTurk" style:font-size-complex="9.5pt" style:font-weight-complex="bold"/>
    </style:style>
    <style:style style:name="T14" style:family="text">
      <style:text-properties fo:font-size="11pt" fo:language="en" fo:country="GB" fo:font-weight="bold" style:font-size-asian="11pt" style:font-weight-asian="bold" style:font-name-complex="Times New Roman" style:font-weight-complex="bold"/>
    </style:style>
    <style:style style:name="T15" style:family="text">
      <style:text-properties fo:font-size="11pt" fo:language="en" fo:country="GB" fo:font-style="italic" style:font-size-asian="11pt" style:font-style-asian="italic" style:font-name-complex="Times New Roman" style:font-style-complex="italic"/>
    </style:style>
    <style:style style:name="T16" style:family="text">
      <style:text-properties fo:font-size="11pt" fo:font-style="italic" style:font-size-asian="11pt" style:font-style-asian="italic" style:font-name-complex="Times New Roman"/>
    </style:style>
    <style:style style:name="T17" style:family="text">
      <style:text-properties fo:font-size="11pt" fo:letter-spacing="-0.018cm" fo:language="en" fo:country="GB" style:font-size-asian="11pt" style:font-name-complex="PalatinoTurk" style:font-size-complex="9.5pt"/>
    </style:style>
    <style:style style:name="T18" style:family="text">
      <style:text-properties fo:font-size="11pt" fo:letter-spacing="-0.018cm" fo:language="en" fo:country="GB" style:font-size-asian="11pt" style:font-name-complex="Times New Roman"/>
    </style:style>
    <style:style style:name="T19" style:family="text">
      <style:text-properties fo:font-size="11pt" fo:letter-spacing="-0.018cm" fo:language="en" fo:country="GB" fo:font-weight="bold" style:font-size-asian="11pt" style:font-weight-asian="bold" style:font-name-complex="PalatinoTurk" style:font-size-complex="9.5pt" style:font-weight-complex="bold"/>
    </style:style>
    <style:style style:name="T20" style:family="text">
      <style:text-properties fo:font-size="11pt" fo:letter-spacing="-0.018cm" fo:language="en" fo:country="GB" fo:font-weight="bold" style:font-size-asian="11pt" style:font-weight-asian="bold" style:font-name-complex="Times New Roman" style:font-weight-complex="bold"/>
    </style:style>
    <style:style style:name="T21" style:family="text">
      <style:text-properties fo:font-size="11pt" fo:letter-spacing="-0.009cm" fo:language="en" fo:country="GB" style:font-size-asian="11pt" style:font-name-complex="PalatinoTurk" style:font-size-complex="9.5pt"/>
    </style:style>
    <style:style style:name="T22" style:family="text">
      <style:text-properties fo:font-size="11pt" fo:letter-spacing="-0.009cm" fo:language="en" fo:country="GB" fo:font-weight="bold" style:font-size-asian="11pt" style:font-weight-asian="bold" style:font-name-complex="PalatinoTurk" style:font-size-complex="9.5pt" style:font-weight-complex="bold"/>
    </style:style>
    <style:style style:name="T23" style:family="text">
      <style:text-properties style:font-name="Times New Roman"/>
    </style:style>
    <style:style style:name="T24" style:family="text">
      <style:text-properties style:font-name="Times New Roman" fo:font-size="18pt" fo:language="tr" fo:country="TR" fo:font-weight="bold" style:font-size-asian="18pt" style:font-weight-asian="bold" style:font-name-complex="Times New Roman" style:font-size-complex="18pt"/>
    </style:style>
    <style:style style:name="T25" style:family="text">
      <style:text-properties style:font-name-complex="Times New Roman"/>
    </style:style>
    <style:style style:name="T26" style:family="text">
      <style:text-properties fo:color="#ffff00"/>
    </style:style>
    <style:style style:name="T27" style:family="text">
      <style:text-properties fo:color="#ffff00" style:font-name="Times New Roman" fo:font-size="11pt" fo:font-weight="bold" style:font-size-asian="11pt" style:font-weight-asian="bold" style:font-name-complex="Times New Roman"/>
    </style:style>
    <style:style style:name="T28" style:family="text">
      <style:text-properties fo:color="#ffff00" style:font-name="Times New Roman" fo:font-size="11pt" fo:font-weight="bold" style:font-size-asian="11pt" style:font-weight-asian="bold" style:font-name-complex="Times New Roman" style:font-size-complex="18pt"/>
    </style:style>
    <style:style style:name="T29" style:family="text">
      <style:text-properties fo:color="#ffff00" style:font-name="Times New Roman" fo:font-size="11pt" fo:language="tr" fo:country="TR" fo:font-weight="bold" style:font-size-asian="11pt" style:font-weight-asian="bold" style:font-name-complex="Times New Roman" style:font-size-complex="36pt"/>
    </style:style>
    <style:style style:name="T30" style:family="text">
      <style:text-properties fo:color="#ffff00" style:font-name="Times New Roman" fo:font-size="11pt" fo:language="tr" fo:country="TR" style:font-size-asian="11pt" style:font-name-complex="Times New Roman"/>
    </style:style>
    <style:style style:name="T31" style:family="text">
      <style:text-properties fo:color="#ffff00" style:font-name="Times New Roman" fo:font-size="11pt" style:font-size-asian="11pt" style:font-name-complex="Times New Roman"/>
    </style:style>
    <style:style style:name="T32" style:family="text">
      <style:text-properties fo:color="#ffff00" style:font-name="Times New Roman" fo:font-size="11pt" fo:language="en" fo:country="GB" style:font-size-asian="11pt" style:font-name-complex="Times New Roman"/>
    </style:style>
    <style:style style:name="T33" style:family="text">
      <style:text-properties fo:color="#ffff00" style:font-name="Times New Roman" fo:font-size="11pt" fo:language="en" fo:country="GB" style:text-underline-style="solid" style:text-underline-width="auto" style:text-underline-color="font-color" style:font-size-asian="11pt" style:font-name-complex="Times New Roman"/>
    </style:style>
    <style:style style:name="T34" style:family="text">
      <style:text-properties fo:color="#ffff00" style:font-name="Times New Roman" fo:font-size="11pt" fo:language="en" fo:country="GB" fo:font-weight="bold" style:font-size-asian="11pt" style:font-weight-asian="bold" style:font-name-complex="Times New Roman"/>
    </style:style>
    <style:style style:name="T35" style:family="text">
      <style:text-properties fo:color="#ffff00" style:font-name="Times New Roman" fo:font-size="11pt" fo:language="en" fo:country="GB" fo:font-weight="bold" style:font-size-asian="11pt" style:font-weight-asian="bold" style:font-name-complex="Times New Roman" style:font-weight-complex="bold"/>
    </style:style>
    <style:style style:name="T36" style:family="text">
      <style:text-properties fo:color="#ffff00" style:font-name="Times New Roman" fo:font-size="11pt" fo:language="en" fo:country="GB" fo:font-style="italic" style:font-size-asian="11pt" style:font-style-asian="italic" style:font-name-complex="Times New Roman"/>
    </style:style>
    <style:style style:name="T37" style:family="text">
      <style:text-properties fo:color="#ffff00" style:font-name="Times New Roman" fo:font-size="11pt" fo:language="en" fo:country="GB" fo:font-style="italic" style:font-size-asian="11pt" style:font-style-asian="italic" style:font-name-complex="Times New Roman" style:font-style-complex="italic"/>
    </style:style>
    <style:style style:name="T38" style:family="text">
      <style:text-properties fo:color="#ffff00" style:font-name="Times New Roman" fo:font-size="11pt" style:text-underline-style="solid" style:text-underline-width="auto" style:text-underline-color="font-color" style:font-size-asian="11pt" style:font-name-complex="Times New Roman"/>
    </style:style>
    <style:style style:name="T39" style:family="text">
      <style:text-properties fo:color="#ffff00" style:font-name="Times New Roman" fo:font-size="11pt" fo:font-style="italic" style:font-size-asian="11pt" style:font-style-asian="italic" style:font-name-complex="Times New Roman"/>
    </style:style>
    <style:style style:name="T40" style:family="text">
      <style:text-properties fo:color="#ffff00" style:font-name="Times New Roman" fo:font-size="11pt" fo:letter-spacing="-0.018cm" fo:language="en" fo:country="GB" style:font-size-asian="11pt" style:font-name-complex="Times New Roman"/>
    </style:style>
    <style:style style:name="T41" style:family="text">
      <style:text-properties fo:color="#ffff00" style:font-name="Times New Roman" fo:font-size="11pt" fo:letter-spacing="-0.018cm" fo:language="en" fo:country="GB" fo:font-weight="bold" style:font-size-asian="11pt" style:font-weight-asian="bold" style:font-name-complex="Times New Roman" style:font-weight-complex="bold"/>
    </style:style>
    <style:style style:name="T42" style:family="text">
      <style:text-properties fo:color="#ffff00" style:font-name="Times New Roman" fo:font-size="11pt" fo:language="en" fo:country="US" style:font-size-asian="11pt" style:font-name-complex="Times New Roman"/>
    </style:style>
    <style:style style:name="T43" style:family="text">
      <style:text-properties fo:color="#ffff00" style:font-name="Times New Roman" style:font-name-complex="Times New Roman"/>
    </style:style>
    <style:style style:name="T44" style:family="text">
      <style:text-properties fo:color="#ffff00" style:font-name="Times New Roman" fo:language="en" fo:country="GB" style:font-name-complex="Times New Roman"/>
    </style:style>
    <style:style style:name="T45" style:family="text">
      <style:text-properties fo:color="#ffff00" style:font-name="Times New Roman" fo:language="en" fo:country="GB" fo:font-weight="bold" style:font-weight-asian="bold" style:font-name-complex="Times New Roman"/>
    </style:style>
    <style:style style:name="T46" style:family="text">
      <style:text-properties fo:color="#ffff00" style:font-name="Times New Roman" fo:language="en" fo:country="GB" fo:font-style="italic" style:font-style-asian="italic" style:font-name-complex="Times New Roman"/>
    </style:style>
    <style:style style:name="T47" style:family="text">
      <style:text-properties fo:color="#ffff00" style:font-name="Times New Roman" fo:font-weight="bold" style:font-weight-asian="bold" style:font-name-complex="Times New Roman"/>
    </style:style>
    <style:style style:name="T48" style:family="text">
      <style:text-properties fo:color="#ffff00" style:font-name="Times New Roman" fo:font-size="18pt" fo:font-weight="bold" style:font-size-asian="18pt" style:font-weight-asian="bold" style:font-name-complex="Times New Roman"/>
    </style:style>
    <style:style style:name="T49" style:family="text">
      <style:text-properties fo:color="#ffff00" style:font-name="Times New Roman" fo:font-size="18pt" fo:language="en" fo:country="GB" fo:font-weight="bold" style:font-size-asian="18pt" style:font-weight-asian="bold" style:font-name-complex="Times New Roman"/>
    </style:style>
    <style:style style:name="T50" style:family="text">
      <style:text-properties fo:color="#ffff00" style:font-name="Times New Roman" fo:font-size="16pt" fo:font-weight="bold" style:font-size-asian="16pt" style:font-weight-asian="bold" style:font-name-complex="Times New Roman"/>
    </style:style>
    <style:style style:name="T51" style:family="text">
      <style:text-properties fo:color="#ffff00" style:font-name="Times New Roman" fo:font-size="16pt" fo:language="en" fo:country="GB" fo:font-weight="bold" style:font-size-asian="16pt" style:font-weight-asian="bold" style:font-name-complex="Times New Roman"/>
    </style:style>
    <style:style style:name="T52" style:family="text">
      <style:text-properties fo:color="#ffff00" style:font-name="Times New Roman" fo:font-size="14pt" fo:language="en" fo:country="GB" style:font-size-asian="14pt" style:font-name-complex="Times New Roman"/>
    </style:style>
    <style:style style:name="T53" style:family="text">
      <style:text-properties fo:color="#ffff00" style:font-name="Times New Roman" fo:font-size="14pt" fo:language="en" fo:country="GB" style:text-underline-style="solid" style:text-underline-width="auto" style:text-underline-color="font-color" style:font-size-asian="14pt" style:font-name-complex="Times New Roman"/>
    </style:style>
    <style:style style:name="T54" style:family="text">
      <style:text-properties fo:color="#ffff00" style:font-name="Times New Roman" fo:font-size="14pt" style:font-size-asian="14pt" style:font-name-complex="Times New Roman"/>
    </style:style>
    <style:style style:name="T55" style:family="text">
      <style:text-properties fo:color="#ffff00" style:font-name="Times New Roman" fo:font-size="14pt" style:text-underline-style="solid" style:text-underline-width="auto" style:text-underline-color="font-color" style:font-size-asian="14pt" style:font-name-complex="Times New Roman"/>
    </style:style>
    <style:style style:name="T56" style:family="text">
      <style:text-properties fo:color="#ffff00" style:font-name="Times New Roman" fo:font-size="14pt" style:text-underline-style="solid" style:text-underline-width="auto" style:text-underline-color="font-color" fo:font-weight="normal" style:font-size-asian="14pt" style:font-weight-asian="normal" style:font-name-complex="Times New Roman"/>
    </style:style>
    <style:style style:name="T57" style:family="text">
      <style:text-properties fo:color="#ffff00" style:font-name="Times New Roman" fo:font-size="14pt" fo:font-weight="normal" style:font-size-asian="14pt" style:font-weight-asian="normal" style:font-name-complex="Times New Roman"/>
    </style:style>
    <style:style style:name="T58" style:family="text">
      <style:text-properties fo:color="#ffff00" style:font-name="Times New Roman" fo:font-size="14pt" fo:letter-spacing="0.062cm" fo:language="en" fo:country="GB" fo:font-weight="bold" style:font-size-asian="14pt" style:font-weight-asian="bold" style:font-name-complex="Cascade" style:font-size-complex="13pt" style:font-weight-complex="bold"/>
    </style:style>
    <style:style style:name="T59" style:family="text">
      <style:text-properties fo:color="#ffff00" style:font-name="Times New Roman" fo:font-style="italic" style:font-style-asian="italic" style:font-name-complex="Times New Roman"/>
    </style:style>
    <style:style style:name="T60" style:family="text">
      <style:text-properties fo:color="#ffff00" fo:font-weight="bold" style:font-weight-asian="bold" style:font-name-complex="Times New Roman"/>
    </style:style>
    <style:style style:name="T61" style:family="text">
      <style:text-properties fo:color="#ffff00" fo:font-size="11pt" fo:font-weight="bold" style:font-size-asian="11pt" style:font-weight-asian="bold" style:font-name-complex="Times New Roman"/>
    </style:style>
    <style:style style:name="T62" style:family="text">
      <style:text-properties fo:color="#ffff00" fo:font-size="11pt" fo:font-weight="bold" style:font-size-asian="11pt" style:font-weight-asian="bold" style:font-name-complex="Times New Roman" style:font-size-complex="18pt"/>
    </style:style>
    <style:style style:name="T63" style:family="text">
      <style:text-properties fo:color="#ffff00" fo:font-size="11pt" style:font-size-asian="11pt" style:font-name-complex="Times New Roman"/>
    </style:style>
    <style:style style:name="T64" style:family="text">
      <style:text-properties fo:color="#ffff00" fo:font-size="11pt" fo:language="en" fo:country="GB" style:font-size-asian="11pt" style:font-name-complex="Times New Roman"/>
    </style:style>
    <style:style style:name="T65" style:family="text">
      <style:text-properties fo:color="#ffff00" fo:font-size="11pt" fo:language="en" fo:country="GB" style:font-size-asian="11pt" style:font-name-complex="PalatinoTurk" style:font-size-complex="10pt"/>
    </style:style>
    <style:style style:name="T66" style:family="text">
      <style:text-properties fo:color="#ffff00" fo:font-size="11pt" fo:language="en" fo:country="GB" style:font-size-asian="11pt" style:font-name-complex="PalatinoTurk" style:font-size-complex="9.5pt"/>
    </style:style>
    <style:style style:name="T67" style:family="text">
      <style:text-properties fo:color="#ffff00" fo:font-size="11pt" fo:language="en" fo:country="GB" fo:font-weight="bold" style:font-size-asian="11pt" style:font-weight-asian="bold" style:font-name-complex="PalatinoTurk" style:font-size-complex="10pt" style:font-weight-complex="bold"/>
    </style:style>
    <style:style style:name="T68" style:family="text">
      <style:text-properties fo:color="#ffff00" fo:font-size="11pt" fo:language="en" fo:country="GB" fo:font-weight="bold" style:font-size-asian="11pt" style:font-weight-asian="bold" style:font-name-complex="PalatinoTurk" style:font-size-complex="9.5pt" style:font-weight-complex="bold"/>
    </style:style>
    <style:style style:name="T69" style:family="text">
      <style:text-properties fo:color="#ffff00" fo:font-size="11pt" fo:language="en" fo:country="GB" fo:font-weight="bold" style:font-size-asian="11pt" style:font-weight-asian="bold" style:font-name-complex="Times New Roman"/>
    </style:style>
    <style:style style:name="T70" style:family="text">
      <style:text-properties fo:color="#ffff00" fo:font-size="11pt" fo:language="en" fo:country="GB" fo:font-weight="bold" style:font-size-asian="11pt" style:font-weight-asian="bold" style:font-name-complex="Times New Roman" style:font-weight-complex="bold"/>
    </style:style>
    <style:style style:name="T71" style:family="text">
      <style:text-properties fo:color="#ffff00" fo:font-size="11pt" fo:language="en" fo:country="GB" fo:font-style="italic" style:font-size-asian="11pt" style:font-style-asian="italic" style:font-name-complex="Times New Roman" style:font-style-complex="italic"/>
    </style:style>
    <style:style style:name="T72" style:family="text">
      <style:text-properties fo:color="#ffff00" fo:font-size="11pt" fo:language="en" fo:country="GB" style:text-underline-style="solid" style:text-underline-width="auto" style:text-underline-color="font-color" style:font-size-asian="11pt" style:font-name-complex="Times New Roman"/>
    </style:style>
    <style:style style:name="T73" style:family="text">
      <style:text-properties fo:color="#ffff00" fo:font-size="11pt" style:text-underline-style="solid" style:text-underline-width="auto" style:text-underline-color="font-color" style:font-size-asian="11pt" style:font-name-complex="Times New Roman"/>
    </style:style>
    <style:style style:name="T74" style:family="text">
      <style:text-properties fo:color="#ffff00" fo:font-size="11pt" fo:letter-spacing="-0.018cm" fo:language="en" fo:country="GB" style:font-size-asian="11pt" style:font-name-complex="PalatinoTurk" style:font-size-complex="9.5pt"/>
    </style:style>
    <style:style style:name="T75" style:family="text">
      <style:text-properties fo:color="#ffff00" fo:font-size="11pt" fo:letter-spacing="-0.018cm" fo:language="en" fo:country="GB" style:font-size-asian="11pt" style:font-name-complex="Times New Roman"/>
    </style:style>
    <style:style style:name="T76" style:family="text">
      <style:text-properties fo:color="#ffff00" fo:font-size="11pt" fo:letter-spacing="-0.018cm" fo:language="en" fo:country="GB" fo:font-weight="bold" style:font-size-asian="11pt" style:font-weight-asian="bold" style:font-name-complex="PalatinoTurk" style:font-size-complex="9.5pt" style:font-weight-complex="bold"/>
    </style:style>
    <style:style style:name="T77" style:family="text">
      <style:text-properties fo:color="#ffff00" fo:font-size="11pt" fo:letter-spacing="-0.018cm" fo:language="en" fo:country="GB" fo:font-weight="bold" style:font-size-asian="11pt" style:font-weight-asian="bold" style:font-name-complex="Times New Roman" style:font-weight-complex="bold"/>
    </style:style>
    <style:style style:name="T78" style:family="text">
      <style:text-properties fo:color="#ffff00" fo:font-size="11pt" fo:letter-spacing="-0.009cm" fo:language="en" fo:country="GB" style:font-size-asian="11pt" style:font-name-complex="PalatinoTurk" style:font-size-complex="9.5pt"/>
    </style:style>
    <style:style style:name="T79" style:family="text">
      <style:text-properties fo:color="#ffff00" fo:font-size="11pt" fo:letter-spacing="-0.009cm" fo:language="en" fo:country="GB" fo:font-weight="bold" style:font-size-asian="11pt" style:font-weight-asian="bold" style:font-name-complex="PalatinoTurk" style:font-size-complex="9.5pt" style:font-weight-complex="bold"/>
    </style:style>
    <style:style style:name="T80" style:family="text">
      <style:text-properties fo:color="#ffff00" fo:font-size="11pt" fo:language="tr" fo:country="TR" fo:font-weight="bold" style:font-size-asian="11pt" style:font-weight-asian="bold" style:font-name-complex="Times New Roman" style:font-size-complex="36pt"/>
    </style:style>
    <style:style style:name="T81" style:family="text">
      <style:text-properties fo:color="#ffff00" fo:font-size="11pt" fo:language="tr" fo:country="TR" style:font-size-asian="11pt" style:font-name-complex="Times New Roman"/>
    </style:style>
    <style:style style:name="T82" style:family="text">
      <style:text-properties fo:color="#ffff00" fo:font-size="11pt" fo:font-style="italic" style:font-size-asian="11pt" style:font-style-asian="italic" style:font-name-complex="Times New Roman"/>
    </style:style>
    <style:style style:name="T83" style:family="text">
      <style:text-properties fo:color="#ffff00" style:font-name-complex="Times New Roman"/>
    </style:style>
    <style:style style:name="T84" style:family="text">
      <style:text-properties fo:color="#ffff00" fo:language="en" fo:country="GB" style:font-name-complex="Times New Roman"/>
    </style:style>
    <style:style style:name="T85" style:family="text">
      <style:text-properties fo:color="#ffff00" fo:language="en" fo:country="GB" fo:font-weight="bold" style:font-weight-asian="bold" style:font-name-complex="Times New Roman"/>
    </style:style>
    <style:style style:name="T86" style:family="text">
      <style:text-properties fo:color="#ffff00" fo:language="en" fo:country="GB" fo:font-style="italic" style:font-style-asian="italic" style:font-name-complex="Times New Roman"/>
    </style:style>
    <style:style style:name="T87" style:family="text">
      <style:text-properties fo:color="#ffff00" fo:font-size="14pt" fo:language="en" fo:country="GB" style:font-size-asian="14pt" style:font-name-complex="Times New Roman"/>
    </style:style>
    <style:style style:name="T88" style:family="text">
      <style:text-properties fo:color="#ffff00" fo:font-size="14pt" fo:language="en" fo:country="GB" style:text-underline-style="solid" style:text-underline-width="auto" style:text-underline-color="font-color" style:font-size-asian="14pt" style:font-name-complex="Times New Roman"/>
    </style:style>
    <style:style style:name="T89" style:family="text">
      <style:text-properties fo:color="#ffff00" fo:font-size="14pt" style:text-underline-style="solid" style:text-underline-width="auto" style:text-underline-color="font-color" style:font-size-asian="14pt" style:font-name-complex="Times New Roman"/>
    </style:style>
    <style:style style:name="T90" style:family="text">
      <style:text-properties fo:color="#ffff00" fo:font-size="14pt" fo:letter-spacing="0.062cm" fo:language="en" fo:country="GB" fo:font-weight="bold" style:font-size-asian="14pt" style:font-weight-asian="bold" style:font-name-complex="Cascade" style:font-size-complex="13pt" style:font-weight-complex="bold"/>
    </style:style>
    <style:style style:name="T91" style:family="text">
      <style:text-properties fo:color="#ffff00" style:text-position="super 58%" style:font-name="Times New Roman" fo:font-size="11pt" fo:language="en" fo:country="GB" style:font-size-asian="11pt" style:font-name-complex="Times New Roman"/>
    </style:style>
    <style:style style:name="T92" style:family="text">
      <style:text-properties fo:color="#ffff00" style:text-position="super 58%" style:font-name="Times New Roman" fo:font-size="11pt" fo:language="en" fo:country="GB" style:font-size-asian="11pt" style:font-name-complex="Times New Roman" style:font-size-complex="8pt"/>
    </style:style>
    <style:style style:name="T93" style:family="text">
      <style:text-properties fo:color="#ffff00" style:text-position="super 58%" style:font-name="Times New Roman" fo:font-size="11pt" fo:language="en" fo:country="GB" fo:font-weight="bold" style:font-size-asian="11pt" style:font-weight-asian="bold" style:font-name-complex="Times New Roman" style:font-size-complex="9pt" style:font-weight-complex="bold"/>
    </style:style>
    <style:style style:name="T94" style:family="text">
      <style:text-properties fo:color="#ffff00" style:text-position="super 58%" style:font-name="Times New Roman" fo:font-size="11pt" fo:language="en" fo:country="GB" fo:font-weight="bold" style:font-size-asian="11pt" style:font-weight-asian="bold" style:font-name-complex="Times New Roman" style:font-weight-complex="bold"/>
    </style:style>
    <style:style style:name="T95" style:family="text">
      <style:text-properties fo:color="#ffff00" style:text-position="super 58%" fo:font-size="11pt" fo:language="en" fo:country="GB" style:font-size-asian="11pt" style:font-name-complex="PalatinoTurk" style:font-size-complex="8pt"/>
    </style:style>
    <style:style style:name="T96" style:family="text">
      <style:text-properties fo:color="#ffff00" style:text-position="super 58%" fo:font-size="11pt" fo:language="en" fo:country="GB" style:font-size-asian="11pt" style:font-name-complex="Times New Roman"/>
    </style:style>
    <style:style style:name="T97" style:family="text">
      <style:text-properties fo:color="#ffff00" style:text-position="super 58%" fo:font-size="11pt" fo:language="en" fo:country="GB" style:font-size-asian="11pt" style:font-name-complex="Times New Roman" style:font-size-complex="8pt"/>
    </style:style>
    <style:style style:name="T98" style:family="text">
      <style:text-properties fo:color="#ffff00" style:text-position="super 58%" fo:font-size="11pt" fo:language="en" fo:country="GB" fo:font-weight="bold" style:font-size-asian="11pt" style:font-weight-asian="bold" style:font-name-complex="Times New Roman" style:font-size-complex="9pt" style:font-weight-complex="bold"/>
    </style:style>
    <style:style style:name="T99" style:family="text">
      <style:text-properties fo:color="#ffff00" style:text-position="super 58%" fo:font-size="11pt" fo:language="en" fo:country="GB" fo:font-weight="bold" style:font-size-asian="11pt" style:font-weight-asian="bold" style:font-name-complex="Times New Roman" style:font-weight-complex="bold"/>
    </style:style>
    <style:style style:name="T100" style:family="text">
      <style:text-properties fo:color="#ffff00" style:text-position="super 58%" fo:font-size="11pt" fo:letter-spacing="-0.018cm" fo:language="en" fo:country="GB" style:font-size-asian="11pt" style:font-name-complex="PalatinoTurk" style:font-size-complex="8pt"/>
    </style:style>
    <style:style style:name="T101" style:family="text">
      <style:text-properties fo:color="#ffff00" style:text-position="super 58%" fo:font-size="11pt" fo:letter-spacing="-0.009cm" fo:language="en" fo:country="GB" style:font-size-asian="11pt" style:font-name-complex="PalatinoTurk" style:font-size-complex="8pt"/>
    </style:style>
    <style:style style:name="T102" style:family="text">
      <style:text-properties fo:color="#ffff00" fo:font-size="18pt" fo:language="en" fo:country="GB" fo:font-weight="bold" style:font-size-asian="18pt" style:font-weight-asian="bold" style:font-name-complex="Times New Roman"/>
    </style:style>
    <style:style style:name="T103" style:family="text">
      <style:text-properties fo:color="#ffff00" fo:font-size="16pt" fo:language="en" fo:country="GB" fo:font-weight="bold" style:font-size-asian="16pt" style:font-weight-asian="bold" style:font-name-complex="Times New Roman"/>
    </style:style>
    <style:style style:name="T104" style:family="text">
      <style:text-properties fo:color="#ffff00" fo:font-size="16pt" fo:font-weight="bold" style:font-size-asian="16pt" style:font-weight-asian="bold" style:font-name-complex="Times New Roman"/>
    </style:style>
    <style:style style:name="T105" style:family="text">
      <style:text-properties fo:color="#ffff00" fo:font-style="italic" style:font-style-asian="italic" style:font-name-complex="Times New Roman"/>
    </style:style>
    <style:style style:name="T106" style:family="text">
      <style:text-properties fo:color="#ffff00" style:font-name="DejaVu Sans" fo:font-size="11pt" fo:language="tr" fo:country="TR" fo:font-weight="bold" style:font-size-asian="11pt" style:font-weight-asian="bold" style:font-name-complex="Times New Roman" style:font-size-complex="36pt"/>
    </style:style>
    <style:style style:name="T107" style:family="text">
      <style:text-properties fo:color="#ffff00" style:font-name="DejaVu Sans" fo:font-size="11pt" fo:language="tr" fo:country="TR" style:font-size-asian="11pt" style:font-name-complex="Times New Roman"/>
    </style:style>
    <style:style style:name="T108" style:family="text">
      <style:text-properties fo:color="#ffff00" style:font-name="DejaVu Sans" fo:font-size="11pt" fo:font-weight="bold" style:font-size-asian="11pt" style:font-weight-asian="bold" style:font-name-complex="Times New Roman"/>
    </style:style>
    <style:style style:name="T109" style:family="text">
      <style:text-properties fo:color="#ffff00" style:font-name="DejaVu Sans" fo:font-size="11pt" fo:font-weight="bold" style:font-size-asian="11pt" style:font-weight-asian="bold" style:font-name-complex="Times New Roman" style:font-size-complex="18pt"/>
    </style:style>
    <style:style style:name="T110" style:family="text">
      <style:text-properties fo:color="#ffff00" style:font-name="DejaVu Sans" fo:font-size="11pt" style:font-size-asian="11pt" style:font-name-complex="Times New Roman"/>
    </style:style>
    <style:style style:name="T111" style:family="text">
      <style:text-properties fo:color="#ffff00" style:font-name="DejaVu Sans" fo:font-size="11pt" fo:language="en" fo:country="GB" style:font-size-asian="11pt" style:font-name-complex="Times New Roman"/>
    </style:style>
    <style:style style:name="T112" style:family="text">
      <style:text-properties fo:color="#ffff00" style:font-name="DejaVu Sans" fo:font-size="11pt" fo:language="en" fo:country="GB" fo:font-weight="bold" style:font-size-asian="11pt" style:font-weight-asian="bold" style:font-name-complex="Times New Roman"/>
    </style:style>
    <style:style style:name="T113" style:family="text">
      <style:text-properties fo:color="#ffff00" style:font-name="DejaVu Sans" fo:font-size="11pt" fo:language="en" fo:country="GB" style:text-underline-style="solid" style:text-underline-width="auto" style:text-underline-color="font-color" style:font-size-asian="11pt" style:font-name-complex="Times New Roman"/>
    </style:style>
    <style:style style:name="T114" style:family="text">
      <style:text-properties fo:color="#ffff00" style:font-name="DejaVu Sans" fo:font-size="11pt" fo:font-style="italic" style:font-size-asian="11pt" style:font-style-asian="italic" style:font-name-complex="Times New Roman"/>
    </style:style>
    <style:style style:name="T115" style:family="text">
      <style:text-properties fo:color="#ffff00" style:font-name="DejaVu Sans" fo:font-size="11pt" style:text-underline-style="solid" style:text-underline-width="auto" style:text-underline-color="font-color" style:font-size-asian="11pt" style:font-name-complex="Times New Roman"/>
    </style:style>
    <style:style style:name="T116" style:family="text">
      <style:text-properties fo:color="#ffff00" style:font-name="DejaVu Sans" fo:font-size="14pt" style:text-underline-style="solid" style:text-underline-width="auto" style:text-underline-color="font-color" style:font-size-asian="14pt" style:font-name-complex="Times New Roman"/>
    </style:style>
    <style:style style:name="T117" style:family="text">
      <style:text-properties fo:color="#ffff00" style:font-name="DejaVu Sans" style:font-name-complex="Times New Roman"/>
    </style:style>
    <style:style style:name="T118" style:family="text">
      <style:text-properties fo:color="#ffff00" style:font-name="DejaVu Sans" fo:font-style="italic" style:font-style-asian="italic" style:font-name-complex="Times New Roman"/>
    </style:style>
    <style:style style:name="T119" style:family="text">
      <style:text-properties fo:language="tr" fo:country="TR"/>
    </style:style>
    <style:style style:name="T120" style:family="text">
      <style:text-properties fo:color="#000000" style:font-name="Times New Roman" fo:font-size="36pt" fo:language="tr" fo:country="TR" fo:font-weight="bold" style:font-size-asian="36pt" style:font-weight-asian="bold" style:font-name-complex="Times New Roman" style:font-size-complex="36pt"/>
    </style:style>
    <style:style style:name="T121" style:family="text">
      <style:text-properties fo:color="#000000" style:font-name="Times New Roman" fo:font-size="11pt" fo:language="tr" fo:country="TR" style:font-size-asian="11pt" style:font-name-complex="Times New Roman" style:font-size-complex="11pt"/>
    </style:style>
    <style:style style:name="T122" style:family="text">
      <style:text-properties fo:color="#000000" style:font-name="Times New Roman" fo:font-size="26pt" fo:language="tr" fo:country="TR" fo:font-weight="bold" style:font-size-asian="26pt" style:font-weight-asian="bold" style:font-name-complex="Times New Roman" style:font-size-complex="26pt"/>
    </style:style>
    <style:style style:name="T123" style:family="text">
      <style:text-properties fo:color="#000000" style:font-name="Times New Roman" fo:font-size="18pt" fo:language="tr" fo:country="TR" fo:font-weight="bold" style:font-size-asian="18pt" style:font-weight-asian="bold" style:font-name-complex="Times New Roman" style:font-size-complex="26pt"/>
    </style:style>
    <style:style style:name="T124" style:family="text">
      <style:text-properties fo:color="#000000" style:font-name="Times New Roman" fo:font-size="18pt" fo:language="tr" fo:country="TR" fo:font-weight="bold" style:font-size-asian="18pt" style:font-weight-asian="bold" style:font-name-complex="Times New Roman" style:font-size-complex="18pt"/>
    </style:style>
    <style:style style:name="T125" style:family="text">
      <style:text-properties fo:color="#000000" fo:font-size="11pt" fo:language="tr" fo:country="TR" style:font-size-asian="11pt" style:font-name-complex="Times New Roman" style:font-size-complex="11pt"/>
    </style:style>
    <style:style style:name="T126" style:family="text">
      <style:text-properties fo:color="#000000" fo:font-size="26pt" fo:language="tr" fo:country="TR" fo:font-weight="bold" style:font-size-asian="26pt" style:font-weight-asian="bold" style:font-name-complex="Times New Roman" style:font-size-complex="26pt"/>
    </style:style>
    <style:style style:name="T127" style:family="text">
      <style:text-properties fo:color="#000000" fo:font-size="36pt" fo:language="tr" fo:country="TR" fo:font-weight="bold" style:font-size-asian="36pt" style:font-weight-asian="bold" style:font-name-complex="Times New Roman" style:font-size-complex="36pt"/>
    </style:style>
    <style:style style:name="T128" style:family="text">
      <style:text-properties fo:color="#000000" fo:font-size="18pt" fo:language="tr" fo:country="TR" fo:font-weight="bold" style:font-size-asian="18pt" style:font-weight-asian="bold" style:font-name-complex="Times New Roman" style:font-size-complex="26pt"/>
    </style:style>
    <style:style style:name="T129" style:family="text">
      <style:text-properties fo:color="#000000" fo:font-size="18pt" fo:language="tr" fo:country="TR" fo:font-weight="bold" style:font-size-asian="18pt" style:font-weight-asian="bold" style:font-name-complex="Times New Roman" style:font-size-complex="18pt"/>
    </style:style>
    <style:style style:name="T130" style:family="text">
      <style:text-properties fo:color="#000000" style:font-name="DejaVu Sans"/>
    </style:style>
    <style:style style:name="T131" style:family="text">
      <style:text-properties fo:color="#000000" style:font-name="DejaVu Sans" fo:font-size="36pt" fo:language="tr" fo:country="TR" fo:font-weight="bold" style:font-size-asian="36pt" style:font-weight-asian="bold" style:font-name-complex="Times New Roman" style:font-size-complex="36pt"/>
    </style:style>
    <style:style style:name="T132" style:family="text">
      <style:text-properties fo:color="#000000" style:font-name="DejaVu Sans" fo:font-size="26pt" fo:language="tr" fo:country="TR" fo:font-weight="bold" style:font-size-asian="26pt" style:font-weight-asian="bold" style:font-name-complex="Times New Roman" style:font-size-complex="26pt"/>
    </style:style>
    <style:style style:name="T133" style:family="text">
      <style:text-properties fo:color="#000000" style:font-name="DejaVu Sans" fo:font-size="18pt" fo:language="tr" fo:country="TR" fo:font-weight="bold" style:font-size-asian="18pt" style:font-weight-asian="bold" style:font-name-complex="Times New Roman" style:font-size-complex="26pt"/>
    </style:style>
    <style:style style:name="T134" style:family="text">
      <style:text-properties fo:color="#000000" style:font-name="DejaVu Sans" fo:font-size="18pt" fo:language="tr" fo:country="TR" fo:font-weight="bold" style:font-size-asian="18pt" style:font-weight-asian="bold" style:font-name-complex="Times New Roman" style:font-size-complex="18pt"/>
    </style:style>
    <style:style style:name="T135" style:family="text">
      <style:text-properties fo:color="#000000" style:font-name="DejaVu Sans" fo:font-size="11pt" fo:language="tr" fo:country="TR" fo:font-weight="bold" style:font-size-asian="11pt" style:font-weight-asian="bold" style:font-name-complex="Times New Roman" style:font-size-complex="36pt"/>
    </style:style>
    <style:style style:name="T136" style:family="text">
      <style:text-properties fo:color="#000000" style:font-name="DejaVu Sans" fo:font-size="11pt" fo:language="tr" fo:country="TR" style:font-size-asian="11pt" style:font-name-complex="Times New Roman"/>
    </style:style>
    <style:style style:name="T137" style:family="text">
      <style:text-properties fo:color="#000000" style:font-name="DejaVu Sans" fo:font-size="11pt" fo:font-weight="bold" style:font-size-asian="11pt" style:font-weight-asian="bold" style:font-name-complex="Times New Roman"/>
    </style:style>
    <style:style style:name="T138" style:family="text">
      <style:text-properties fo:color="#000000" style:font-name="DejaVu Sans" fo:font-size="11pt" fo:font-weight="bold" style:font-size-asian="11pt" style:font-weight-asian="bold" style:font-name-complex="Times New Roman" style:font-size-complex="18pt"/>
    </style:style>
    <style:style style:name="T139" style:family="text">
      <style:text-properties fo:color="#000000" style:font-name="DejaVu Sans" fo:font-size="11pt" style:font-size-asian="11pt" style:font-name-complex="Times New Roman"/>
    </style:style>
    <style:style style:name="T140" style:family="text">
      <style:text-properties fo:color="#000000" style:font-name="DejaVu Sans" fo:font-size="11pt" fo:language="en" fo:country="GB" style:font-size-asian="11pt" style:font-name-complex="Times New Roman"/>
    </style:style>
    <style:style style:name="T141" style:family="text">
      <style:text-properties fo:color="#000000" style:font-name="DejaVu Sans" fo:font-size="11pt" fo:language="en" fo:country="GB" fo:font-weight="bold" style:font-size-asian="11pt" style:font-weight-asian="bold" style:font-name-complex="Times New Roman"/>
    </style:style>
    <style:style style:name="T142" style:family="text">
      <style:text-properties fo:color="#000000" style:font-name="DejaVu Sans" fo:font-size="11pt" fo:language="en" fo:country="GB" style:text-underline-style="solid" style:text-underline-width="auto" style:text-underline-color="font-color" style:font-size-asian="11pt" style:font-name-complex="Times New Roman"/>
    </style:style>
    <style:style style:name="T143" style:family="text">
      <style:text-properties fo:color="#000000" style:font-name="DejaVu Sans" fo:font-size="11pt" fo:font-style="italic" style:font-size-asian="11pt" style:font-style-asian="italic" style:font-name-complex="Times New Roman"/>
    </style:style>
    <style:style style:name="T144" style:family="text">
      <style:text-properties fo:color="#000000" style:font-name="DejaVu Sans" fo:font-size="11pt" style:text-underline-style="solid" style:text-underline-width="auto" style:text-underline-color="font-color" style:font-size-asian="11pt" style:font-name-complex="Times New Roman"/>
    </style:style>
    <style:style style:name="T145" style:family="text">
      <style:text-properties fo:color="#000000" style:font-name="DejaVu Sans" fo:language="en" fo:country="GB"/>
    </style:style>
    <style:style style:name="T146" style:family="text">
      <style:text-properties fo:color="#000000" style:font-name="DejaVu Sans" fo:font-size="14pt" style:text-underline-style="solid" style:text-underline-width="auto" style:text-underline-color="font-color" style:font-size-asian="14pt" style:font-name-complex="Times New Roman"/>
    </style:style>
    <style:style style:name="T147" style:family="text">
      <style:text-properties fo:color="#000000" style:font-name="DejaVu Sans" style:font-name-complex="Times New Roman"/>
    </style:style>
    <style:style style:name="T148" style:family="text">
      <style:text-properties fo:color="#000000" style:font-name="DejaVu Sans" fo:font-style="italic" style:font-style-asian="italic" style:font-name-complex="Times New Roman"/>
    </style:style>
    <style:style style:name="T149" style:family="text">
      <style:text-properties fo:font-size="18pt" fo:language="tr" fo:country="TR" fo:font-weight="bold" style:font-size-asian="18pt" style:font-weight-asian="bold" style:font-name-complex="Times New Roman" style:font-size-complex="18pt"/>
    </style:style>
    <style:style style:name="T150" style:family="text">
      <style:text-properties fo:font-size="18pt" fo:language="en" fo:country="GB" fo:font-weight="bold" style:font-size-asian="18pt" style:font-weight-asian="bold" style:font-name-complex="Times New Roman"/>
    </style:style>
    <style:style style:name="T151" style:family="text">
      <style:text-properties fo:language="en" fo:country="GB"/>
    </style:style>
    <style:style style:name="T152" style:family="text">
      <style:text-properties fo:language="en" fo:country="GB" fo:font-weight="bold" style:font-weight-asian="bold" style:font-name-complex="Times New Roman"/>
    </style:style>
    <style:style style:name="T153" style:family="text">
      <style:text-properties fo:language="en" fo:country="GB" fo:font-style="italic" style:font-style-asian="italic" style:font-name-complex="Times New Roman"/>
    </style:style>
    <style:style style:name="T154" style:family="text">
      <style:text-properties fo:language="en" fo:country="GB" style:font-name-complex="Times New Roman"/>
    </style:style>
    <style:style style:name="T155" style:family="text">
      <style:text-properties fo:font-size="16pt" fo:font-weight="bold" style:font-size-asian="16pt" style:font-weight-asian="bold" style:font-name-complex="Times New Roman"/>
    </style:style>
    <style:style style:name="T156" style:family="text">
      <style:text-properties fo:font-size="16pt" fo:language="en" fo:country="GB" fo:font-weight="bold" style:font-size-asian="16pt" style:font-weight-asian="bold" style:font-name-complex="Times New Roman"/>
    </style:style>
    <style:style style:name="T157" style:family="text">
      <style:text-properties fo:font-size="14pt" fo:language="en" fo:country="GB" style:font-size-asian="14pt" style:font-name-complex="Times New Roman"/>
    </style:style>
    <style:style style:name="T158" style:family="text">
      <style:text-properties fo:font-size="14pt" fo:language="en" fo:country="GB" style:text-underline-style="solid" style:text-underline-width="auto" style:text-underline-color="font-color" style:font-size-asian="14pt" style:font-name-complex="Times New Roman"/>
    </style:style>
    <style:style style:name="T159" style:family="text">
      <style:text-properties fo:font-size="14pt" style:font-size-asian="14pt"/>
    </style:style>
    <style:style style:name="T160" style:family="text">
      <style:text-properties fo:font-size="14pt" style:text-underline-style="solid" style:text-underline-width="auto" style:text-underline-color="font-color" style:font-size-asian="14pt"/>
    </style:style>
    <style:style style:name="T161" style:family="text">
      <style:text-properties fo:font-size="14pt" style:text-underline-style="solid" style:text-underline-width="auto" style:text-underline-color="font-color" style:font-size-asian="14pt" style:font-name-complex="Times New Roman"/>
    </style:style>
    <style:style style:name="T162" style:family="text">
      <style:text-properties fo:font-size="14pt" style:text-underline-style="solid" style:text-underline-width="auto" style:text-underline-color="font-color" fo:font-weight="normal" style:font-size-asian="14pt" style:font-weight-asian="normal"/>
    </style:style>
    <style:style style:name="T163" style:family="text">
      <style:text-properties fo:font-size="14pt" fo:letter-spacing="0.062cm" fo:language="en" fo:country="GB" fo:font-weight="bold" style:font-size-asian="14pt" style:font-weight-asian="bold" style:font-name-complex="Cascade" style:font-size-complex="13pt" style:font-weight-complex="bold"/>
    </style:style>
    <style:style style:name="T164" style:family="text">
      <style:text-properties fo:font-style="italic" style:font-style-asian="italic"/>
    </style:style>
    <style:style style:name="T165" style:family="text">
      <style:text-properties fo:font-style="italic" style:font-style-asian="italic" style:font-name-complex="Times New Roman"/>
    </style:style>
    <style:style style:name="T166" style:family="text">
      <style:text-properties style:text-underline-style="solid" style:text-underline-width="auto" style:text-underline-color="font-color"/>
    </style:style>
    <style:style style:name="T167" style:family="text">
      <style:text-properties fo:font-weight="normal" style:font-weight-asian="normal"/>
    </style:style>
    <style:style style:name="T168" style:family="text">
      <style:text-properties fo:letter-spacing="0.062cm" fo:font-weight="bold" style:font-weight-asian="bold" style:font-size-complex="13pt" style:font-weight-complex="bold"/>
    </style:style>
    <style:style style:name="T169" style:family="text">
      <style:text-properties fo:letter-spacing="-0.026cm"/>
    </style:style>
    <style:style style:name="T170" style:family="text">
      <style:text-properties style:text-position="super 58%" fo:font-size="11pt" fo:letter-spacing="-0.018cm" fo:language="en" fo:country="GB" style:font-size-asian="11pt" style:font-name-complex="PalatinoTurk" style:font-size-complex="8pt"/>
    </style:style>
    <style:style style:name="T171" style:family="text">
      <style:text-properties style:text-position="super 58%" fo:font-size="11pt" fo:letter-spacing="-0.009cm" fo:language="en" fo:country="GB" style:font-size-asian="11pt" style:font-name-complex="PalatinoTurk" style:font-size-complex="8pt"/>
    </style:style>
    <style:style style:name="T172" style:family="text">
      <style:text-properties style:text-position="super 58%" fo:font-size="11pt" fo:language="en" fo:country="GB" style:font-size-asian="11pt" style:font-name-complex="Times New Roman"/>
    </style:style>
    <style:style style:name="T173" style:family="text">
      <style:text-properties style:text-position="super 58%" fo:font-size="11pt" fo:language="en" fo:country="GB" style:font-size-asian="11pt" style:font-name-complex="Times New Roman" style:font-size-complex="8pt"/>
    </style:style>
    <style:style style:name="T174" style:family="text">
      <style:text-properties style:text-position="super 58%" fo:font-size="11pt" fo:language="en" fo:country="GB" style:font-size-asian="11pt" style:font-name-complex="PalatinoTurk" style:font-size-complex="8pt"/>
    </style:style>
    <style:style style:name="T175" style:family="text">
      <style:text-properties style:text-position="super 58%" fo:font-size="11pt" fo:language="en" fo:country="GB" fo:font-weight="bold" style:font-size-asian="11pt" style:font-weight-asian="bold" style:font-name-complex="Times New Roman" style:font-size-complex="9pt" style:font-weight-complex="bold"/>
    </style:style>
    <style:style style:name="T176" style:family="text">
      <style:text-properties style:text-position="super 58%" fo:font-size="11pt" fo:language="en" fo:country="GB" fo:font-weight="bold" style:font-size-asian="11pt" style:font-weight-asian="bold" style:font-name-complex="Times New Roman" style:font-weight-complex="bold"/>
    </style:style>
    <style:style style:name="T177" style:family="text">
      <style:text-properties style:font-size-complex="9.5pt"/>
    </style:style>
    <style:style style:name="T178" style:family="text">
      <style:text-properties fo:letter-spacing="-0.018cm"/>
    </style:style>
    <style:style style:name="T179" style:family="text">
      <style:text-properties fo:language="en" fo:country="US"/>
    </style:style>
    <style:style style:name="T180" style:family="text">
      <style:text-properties style:font-name="DejaVu Sans"/>
    </style:style>
    <style:style style:name="T181" style:family="text">
      <style:text-properties style:font-name="DejaVu Sans" fo:font-size="18pt" fo:language="tr" fo:country="TR" fo:font-weight="bold" style:font-size-asian="18pt" style:font-weight-asian="bold" style:font-name-complex="Times New Roman" style:font-size-complex="18pt"/>
    </style:style>
    <style:style style:name="T182" style:family="text">
      <style:text-properties style:font-name="DejaVu Sans" fo:font-size="18pt" fo:language="tr" fo:country="TR" fo:font-weight="bold" style:font-size-asian="18pt" style:font-weight-asian="bold" style:font-name-complex="Times New Roman" style:font-size-complex="26pt"/>
    </style:style>
    <style:style style:name="T183" style:family="text">
      <style:text-properties style:font-name="DejaVu Sans" fo:language="en" fo:country="GB"/>
    </style:style>
    <style:style style:name="T184" style:family="text">
      <style:text-properties style:font-name="DejaVu Sans" fo:font-size="11pt" fo:language="tr" fo:country="TR" fo:font-weight="bold" style:font-size-asian="11pt" style:font-weight-asian="bold" style:font-name-complex="Times New Roman" style:font-size-complex="36pt"/>
    </style:style>
    <style:style style:name="T185" style:family="text">
      <style:text-properties style:font-name="DejaVu Sans" fo:font-size="11pt" fo:language="tr" fo:country="TR" style:font-size-asian="11pt" style:font-name-complex="Times New Roman"/>
    </style:style>
    <style:style style:name="T186" style:family="text">
      <style:text-properties style:font-name="DejaVu Sans" fo:font-size="11pt" fo:font-weight="bold" style:font-size-asian="11pt" style:font-weight-asian="bold" style:font-name-complex="Times New Roman"/>
    </style:style>
    <style:style style:name="T187" style:family="text">
      <style:text-properties style:font-name="DejaVu Sans" fo:font-size="11pt" fo:font-weight="bold" style:font-size-asian="11pt" style:font-weight-asian="bold" style:font-name-complex="Times New Roman" style:font-size-complex="18pt"/>
    </style:style>
    <style:style style:name="T188" style:family="text">
      <style:text-properties style:font-name="DejaVu Sans" fo:font-size="11pt" style:font-size-asian="11pt" style:font-name-complex="Times New Roman"/>
    </style:style>
    <style:style style:name="T189" style:family="text">
      <style:text-properties style:font-name="DejaVu Sans" fo:font-size="11pt" fo:language="en" fo:country="GB" style:font-size-asian="11pt" style:font-name-complex="Times New Roman"/>
    </style:style>
    <style:style style:name="T190" style:family="text">
      <style:text-properties style:font-name="DejaVu Sans" fo:font-size="11pt" fo:language="en" fo:country="GB" fo:font-weight="bold" style:font-size-asian="11pt" style:font-weight-asian="bold" style:font-name-complex="Times New Roman"/>
    </style:style>
    <style:style style:name="T191" style:family="text">
      <style:text-properties style:font-name="DejaVu Sans" fo:font-size="11pt" fo:language="en" fo:country="GB" style:text-underline-style="solid" style:text-underline-width="auto" style:text-underline-color="font-color" style:font-size-asian="11pt" style:font-name-complex="Times New Roman"/>
    </style:style>
    <style:style style:name="T192" style:family="text">
      <style:text-properties style:font-name="DejaVu Sans" fo:font-size="11pt" fo:font-style="italic" style:font-size-asian="11pt" style:font-style-asian="italic" style:font-name-complex="Times New Roman"/>
    </style:style>
    <style:style style:name="T193" style:family="text">
      <style:text-properties style:font-name="DejaVu Sans" fo:font-size="11pt" style:text-underline-style="solid" style:text-underline-width="auto" style:text-underline-color="font-color" style:font-size-asian="11pt" style:font-name-complex="Times New Roman"/>
    </style:style>
    <style:style style:name="T194" style:family="text">
      <style:text-properties style:font-name="DejaVu Sans" fo:font-size="36pt" fo:language="tr" fo:country="TR" fo:font-weight="bold" style:font-size-asian="36pt" style:font-weight-asian="bold" style:font-name-complex="Times New Roman" style:font-size-complex="36pt"/>
    </style:style>
    <style:style style:name="T195" style:family="text">
      <style:text-properties style:font-name="DejaVu Sans" fo:font-size="26pt" fo:language="tr" fo:country="TR" fo:font-weight="bold" style:font-size-asian="26pt" style:font-weight-asian="bold" style:font-name-complex="Times New Roman" style:font-size-complex="26pt"/>
    </style:style>
    <style:style style:name="T196" style:family="text">
      <style:text-properties style:font-name="DejaVu Sans" fo:font-size="14pt" style:text-underline-style="solid" style:text-underline-width="auto" style:text-underline-color="font-color" style:font-size-asian="14pt" style:font-name-complex="Times New Roman"/>
    </style:style>
    <style:style style:name="T197" style:family="text">
      <style:text-properties style:font-name="DejaVu Sans" style:font-name-complex="Times New Roman"/>
    </style:style>
    <style:style style:name="T198" style:family="text">
      <style:text-properties style:font-name="DejaVu Sans" fo:font-style="italic" style:font-style-asian="italic"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Normal1"><text:span text:style-name="T135"/></text:span></text:p>
      <text:p text:style-name="P63"><text:span text:style-name="Normal1"><text:span text:style-name="T135"/></text:span></text:p>
      <text:p text:style-name="P63"><text:span text:style-name="Normal1"><text:span text:style-name="T135"/></text:span></text:p>
      <text:p text:style-name="P63"><text:span text:style-name="Normal1"><text:span text:style-name="T135"/></text:span></text:p>
      <text:p text:style-name="P63"><text:span text:style-name="Normal1"><text:span text:style-name="T135"/></text:span></text:p>
      <text:p text:style-name="P63"><text:span text:style-name="Normal1"><text:span text:style-name="T135"/></text:span></text:p>
      <text:p text:style-name="P63"><text:span text:style-name="Normal1"><text:span text:style-name="T135"/></text:span></text:p>
      <text:p text:style-name="P64"><text:span text:style-name="Normal1"><text:span text:style-name="T131">The</text:span></text:span></text:p>
      <text:p text:style-name="P64"><text:span text:style-name="Normal1"><text:span text:style-name="T131">Prophet Abraham</text:span></text:span></text:p>
      <text:p text:style-name="P64"><text:span text:style-name="Normal1"><text:span text:style-name="T131">(pbuh) </text:span></text:span></text:p>
      <text:p text:style-name="P63"><text:span text:style-name="Normal1"><text:span text:style-name="T135"/></text:span></text:p>
      <text:p text:style-name="P63"><text:span text:style-name="Normal1"><text:span text:style-name="T135"/></text:span></text:p>
      <text:p text:style-name="P63"><text:span text:style-name="Normal1"><text:span text:style-name="T135"/></text:span></text:p>
      <text:p text:style-name="P64"><text:span text:style-name="Normal1"><text:span text:style-name="T132"/></text:span></text:p>
      <text:p text:style-name="P64"><text:span text:style-name="Normal1"><text:span text:style-name="T132"/></text:span></text:p>
      <text:p text:style-name="P64"><text:span text:style-name="Normal1"><text:span text:style-name="T132"/></text:span></text:p>
      <text:p text:style-name="P64"><text:span text:style-name="Normal1"><text:span text:style-name="T132">Harun Yahya</text:span></text:span></text:p>
      <text:p text:style-name="P64"><text:span text:style-name="Normal1"><text:span text:style-name="T132">(Adnan Oktar)</text:span></text:span></text:p>
      <text:p text:style-name="P64"><text:span text:style-name="Normal1"><text:span text:style-name="T132"/></text:span></text:p>
      <text:p text:style-name="P64"><text:span text:style-name="Normal1"><text:span text:style-name="T133">2010</text:span></text:span></text:p>
      <text:p text:style-name="P64"><text:span text:style-name="Normal1"><text:span text:style-name="T132"/></text:span></text:p>
      <text:p text:style-name="P22"><text:span text:style-name="Normal1"><text:span text:style-name="T134">CONTENTS</text:span></text:span></text:p>
      <text:p text:style-name="P89"><text:span text:style-name="Normal1"><text:span text:style-name="T138"/></text:span></text:p>
      <text:p text:style-name="P30"><text:span text:style-name="Normal1"><text:span text:style-name="T139"/></text:span></text:p>
      <text:p text:style-name="P20">Introduction</text:p>
      <text:p text:style-name="P20"/>
      <text:p text:style-name="P20">The Prophet Abraham (pbuh) </text:p>
      <text:p text:style-name="P20"/>
      <text:p text:style-name="P21"><text:span text:style-name="T8">Characteristics of the Prophet Abraham's (pbuh) Tribe </text:span></text:p>
      <text:p text:style-name="P20"/>
      <text:p text:style-name="P21"><text:span text:style-name="T8">The Prophet Abraham's (pbuh) Religion </text:span></text:p>
      <text:p text:style-name="P20"/>
      <text:p text:style-name="P21"><text:span text:style-name="T8">The Prophet Abraham's (pbuh) Pleasing Moral Values </text:span></text:p>
      <text:p text:style-name="P20"/>
      <text:p text:style-name="P20">The Deception of Evolution </text:p>
      <text:p text:style-name="P20"/>
      <text:p text:style-name="P20"/>
      <text:p text:style-name="P31"/>
      <text:p text:style-name="P32"/>
      <text:p text:style-name="P49">ABOUT THE AUTHOR</text:p>
      <text:p text:style-name="P47"/>
      <text:p text:style-name="P48"/>
      <text:p text:style-name="P63"><text:span text:style-name="Normal1"><text:span text:style-name="T140">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63"><text:span text:style-name="Normal1"><text:span text:style-name="T140">Harun Yahya's works, translated into 63 different languages, constitute a collection for a total of more than 55,000 pages with 40,000 illustrations. </text:span></text:span></text:p>
      <text:p text:style-name="P63"><text:span text:style-name="Normal1"><text:span text:style-name="T140">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span></text:p>
      <text:p text:style-name="P63"><text:span text:style-name="Normal1"><text:span text:style-name="T140">All of Harun Yahya's works share one single goal: to convey the Qur'an's message, encourage readers to consider basic faith-related issues such as Allah's existence and unity and the Hereafter; and to expose irreligious systems' feeble foundations and perverted ideologies. </text:span></text:span></text:p>
      <text:p text:style-name="P63"><text:span text:style-name="Normal1"><text:span text:style-name="T14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span></text:p>
      <text:p text:style-name="P63"><text:span text:style-name="Normal1"><text:span text:style-name="T140">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text:span></text:span><text:soft-page-break/><text:span text:style-name="Normal1"><text:span text:style-name="T140">refute such ideologies from their very foundations. All contemporary movements of denial are now ideologically defeated, thanks to the books written by Harun Yahya. </text:span></text:span></text:p>
      <text:p text:style-name="P63"><text:span text:style-name="Normal1"><text:span text:style-name="T140">This is no doubt a result of the Qur'an's wisdom and lucidity. The author modestly intends to serve as a means in humanity's search for Allah's right path. No material gain is sought in the publication of these works.</text:span></text:span></text:p>
      <text:p text:style-name="P63"><text:span text:style-name="Normal1"><text:span text:style-name="T140">Those who encourage others to read these books, to open their minds and hearts and guide them to become more devoted servants of Allah, render an invaluable service. </text:span></text:span></text:p>
      <text:p text:style-name="P63"><text:span text:style-name="Normal1"><text:span text:style-name="T140">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63"><text:span text:style-name="Normal1"><text:span text:style-name="T14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span></text:p>
      <text:p text:style-name="P63"><text:span text:style-name="Normal1"><text:span text:style-name="T140">In this effort, the books of Harun Yahya assume a leading role. By the will of Allah, these books will be a means through which people in the twenty-first century will attain the peace, justice, and happiness promised in the Qur'an.</text:span></text:span></text:p>
      <text:p text:style-name="P63"><text:span text:style-name="Normal1"><text:span text:style-name="T140"/></text:span></text:p>
      <text:p text:style-name="P83"><text:span text:style-name="Normal1"><text:span text:style-name="T134">TO THE READER</text:span></text:span></text:p>
      <text:p text:style-name="P64"><text:span text:style-name="Normal1"><text:span text:style-name="T134"/></text:span></text:p>
      <text:p text:style-name="P64"><text:span text:style-name="Normal1"><text:span text:style-name="T134"/></text:span></text:p>
      <text:p text:style-name="P63"><text:span text:style-name="T136">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6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6">This and all the other books by the author can be read individually, or discussed in a group. Readers eager to profit from the books will find discussion very useful, letting them relate their reflections and experiences to one another. </text:p>
      <text:p text:style-name="P6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6">We hope the reader will look through the reviews of his other books at the back of this book. His rich source material on faith-related issues is very useful, and a pleasure to read. </text:p>
      <text:p text:style-name="P6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66"/>
      <text:p text:style-name="P66"/>
      <text:p text:style-name="P64"><text:span text:style-name="Normal1"><text:span text:style-name="T137">www.harunyahya.com - www.harunyahya.net</text:span></text:span></text:p>
      <text:p text:style-name="P46"><text:span text:style-name="Normal1"><text:span text:style-name="T137">en.harunyahya.tv</text:span></text:span></text:p>
      <text:p text:style-name="P63"><text:span text:style-name="Normal1"><text:span text:style-name="T137"/></text:span></text:p>
      <text:p text:style-name="P63"><text:span text:style-name="Normal1"><text:span text:style-name="T137"/></text:span></text:p>
      <text:p text:style-name="P84"><text:span text:style-name="T134">INTRODUCTION</text:span></text:p>
      <text:p text:style-name="P5"/>
      <text:p text:style-name="P7"/>
      <text:p text:style-name="P7">Throughout history, prophets have called on their tribes to believe in the One and Only Allah and to serve only Him. They relayed the Divine religion to humanity and demonstrated the human morality, which can gain Allah's approval by their own lives. Thus, these chosen servants of Allah represent the very finest model of superior characteristics, proper moral values, and ideal behavior and reactions to events. Just as they served as role models for their societies, Allah reveals in the Qur'an that they also showed all future believers how to live in a manner that pleases Allah: </text:p>
      <text:p text:style-name="P7"/>
      <text:p text:style-name="P38">You have an excellent model in the Messenger of Allah, for all who put their hope in Allah and the Last Day and remember Allah much. (Surat al-Ahzab: 21)</text:p>
      <text:p text:style-name="P9"/>
      <text:p text:style-name="P7">Each prophet possesses virtues that are praised in the Qur'an. Therefore, believers must carefully study every detail of these Qur'anic accounts so that they can take these men's lives, moral virtues, and deep devotion to Allah as models for themselves. Each prophet was sent to his own tribe, experienced different situations, and used various methods to explain Allah's existence. For that reason, the natures of the prophets' tribes, and their reactions to the prophets, as well as the difficulties experienced by those who became believers and the prophets themselves, provide us with important information about how we can please Allah.</text:p>
      <text:p text:style-name="P11"><text:span text:style-name="T154">This book introduces the Prophet Abraham (pbuh), who is praised in the Qur'an in these terms: </text:span><text:span text:style-name="T152">"You have an excellent example in Abraham and those with him" </text:span><text:span text:style-name="T154">(Surat al-Mumtahana: 4), so that he can serve as role model for our own lives. Since every piece of information about the Prophet Abraham (pbuh) contains considerable wisdom, we shall examine his life closely in this book so that we can follow his example.</text:span></text:p>
      <text:p text:style-name="P18"><text:span text:style-name="T150">The Prophet Abraham(pbuh)</text:span></text:p>
      <text:p text:style-name="P6"/>
      <text:p text:style-name="P7"/>
      <text:p text:style-name="P8">You have an excellent example in </text:p>
      <text:p text:style-name="P8">Abraham and those with him. </text:p>
      <text:p text:style-name="P8">(Surat al-Mumtahana: 4)</text:p>
      <text:p text:style-name="P67"/>
      <text:p text:style-name="P70"/>
      <text:p text:style-name="P65"><text:span text:style-name="T156">Characteristics of the Prophet Abraham’s (pbuh) Tribe</text:span></text:p>
      <text:p text:style-name="P67"/>
      <text:p text:style-name="P7">Allah reveals that the first prophet was the Prophet Adam (pbuh). The Prophet Abraham (pbuh) lived after the Prophet Noah (pbuh) and according to the Qur'an, he is a descendant of the Prophet Noah (pbuh) ( Surat as-Saffat: 83). Many of the Prophet Abraham's (pbuh) descendants were prophets as well, such as the Prophets Isaac, Ishmael, Jacob, Joseph, Moses, Aaron, David, Solomon, Zacharia, John, Jesus and Muhammad (peace be upon them all).</text:p>
      <text:p text:style-name="P7">Historical sources record that the Prophet Abraham (pbuh) lived in Mesopotamia. The Qur'an informs us that he and his son, the Prophet Ishmael (pbuh) built the Ka`bah. This confirms the historical accounts that the Prophet Abraham (pbuh) did indeed live in the Middle East.</text:p>
      <text:p text:style-name="P7">Allah states in the Qur'an that the Prophet Abraham's (pbuh) tribe followed paganism. In fact, historical sources state that nearly all Middle Eastern tribes at that time either worshipped hand-made idols or various celestial bodies (e.g., the Moon and the Sun). Excavations in Mesopotamia have uncovered information and remains of temples (ziggurats) built for such worship, as well as the remains of many stone and clay statues.</text:p>
      <text:p text:style-name="P7">In short, both the historical and archaeological facts show that the majority of the Middle East, at the time of the Prophet Abraham (pbuh), was a pagan land. Allah chose the Prophet Abraham (pbuh), by honoring him with prophethood, as His pure servant to represent the Divine religion and proper moral virtues in the midst of these misguided pagans.</text:p>
      <text:p text:style-name="P7">Our Lord reveals that the Prophet Abraham's (pbuh) tribe carved statues made of stone or wood and then as a great deviance they regarded them as false deities <text:s/>and worshipped them. Although devoid of power and life, these pagans believed that these idols could either harm or help them. Due to these superstitious beliefs, they blindly followed the misguided belief system of their ancestors and passed it on to the next one.</text:p>
      <text:p text:style-name="P7">Allah revealed to the Prophet Abraham (pbuh) that He was the Creator of everything in the universe and that those who believed otherwise were utterly mistaken. Although his tribe wanted him to live and think like them, the Prophet Abraham (pbuh) turned his back on his tribe's traditional belief system, rejected its false deities, and declared that only Allah truly existed. In order to deepen and reinforce his faith, <text:soft-page-break/>Allah showed the Prophet Abraham (pbuh) proofs of His power and dominion: </text:p>
      <text:p text:style-name="P7"/>
      <text:p text:style-name="P38">Because of that, We showed Abraham the dominions of the heavens and Earth so that he might be one of the people of certainty. (Surat al-An'am: 75)</text:p>
      <text:p text:style-name="P9"/>
      <text:p text:style-name="P7">Although he grew up among pagans, the Prophet Abraham (pbuh) exhibited such a very superior character and such an excellent moral understanding that he finally separated himself from them and devoted himself to Allah. But he did not content himself with this separation alone, for he then sought to explain Allah's existence to them and called them to belief in Him. Most people of his tribe, however, refused to accept the truths he told them out of loyalty to their ancestors' superstitious religion. As Allah states in the Qur'an: </text:p>
      <text:p text:style-name="P7"/>
      <text:p text:style-name="P38">When they are told: "Follow what Allah has sent down to you," they reply: "We are following what we found our fathers doing." What, even though their fathers did not understand a thing and were not guided! (Surat al-Baqara: 170)</text:p>
      <text:p text:style-name="P9"/>
      <text:p text:style-name="P7">One of the reasons why his tribe refused to abandon their traditional paganism is found among all people who are distant from true religion: According to them, the ideas of the majority are considered to be right, even though they are deviant and superstitious. According to this distorted logic of these people, questioning, researching, or criticizing widely held ideas are unacceptable. This mistake is so important that Allah states it in the Qur'an and tells all people to avoid it, as follows:</text:p>
      <text:p text:style-name="P38"/>
      <text:p text:style-name="P38">If you obeyed most of those on Earth, they would misguide you from Allah's way. They follow nothing but conjecture. They are only guessing. (Surat al-An'am: 116)</text:p>
      <text:p text:style-name="P9"/>
      <text:p text:style-name="P7">The Prophet Abraham (pbuh), like all prophets and believers, did not make this mistake. He never abandoned the truth, even when his relatives and friends—in fact, his whole tribe—opposed him. His belief in Allah was unshakable, and no difficulty or pressure could turn him from his chosen path.</text:p>
      <text:p text:style-name="P7"/>
      <text:p text:style-name="P34">Allah Bestows Prophethood upon Abraham (pbuh)</text:p>
      <text:p text:style-name="P7">All societies have been aware of Allah's existence, Oneness, Infinite Might and Power; of the Day of Judgment; and of what Allah wills from His servants. Allah reveals this truth in the following verse: </text:p>
      <text:p text:style-name="P38"/>
      <text:p text:style-name="P38">We sent a messenger among every tribe saying: "Worship Allah and keep clear of all false deities." Among them were some whom Allah guided, but others received the misguidance <text:soft-page-break/>they deserved. Travel about the land and see the final fate of the unbelievers. (Surat an-Nahl: 36)</text:p>
      <text:p text:style-name="P9"/>
      <text:p text:style-name="P7">Prophets are special people whom Allah selected and endowed with superior qualities. Their powerful faith, pleasing moral virtues, superior character, and exemplary behavior always attracted those around them, and eventually they were forced to move away from their pagan and misguided societies. One of the most important qualities setting them apart is the fact that Allah revealed the truth to them. As Allah reveals in the Qur'an: </text:p>
      <text:p text:style-name="P38"/>
      <text:p text:style-name="P38">We have revealed to you, as We revealed to Noah and the prophets who came after him. And We revealed to Abraham, Ishmael, Isaac, Jacob, the Descendents, Jesus, Job, Jonah, Aaron, and Solomon. And We gave David the Psalm. (Surat an-Nisa: 163)</text:p>
      <text:p text:style-name="P38"/>
      <text:p text:style-name="P7">Allah's use of prophets to spread His revelation among their people was a great blessing for humanity, for His revelation continues to show people the way to the true path, teach them how to worship, describe proper moral values, and makes His religion known to those people who live after the time of the Prophet Muhammad (may Allah bless him and grant him peace), the last prophet. Our Lord informs us that He has revealed to the prophets how their followers should behave and worship Him: </text:p>
      <text:p text:style-name="P38"/>
      <text:p text:style-name="P38">We made them leaders, guiding by Our command, and revealed to them how to do good actions, perform prayer, and give alms. And they worshipped Us. (Surat al-Anbiya: 73)</text:p>
      <text:p text:style-name="P9"/>
      <text:p text:style-name="P7">Throughout their lives, the prophets sought to gain His good pleasure and compassion, as well as His Paradise. Thus, they lived exemplary lives by fully complying with His commands.</text:p>
      <text:p text:style-name="P7">Allah bestowed prophethood, an honorable position attained by His chosen servants, upon the Prophet Abraham (pbuh) after a period of testing. Allah reveals this in the following verse:</text:p>
      <text:p text:style-name="P38"/>
      <text:p text:style-name="P38">Remember when Abraham was tested by his Lord with certain words, which he carried out perfectly. He [Allah] said: "I will make you a model for humanity." He [Abraham] asked: "And what of my descendents?" He [Allah] replied: "My contract does not include the wrongdoers." (Surat al-Baqara: 124)</text:p>
      <text:p text:style-name="P9"/>
      <text:p text:style-name="P7">As stated in this verse, the Prophet Abraham (pbuh) obeyed our Lord during this test and perfectly fulfilled all of His commands. Just like the Prophet Abraham (pbuh), all believers have the same responsibility. His unconditional obedience to Allah and submission to His commands are fine models for all believers.</text:p>
      <text:p text:style-name="P7">Allah endowed the Prophet Abraham (pbuh) with prophethood at an early age (Surat al-Anbiya: 60), and revealed the truth to him:</text:p>
      <text:p text:style-name="P38"><text:soft-page-break/></text:p>
      <text:p text:style-name="P38">Or do they in fact envy other people for the bounty Allah has granted them? We gave the family of Abraham the Book and Wisdom, and We gave them an immense kingdom. (Surat an-Nisa: 54)</text:p>
      <text:p text:style-name="P9"/>
      <text:p text:style-name="P7">In other verses, Allah reveals that He gave texts to the Prophet Abraham (pbuh) and his descendents: </text:p>
      <text:p text:style-name="P38"/>
      <text:p text:style-name="P38">… although the Hereafter is better and longer lasting. This is certainly [stated] in the earlier texts, the texts of Abraham and Moses. (Surat al-A'la: 17-19)</text:p>
      <text:p text:style-name="P38">Or has he not been informed what is in the texts of Moses and of Abraham, who fully discharged [his mission]? (Surat an-Najm: 36-37)</text:p>
      <text:p text:style-name="P9"/>
      <text:p text:style-name="P7">This shows that Allah had sent down texts to the Prophet Abraham (pbuh) before His revelation of the Torah to Prophet Moses (pbuh). These texts contain the true religion, which is based on the Prophet Abraham's (pbuh) submission to Allah. The hadith literature records the following conversation: </text:p>
      <text:p text:style-name="P3"><text:span text:style-name="T145">I [Abu Dharr] asked: "O Messenger of Allah, has anything from the pages of the Prophet Abraham (pbuh) and the Prophet Moses (pbuh) been sent down to you?" He replied: "O Abu Dharr," ["Yes," he said, "such verses were revealed," and began to read them:] "Everyone who cleans himself well, recalls the name of the Lord, and performs the prayers has achieved his hopes. Perhaps you hold the life of this world to be superior. But the Hereafter is more auspicious and more constant. These [truths] also exist in previous pages, the pages of Abraham (pbuh) and Moses (pbuh)."</text:span><text:span text:style-name="dipnot"><text:span text:style-name="T140">1</text:span></text:span></text:p>
      <text:p text:style-name="P11"><text:span text:style-name="T156">The Prophet Abraham's (pbuh) Religion</text:span></text:p>
      <text:p text:style-name="P12"/>
      <text:p text:style-name="P7"/>
      <text:p text:style-name="P38">Who could have a better religion than someone who submits himself completely to Allah, is a good-doer, and follows the religion of Abraham, a man of pure natural belief?... (Surat an-Nisa: 125)</text:p>
      <text:p text:style-name="P38"/>
      <text:p text:style-name="P7">People continue to argue over which religion the Prophet Abraham (pbuh) followed. Jews regard him as a Jewish prophet and claim to follow his path. Christians also consider him a Jewish prophet, but claim that he followed the Prophet Jesus (pbuh), who came after him.</text:p>
      <text:p text:style-name="P7">In the Qur'an however, Allah reveals the truth of this matter by providing certain information: </text:p>
      <text:p text:style-name="P38"/>
      <text:p text:style-name="P38">Or do they say that Abraham, Ishmael, Isaac, Jacob, and the Descendents were Jews or Christians? Say: "Do you know better, or does Allah?" Who could do greater wrong than someone who hides the evidence he has been given by Allah? Allah is not unaware of what you do. (Surat al-Baqara: 140)</text:p>
      <text:p text:style-name="P9"/>
      <text:p text:style-name="P7"><text:soft-page-break/>Moreover, other verses expose just how irrational this debate really is: </text:p>
      <text:p text:style-name="P38"/>
      <text:p text:style-name="P38">O People of the Book. Why do you argue about Abraham when the Torah and Gospel were only sent down after him? Why don't you use your intellect? You are the ones who argued about that of which you had knowledge. But why do you argue about something of which you have no knowledge? Allah knows; you do not know. (Surah Al 'Imran: 65-66)</text:p>
      <text:p text:style-name="P9"/>
      <text:p text:style-name="P7">Allah provides in the Qur'an the most accurate information about the Prophet Abraham (pbuh), for it is the only uncorrupted book of Allah. If people take other sources as guides, they fall into great error and interpret matters in the light of their own ideas and beliefs. As in all matters, however, believers take the Qur'an and the Sunnah of our Prophet (may Allah bless him and grant him peace) as the only true sources of information about the prophets and their lines, for teaching falsehoods and engaging in speculation and guesswork, particularly about the prophets, displeases Allah.</text:p>
      <text:p text:style-name="P7">Only Allah states in the Qur'an the whole truth about the Prophet Abraham (pbuh): </text:p>
      <text:p text:style-name="P7"/>
      <text:p text:style-name="P38">Abraham was neither a Jew nor a Christian, but a man of pure natural belief—a Muslim. He was not one of the idolaters. (Surah Al 'Imran: 67)</text:p>
      <text:p text:style-name="P9"/>
      <text:p text:style-name="P11"><text:span text:style-name="T154">In the Qur'an Allah calls the Prophet Abraham (pbuh) a </text:span><text:span text:style-name="T153">hanif, instead of a Jew or a Christian. Hanif means a devout, upright, and righteous person who submits to Allah's command and never moves away from His religion.</text:span><text:span text:style-name="T154"> The most hanif characteristics of the Prophet Abraham (pbuh) were his belief in the One and Only Allah and his submission to Him. </text:span></text:p>
      <text:p text:style-name="P7">In another verse, our Lord commands the Prophet Muhammad (may Allah bless him and grant him peace) to abide by the Prophet Abraham's (pbuh) religion:</text:p>
      <text:p text:style-name="P38"/>
      <text:p text:style-name="P38">Then We revealed to you: "Follow the religion of Abraham, a man of pure natural belief. He was not one of the idolaters." (Surat an-Nahl: 123)</text:p>
      <text:p text:style-name="P9"/>
      <text:p text:style-name="P11"><text:span text:style-name="T154">Allah wishes people to turn to religion in a </text:span><text:span text:style-name="T153">hanif</text:span><text:span text:style-name="T154"> manner, as pure believers. Allah clearly emphasizes that </text:span><text:span text:style-name="T153">hanif </text:span><text:span text:style-name="T154">people do not ascribe partners to Him: </text:span></text:p>
      <text:p text:style-name="P38"/>
      <text:p text:style-name="P38">So set your face firmly towards the Religion, as a pure natural believer, Allah's natural pattern on which He made humanity. There is no changing in Allah's Creation. That is the true Religion—but most people do not know it. (Surat ar-Rum: 30)</text:p>
      <text:p text:style-name="P9"/>
      <text:p text:style-name="P7"><text:soft-page-break/>As can be understood from several verses, the Prophet Abraham's (pbuh) religion was essentially the same as Islam. In any case, all divinely revealed religions are, in their original and uncorrupted forms, essentially built on earning Allah's good pleasure, compassion, and Paradise. The Prophet Abraham's (pbuh) children and grandchildren, as well as other devout individuals from his line, adhered to this religion after his death. For example, Allah tells in the Qur'an <text:s/>the Prophet Joseph's (pbuh) address to his fellow prisoners: </text:p>
      <text:p text:style-name="P38"/>
      <text:p text:style-name="P38">I hold fast to the creed of my forebears Abraham, Isaac, and Jacob. We don't associate anything with Allah. And that is how Allah has favored us and all humanity, but most do not give thanks. (Surah Yusuf: 38)</text:p>
      <text:p text:style-name="P9"/>
      <text:p text:style-name="P11"><text:span text:style-name="T154">All </text:span><text:span text:style-name="T153">hanifs</text:span><text:span text:style-name="T154">, regardless of when they live, are distinguished by their glorification of Allah without ascribing partners to Him. One of the prophets' main duties was to rescue people from their misguided belief systems and worldviews, as well as those practices and values that transgressed the limits set down by Allah for humanity, and to call their people to the true religion. One hadith informs us of the following: </text:span></text:p>
      <text:p text:style-name="P3"><text:span text:style-name="T140">Abu Bakrah (ra) relates that: "The Messenger of Allah, may Allah bless him and grant him peace, once asked: 'Shall I inform you of a great sin, one of <text:s/>the greatest sins? ...[It is] to ascribe a partner to Allah.'"</text:span><text:span text:style-name="dipnot"><text:span text:style-name="T140">2</text:span></text:span></text:p>
      <text:p text:style-name="P7">In one verse, Allah reveals that Islam is as easy as the Prophet Abraham's (pbuh) religion: </text:p>
      <text:p text:style-name="P38"/>
      <text:p text:style-name="P38">... He [Allah] has selected you and not placed any constraint upon you in the religion—the religion of your forefather Abraham. He named you Muslims before, and also in this, so that the messenger could be witness against you and you could be witnesses against all of humanity. So perform the prescribed prayers, give alms, and hold fast to Allah. He is your Protector—the Best Protector, the Best Helper. (Surat al-Hajj: 78)</text:p>
      <text:p text:style-name="P38"/>
      <text:p text:style-name="P11"><text:span text:style-name="T154">According to the Qur'an the people who turn to Allah and live by His religion in its true sense are </text:span><text:span text:style-name="T153">Muslim</text:span><text:span text:style-name="T154">. The word </text:span><text:span text:style-name="T153">Muslim</text:span><text:span text:style-name="T154"> comes from the Arabic word </text:span><text:span text:style-name="T153">salam</text:span><text:span text:style-name="T154"> and means one </text:span><text:span text:style-name="T153">who has achieved well-being or who has submitted (to Allah).</text:span><text:span text:style-name="T154"> The essence of being Muslim lies in submitting to Allah and living in the ensuing peace and security. The prophets, all of whom guided their people to the true path, submitted totally to our Lord and were sincerely devoted to Him, are role models for us. By turning to and then submitting to our Lord, seeking refuge in Him, taking Him as their only friend, and asking for help only from Him, they are all called </text:span><text:span text:style-name="T153">Muslim</text:span><text:span text:style-name="T154"> in the Qur'an. </text:span></text:p>
      <text:p text:style-name="P11"><text:span text:style-name="T154">For instance, Allah commanded the prophet Noah (pbuh) to tell his tribe </text:span><text:span text:style-name="T152">"My wage is the responsibility of Allah alone. I am commanded to be one of the Muslims" </text:span><text:span text:style-name="T154">(Surah Yunus: 72); the Prophet Moses (pbuh) told his tribe</text:span><text:span text:style-name="T152"> "My people. If you believe in </text:span><text:soft-page-break/><text:span text:style-name="T152">Allah, then put your trust in Him, if you are Muslims" </text:span><text:span text:style-name="T154">(Surah Yunus: 84); and the Prophet Solomon (pbuh) addressed his tribe in these terms: </text:span><text:span text:style-name="T152">"Do not rise up against me, but come to me in submission [as Muslims]"</text:span><text:span text:style-name="T154"> (Surat An-Naml: 31). In the Qur'an Allah reveals the following to His followers:</text:span></text:p>
      <text:p text:style-name="P38"/>
      <text:p text:style-name="P38">When I inspired the Disciples [of Jesus] to believe in Me and in My Messenger [Jesus], they said: "We believe. Bear witness that we are Muslims." (Surat al-Ma'ida: 111)</text:p>
      <text:p text:style-name="P9"/>
      <text:p text:style-name="P11"><text:span text:style-name="T154">As can be seen from the above verses, sincere believers are those people who submit to Allah, live solely by religious moral values, and have pure faith. Allah honors such people with the name </text:span><text:span text:style-name="T153">Muslim.</text:span><text:span text:style-name="T154"> </text:span></text:p>
      <text:p text:style-name="P7">The Prophet Joseph's (pbuh) prayer as stated in the verse is a fine example for us in several areas. Allah reveals it in the following verse: </text:p>
      <text:p text:style-name="P38"/>
      <text:p text:style-name="P38">... You have granted power to me in the land and taught me the true meaning of events. O, Originator of the heavens and Earth. You are my Friend in this world and the Hereafter, so take me as a Muslim at my death and join me to the people who are righteous. (Surah Yusuf: 101)</text:p>
      <text:p text:style-name="P9"/>
      <text:p text:style-name="P7">The Prophet Abraham's (pbuh) joyful faith in Allah, his deep love for Him, his submission to all of His commands, as well as his obedience and superior morality, are explained in the Qur'an. Some of these verses read: </text:p>
      <text:p text:style-name="P38"/>
      <text:p text:style-name="P38">Our Lord, make us both Muslims submitted to You and our descendents a Muslim community submitted to You. Show us our rites of worship and turn toward us. You are the Ever-Returning, the Most Merciful. (Surat al-Baqara: 128)</text:p>
      <text:p text:style-name="P38">When his Lord said to him: "Become a Muslim," he [Abraham] said: "I am a Muslim who has submitted to the Lord of all the worlds." (Surat al-Baqara: 131)</text:p>
      <text:p text:style-name="P9"/>
      <text:p text:style-name="P7">Every Muslim must take the Prophet Abraham's (pbuh) pleasing morality, sincere faith, and total submission and obedience to Allah as role models. In fact, his discernment and determination in presenting Allah's message are among the important traits that all people who call themselves Muslims should adopt. </text:p>
      <text:p text:style-name="P7">Originally, all divine religions were based on the Prophet Abraham's (pbuh) religion. However, Christianity and Judaism were corrupted over time and so moved away from their original nature: not ascribing partners to Allah (the greatest sin) and living solely to earn His good pleasure. As a matter of fact, there are many parts conforming to true religion and good morals in the Torah and the Gospel of our day.</text:p>
      <text:p text:style-name="P7">The love and respect felt by both present-day Christians and Jews for the Prophet Abraham (pbuh) unites them in a common foundation with Muslims. Members of these three divinely revealed religions therefore share a common belief in Allah, which they have inherited <text:soft-page-break/>from the Prophet Abraham (pbuh), and seek to serve Him. On the other hand, it is clear that the error of trinity held by some Christians is a deviant belief and a great sin, and this is revealed in the Qur'an. However, the Prophet Abraham's (pbuh) <text:s/>pure natural belief is a common word between the Muslims and the People of the Book. Allah reveals in the Qur'an that Muslims have invited them to this common word: </text:p>
      <text:p text:style-name="P38"/>
      <text:p text:style-name="P38">Say: "O People of the Book [Christians and Jews], come to a proposition that is the same for us and you—that we should worship none but Allah, associate no partners with Him, and take no one of us as lords besides Allah." If they turn away, say: "Bear witness that we are Muslims." (Surah Al 'Imran: 64)</text:p>
      <text:p text:style-name="P9"/>
      <text:p text:style-name="P34">The Prophet Abraham (pbuh) Spreads the Religion</text:p>
      <text:p text:style-name="P7">Every prophet was charged with informing his tribe of Allah's commands and prohibitions. Our Prophet (may Allah bless him and grant him peace), the light of all the worlds, who called people to true religion within idolaters of Mecca, the Prophet Noah (pbuh), the Prophet Salih (pbuh) (of Thamud), the Prophet Lot (pbuh), the Prophet Shuayb (pbuh) (of Madyan), the Prophet Moses (pbuh) (of the Children of Israel), the Prophet Jesus (pbuh), and all other prophets informed their tribes of Allah's existence and called on them to live by the true religion's moral values. However, these prophets often found that the majority of their tribes denied Allah and rejected them and even initiated multifaceted struggles against them consisting of vile slanders, threats, and aggression. In some cases, they resorted to forced expulsion, arrest, or martyr the prophets with their imprudent minds to prevent them from performing their tasks Allah charged them with. Allah reveals how the traps set for the Prophet Muhammad (may Allah bless him and grant him peace) will end in failure: </text:p>
      <text:p text:style-name="P7"/>
      <text:p text:style-name="P38">When those who do not believe were plotting against you to imprison you, kill you, or expel you: they were plotting and Allah was planning, but Allah is the Best Planner. (Surat al-Anfal: 30)</text:p>
      <text:p text:style-name="P9"/>
      <text:p text:style-name="P7">As stated earlier, the Prophet Abraham's (pbuh) tribe worshipped statues that their ancestors had made from stone and wood in grave irrationality. The Prophet Abraham (pbuh), who had the determination and the powerful faith to single-handedly tell them of Allah's existence and oneness, was sent to guide them from their blind devotion to their ancestors' paganism into the light of His religion.</text:p>
      <text:p text:style-name="P11"><text:span text:style-name="T154">Throughout history, </text:span><text:span text:style-name="T152">the majority </text:span><text:span text:style-name="T154">has often decided which ideas and beliefs are to be accepted as true. Given that it is difficult to stand up against the majority in societies that are far from religion, many people eventually agree, either willingly or unwillingly, to submit to ideas and beliefs that they know to be wrong. The prophets and the believers who followed them, however, always opposed the unbelieving </text:span><text:soft-page-break/><text:span text:style-name="T154">majority and displayed enormous courage in the face of the ensuing pressure, threats, or attacks. They remained loyal to Allah's religion by scrupulously performing their religious observations and abiding by our Lord's commands out of their fear and awe of Him, as well as their complete trust in Him.</text:span></text:p>
      <text:p text:style-name="P11"><text:span text:style-name="T154">The Prophet Abraham (pbuh), whom Allah praised as being </text:span><text:span text:style-name="T152">"a community in himself" </text:span><text:span text:style-name="T154">(Surat an-Nahl: 120), stood alone against his father and his entire pagan tribe. He patiently explained why their idols could never attain any divine quality and that Allah was the only true God. When necessary, even by standing against the entire community in order to tell the truth, his opposition to his tribe's paganism, as well as his method of challenging their superstitions and working to guide them to the true path despite their hostility, clearly revealed his powerful faith, submission, sincerity, and superior character. All of these characteristics made him a courageous and determined individual. Allah reveals some of his words in the Qur'an, as follows: </text:span></text:p>
      <text:p text:style-name="P7"/>
      <text:p text:style-name="P38">His tribe argued with him. He said: "Are you arguing with me about Allah, when He has guided me? I have no fear of any partner you ascribe to Him, unless my Lord should will such a thing to happen. My Lord encompasses all things in His knowledge, so will you not pay heed? Why should I fear what you have associated with Him, when you yourselves apparently have no fear of associating partners with Allah, for which He has sent down no authority to you? Which of the two parties is more entitled to feel safe, if you have any knowledge?" (Surat al-An'am: 80-81)</text:p>
      <text:p text:style-name="P7">Such conversations with his tribe reveal many pleasing examples of his deep and strong faith. Thanks to the superior wisdom and understanding imparted to him by our Lord, the Prophet Abraham (pbuh) gave enormously effective addresses and the wisest of examples. Looked at with the eye of wisdom, present-day Muslims can use the Prophet Abraham's (pbuh) means and methods Allah revealed to him to invite their own people to believe in Allah. Given this, we will now look at some of the Prophet Abraham's (pbuh) wise explanations. </text:p>
      <text:p text:style-name="P7"/>
      <text:p text:style-name="P34">The Prophet Abraham's (pbuh) Conversations </text:p>
      <text:p text:style-name="P34">with His Father</text:p>
      <text:p text:style-name="P11"><text:span text:style-name="T154">All Muslims are responsible for inviting people to believe in Allah. In the Qur'an Allah refers to this as </text:span><text:span text:style-name="T153">commanding what is right and forbidding what is wrong.</text:span><text:span text:style-name="T154"> This duty arises out of the fact that people must be warned, in other words informed and reminded of certain important truths, such as that Allah created the universe from nothing, that every human being is responsible to our Lord and will have to account to Him in the Hereafter, and that they will be rewarded in the Hereafter for what they did in this world. </text:span></text:p>
      <text:p text:style-name="P11"><text:span text:style-name="T154">Those who shoulder this responsibility are devout Muslims who sincerely believe in Allah and who hold Him in awe out of a deep-rooted respect. Allah has given them the power, wisdom, and intelligence to distinguish between right and wrong. In exchange, they are to explain </text:span><text:soft-page-break/><text:span text:style-name="T154">His religion in the light of the addressee's character, state of mind, and viewpoint on life in the most pleasant and appropriate manner possible. In addition, they must properly evaluate the addressee's reaction and response and adapt their methods in order to effectively communicate the divine message. As performing this obligation calls for considerable effort, warning whole societies and explaining the religion to </text:span><text:span text:style-name="T153">tribes whose fathers have not been warned</text:span><text:span text:style-name="T154">, namely, communities that are far from religion's moral values, is a heavy responsibility. In fact, Allah tells believers to spread His religion </text:span><text:span text:style-name="T153">with wisdom and pleasant advice</text:span><text:span text:style-name="T154">, as the following verse reveals: </text:span></text:p>
      <text:p text:style-name="P38"/>
      <text:p text:style-name="P38">Call to the way of your Lord with wisdom and fair admonition, and argue with them in the kindest way. Your Lord knows best who is misguided from His way. And He knows best who are guided. (Surat an-Nahl: 125)</text:p>
      <text:p text:style-name="P9"/>
      <text:p text:style-name="P7">Each Muslim is entrusted with explaining and advising others about Allah's existence and the Qur'an's beauties. To enable them to carry out this responsibility, Allah has revealed in the Qur'an the most suitable and appropriate methods. For example, believers should invite their friends and family members first to believe in Allah and the Day of Judgment: </text:p>
      <text:p text:style-name="P38"/>
      <text:p text:style-name="P38">So do not call on any other deity along with Allah, or you will be among those who will be punished. Warn your near relatives. (Surat ash-Shu'ara: <text:s/>213-14)</text:p>
      <text:p text:style-name="P9"/>
      <text:p text:style-name="P7">The Prophet Abraham's (pbuh) words to his father are exemplary in this respect. He explained to his father, in a most wise manner, that worshipping idols was equivalent to ascribing partners to Allah and that a person should serve Allah alone. Some of these words are revealed in the Qur'an:</text:p>
      <text:p text:style-name="P38"/>
      <text:p text:style-name="P38">Remember when Abraham said to his father, Azar: "Do you take idols as gods? I see that you and your tribe are clearly misguided." (Surat al-An'am: 74)</text:p>
      <text:p text:style-name="P38"/>
      <text:p text:style-name="P38">Remember when he [Abraham] said to his father: "Father, why do you worship that which can neither hear nor see, and is of no use to you at all? Father, knowledge that never reached you has come to me. So follow me, and I will guide you to the right path." (Surah Maryam: 42-43)</text:p>
      <text:p text:style-name="P9"/>
      <text:p text:style-name="P7">One of the most important elements of this conversation, which should be taken as a model, is that no matter how arrogant and difficult an unbeliever may be, a believer must remain patient while relaying the message and behave in the most pleasant manner possible. </text:p>
      <text:p text:style-name="P11"><text:span text:style-name="T154">The Prophet Abraham's (pbuh) approach here is exactly the same as that of the Prophet Moses (pbuh) toward Pharaoh. The Prophet Moses (pbuh) also employed a temperate and patient style when </text:span><text:soft-page-break/><text:span text:style-name="T154">relaying Allah's message to Pharaoh, in compliance with Allah's command to </text:span><text:span text:style-name="T152">"speak to him with gentle words so that, hopefully, he will pay heed or show some fear"</text:span><text:span text:style-name="T154"> (Surah Ta Ha: 44).</text:span></text:p>
      <text:p text:style-name="P7">Allah reveals the message that the Prophet Abraham (pbuh) gave to his father, as well as his father's reaction: </text:p>
      <text:p text:style-name="P38"/>
      <text:p text:style-name="P38">[Abraham said:] "Omy father, do not worship satan. Satan was disobedient to the All-Merciful. Father, I am afraid that a punishment from the All-Merciful will afflict you, and turn you into a comrade of satan." He [his father] replied: "Do you forsake my deities, Abraham? If you do not stop, I will stone you. Keep away from me for a good long time." He [Abraham] said: "Peace be upon you. I will ask my Lord to forgive you. He has always honored me. I will separate myself from you and all that you call upon besides Allah, and I will call upon my Lord. It may well be that, in calling upon my Lord, I will not be disappointed." (Surah Maryam: 44-46)</text:p>
      <text:p text:style-name="P9"/>
      <text:p text:style-name="P7">These conversations Allah revealed in the Qur'an contain important wisdom. First and foremost, the Prophet Abraham's (pbuh) courageous and humble attitude is most striking. He carried out Allah's order, even at the risk of his own life, and invited his father to the true path. He risked losing his father's love, help, and goods; refused to be intimidated by his father's threats, and displayed the greatest humility and patience when told to leave. </text:p>
      <text:p text:style-name="P11"><text:span text:style-name="T154">Knowing that Allah would help him and show him the right path, he behaved according to the comfort and security that such knowledge imparted. The way that he immediately prayed to Allah after being unjustly forced to leave the house in which he lived, and his faith that his prayer would be heard demonstrate the exemplary modesty and purity required of a Muslim. Moreover, he displayed a most pleasing moral attitude toward his father, who was quite hostile. He maintained his moderate style and continued to call him </text:span><text:span text:style-name="T153">my father</text:span><text:span text:style-name="T154">. All Muslims should adopt this example of a very superior morality when calling people to the truth. </text:span></text:p>
      <text:p text:style-name="P7">He approached his father with great affection and modesty, and humbly invited him to the true path. When his father persisted in his denial, the Prophet Abraham (pbuh) immediately sought refuge in Allah and removed himself. This attitude shows that Muslims are to work only for Allah's good pleasure, and to love what He loves and hate what He hates. Allah reveals this quality, which every Muslim should possess, thus: </text:p>
      <text:p text:style-name="P43">It is not right for the Prophet and those who believe to ask forgiveness for the idolater—even if they are close relatives—after it has become clear to them that they are the Companions of the Blazing Fire. Abraham would not have asked forgiveness for his father but for a promise he made to him. And when it became clear to him [Abraham] that he [his father] was an enemy of Allah, he renounced him. Abraham was tender-hearted and forbearing. (Surat at-Tawba: 113-14)</text:p>
      <text:p text:style-name="P38"/>
      <text:p text:style-name="P7">Another noteworthy feature of this conversation between the Prophet Abraham (pbuh) and his father Allah revealed in the verses of the Qur'an, is the latter's devotion to paganism. So strong was his devotion that it led him to threaten his son with death by stoning, a son who was of his own blood, whom he had raised and kept by his side, and who treated his father so respectfully. The only reason for his father's wrath was that the Prophet Abraham (pbuh) worshipped only Allah and rejected his tribe's paganism. This is an example of the unbelievers' cruel, uncompromising, and oppressive natures. </text:p>
      <text:p text:style-name="P33"/>
      <text:p text:style-name="P34">The Unbeliever Advised by the Prophet Abraham (pbuh)</text:p>
      <text:p text:style-name="P7">Allah refers in the Qur'an to an unbelieving ruler whom the Prophet Abraham (pbuh) met when calling people to believe in Allah. Known as Nimrod in various historical sources, Allah reveals in the Qur'an that he and the Prophet Abraham (pbuh) engaged in an important conversation:</text:p>
      <text:p text:style-name="P38"/>
      <text:p text:style-name="P38">What about the one who argued with Abraham about his Lord, on the basis that Allah had given him sovereignty? Abraham said: "My Lord is He Who gives life and causes to die." He [Nimrod] said: "I too give life and cause to die..." (Surat al-Baqara: 258)</text:p>
      <text:p text:style-name="P9"/>
      <text:p text:style-name="P7">As this verse makes clear, Nimrod had become very arrogant due to his goods, property, and rule. While talking with the Prophet Abraham (pbuh), he made the enormous and irrational claim that he also possessed the power of Creation. By proclaiming his own divinity in utter ignorance, as he was so proud of his wealth and chattel, he was, in fact, denying Allah. Because of his pride, he rejected to see Allah's might and power over the universe.</text:p>
      <text:p text:style-name="P7">After informing Nimrod of Allah's existence and oneness, this unbeliever who grew arrogant against Allah, irrationally enters into debate with the Prophet Abraham (pbuh) and he makes a most wise and rational statement by the inspiration of Allah: </text:p>
      <text:p text:style-name="P7"/>
      <text:p text:style-name="P38">"Allah makes the Sun come from the East. Make it come from the West." And the disbeliever [Nimrod] was dumbfounded. Allah does not guide wrongdoing people. (Surat al-Baqara: 258)</text:p>
      <text:p text:style-name="P9"/>
      <text:p text:style-name="P7"><text:soft-page-break/>All prophets have always employed wise and rational arguments, such as the example given above. Allah has enabled those believers who spread His message to do so most effectively, thus refuting the unbelievers' mistaken worldview. Such arguments always leave unbelievers, who believe themselves to be on the right path and who trust in their wealth, power, and idols, unable to mount a serious defense of their belief systems. Therefore, they are always condemned to be defeated and at a loss for words. </text:p>
      <text:p text:style-name="P7">Another important wisdom in the Prophet Abraham's (pbuh) response as seen in the verses is his honesty and naturalness. A sincere and honest explanation always influences peoples' hearts and consciences. Allah's existence is evident, and the believer's explanation of this manifest truth from the heart always touches other people. But even if they are so influenced, some unbelievers persist in their unbelief. Such people, who generally are far removed from religion, unwisely grow proud out of the belief that their wealth, attractiveness, or status are the results of their own efforts. They unjustly regard themselves as superior and forget about Allah. Satan encourages their pride and uses the power and position that they mistakenly consider their own, to prevent them from serving Allah.</text:p>
      <text:p text:style-name="P7">Believers encounter many people as they spread Allah's message. Many people, due to their pride, cannot see Allah's might and power. In such situations, believers must give examples that show people just how helpless they really are in order to eliminate their pride. As a result, unbelievers will realize that their arrogance and pride in their possessions are of no significance. Gradually, they will realize that their strength and power are limited, that everything will end with death, and that Allah is the only absolute being. </text:p>
      <text:p text:style-name="P7">The mode of explication used by the Prophet Abraham (pbuh) to relay the truth to Nimrod shows just how important the use of rational, wise, and target-oriented speech is in spreading His message. Believers must never engage in pointless arguments; rather, they must always use effective and rational explanations to defeat the audience's superstitious beliefs and demonstrate Allah's existence by analyzing the audience members' psychological states and logical frameworks. Clearly, only people with deep faith, who scrupulously adhere to Allah's commands and who hold Him in awe, will be able to devise such an effective and wise mode of explication. This is true, because wisdom is a divine blessing that must be sought from Allah. Allah imparts this secret to us, as follows: </text:p>
      <text:p text:style-name="P38"/>
      <text:p text:style-name="P38">He gives wisdom to whoever He wills, and he who has been given wisdom has been given great good... (Surat al-Baqara: 269)</text:p>
      <text:p text:style-name="P38"/>
      <text:p text:style-name="P34">The Prophet Abraham (pbuh) Calls His Tribe</text:p>
      <text:p text:style-name="P11"><text:span text:style-name="T154">How should believers behave with those who deny or reject the truth? Allah tells believers to spread His message in a well-considered style and method. There is more than one way of calling people to the truth. Naturally, the method changes according to the audience </text:span><text:soft-page-break/><text:span text:style-name="T154">members' positions, conditions, ideas, and beliefs. For example, Allah refers to the Prophet Noah (pbuh), who explained His existence both </text:span><text:span text:style-name="T153">publicly </text:span><text:span text:style-name="T154">and </text:span><text:span text:style-name="T153">privately</text:span><text:span text:style-name="T154"> by using indirect methods to turn them toward His religion. (Surah Nuh: 9)</text:span></text:p>
      <text:p text:style-name="P7">Another one of the Prophet Abraham's (pbuh) most noteworthy methods was to incite his tribe's consciences and to employ methods that would encourage them to think. He asked them questions, thereby exposing the irrational and confused nature of their beliefs. He showed them that their idols were nothing more than unconscious pieces of wood and stone, and used a clever plan to convince their hearts and minds of this. As he caused his tribe's traditional pagan worldview to collapse by spreading Allah's truth, he also explained Allah's existence and oneness. In the Qur'an Allah describes the Prophet Abraham's (pbuh) method in the following words: </text:p>
      <text:p text:style-name="P44">When night covered him [Abraham], he saw a star and said: "This is my Lord!" Then when it set, he said: "I do not love that which sets." Then when he saw the Moon come up, he said: "This is my Lord!" Then when it set, he said: "If my Lord does not guide me, I will be one of the misguided people." Then when he saw the Sun come up, he said: "This is my Lord! This is greater!" Then when it set, he said: "My tribe, I am free of what you associate with Allah! I have turned my face to Him Who brought the heavens and Earth into being, a pure natural believer. I am not one of the idolaters." (Surat al-An'am: 76-79)</text:p>
      <text:p text:style-name="P38"/>
      <text:p text:style-name="P11"><text:span text:style-name="T154">The Prophet Abraham's (pbuh) comments regarding the Moon, the Sun, and stars in these verses above are probably not his own thoughts, but rather a means of communicating Allah's message to his tribe. (Allah knows the truth.) The Prophet Abraham (pbuh) knew that the Moon and stars would </text:span><text:span text:style-name="T153">disappear</text:span><text:span text:style-name="T154"> when the Sun rose, and that the Sun would sink again after it had risen. Since his pagan tribe were not reasoning and judging in the light of true faith, however, he may have chosen to employ the gradual explanation outlined above.</text:span></text:p>
      <text:p text:style-name="P11"><text:span text:style-name="T154">As we mentioned earlier, in a grave irrationality the pagan societies in the Middle East at that time worshipped celestial bodies, such as the Sun and the Moon, in addition to idols made by themselves and their ancestors. Therefore, the Prophet Abraham (pbuh) may have wished to use the question-and-answer method to explain why these supposedly divine objects were not actually divine. And so he first portrayed the stars as divine in order to draw his tribe's attention to them, and then proved, as Allah inspired him, why these could not actually be deities. Allah reveals the Prophet Abraham's (pbuh) expression in a verse, </text:span><text:span text:style-name="T152">"I do not love what sets" </text:span><text:span text:style-name="T154">(Surat al-An'am: 76) is also an important message aimed at his tribe, for he indirectly explained that a divine entity was immortal and indestructible. (Allah knows the truth.) In fact, these are some of our Lord's names: </text:span><text:span text:style-name="T153">al-Baqi </text:span><text:span text:style-name="T154">(He Who continues, the immortal one) and </text:span><text:span text:style-name="T153">al-Qa'im</text:span><text:span text:style-name="T154"> (He Who persists).</text:span></text:p>
      <text:p text:style-name="P11"><text:span text:style-name="T154">After this, the Prophet Abraham (pbuh) may have employed the same method with regard to the Moon, another </text:span><text:span text:style-name="T153">so-called</text:span><text:span text:style-name="T154"> deity, to show his tribe that it was not divine. He may have used the same logic for the Sun, particularly by emphasizing that it was </text:span><text:span text:style-name="T153">the greatest</text:span><text:span text:style-name="T154">. His explanation that it was not divine dealt a major blow to their pagan worldview, because beyond the Sun there was no greater physical being visible to the tribe. </text:span></text:p>
      <text:p text:style-name="P11"><text:span text:style-name="T154">With the words Allah reveals in the Qur'an as </text:span><text:span text:style-name="T152">"I am not one of the idolaters"</text:span><text:span text:style-name="T154"> (Surat al-An'am: 79), the Prophet Abraham (pbuh) explained that Allah created all of these things, that He was the true Allah, and that he ascribed no partners to Him. Given the above, we can see that the Prophet Abraham (pbuh) knew a great deal about his tribe's pagan belief system. He put forward all of these examples to spread Allah's message and to expose their defective logic and misguided beliefs. In fact, it seems that his tribe sought to debate with him: </text:span></text:p>
      <text:p text:style-name="P7"/>
      <text:p text:style-name="P38"><text:soft-page-break/>His tribe argued with him. He said: "Are you arguing with me about Allah, when He has guided me? I have no fear of any partner you ascribe to Him, unless my Lord should will such a thing to happen. My Lord encompasses all things in His knowledge, so will you not pay heed?" (Surat al-An'am: 80)</text:p>
      <text:p text:style-name="P9"/>
      <text:p text:style-name="P7">In calling his tribe to the truth, the Prophet Abraham (pbuh) acted upon what He inspired in him. This is clearly evident from the methods he employed and the examples he gave. In the verse "This is the argument We gave to Abraham against his tribe. We raise in rank anyone We will. Your Lord is All-Wise, All-Knowing" (Surat al-An'am: 83), Allah reveals that He gave the Prophet Abraham (pbuh) various proofs to use against his tribe.</text:p>
      <text:p text:style-name="P7">This manner of communication sets an example for all Muslims. In other words, believers must demolish the other side's false and groundless beliefs and then present indisputable proof of Allah's existence and oneness. Following this, they must call on the other side to believe in Allah and serve only Him. If the other side cannot abandon its misguided belief system and distorted logic, it will be difficult for them to believe in Allah and become true Muslims. True faith can come about only when people abandon all of their idols and superstitious ideologies and philosophies.</text:p>
      <text:p text:style-name="P7">The Prophet Abraham's (pbuh) love of Allah, joyous faith, and scrupulous adherence to His commands can be clearly seen in how he conducted himself with others. The way in which he communicated with his father and tribe shows in the finest possible way that he was chosen by Allah, Who made him superior to all others. In the Qur'an Allah reveals: </text:p>
      <text:p text:style-name="P7"/>
      <text:p text:style-name="P38">Recite to them the story of Abraham, when he asked his father and his tribe: "What do you worship?" They said: "We worship idols and will continue to cling to them." He asked: "Do they hear you when you call? Do they help you or harm you?" They said: "No, but this is what we found our fathers doing." He asked: "Have you really thought about what you worship, you and your fathers who came before?" (Surat ash-Shu'ara: <text:s/>69-76)</text:p>
      <text:p text:style-name="P9"/>
      <text:p text:style-name="P7">As can be seen in the above verses, the Prophet Abraham (pbuh) used various methods and analogies to explain to his tribe how futile and irrational it was to worship idols. Their only response was that they would continue to follow their ancestors' path as Allah states in the verses. This vastly unwise response is frequently encountered in societies that are far from religion and is often used to justify superstition, although it has no foundation in the face of divine religion. In the continuation of these verses, the Prophet Abraham (pbuh) calls his tribe to faith and introduces them to our Lord: </text:p>
      <text:p text:style-name="P38"/>
      <text:p text:style-name="P38">"They are all my enemies—except for the Lord of all the worlds: He Who created me and guides me; He Who gives me food and drink; and when I am ill, He heals me; He Who will <text:soft-page-break/>cause my death and then give me life; He Who I sincerely hope will forgive my mistakes on the Day of Reckoning." (Surat ash-Shu'ara: <text:s/>77-82)</text:p>
      <text:p text:style-name="P9"/>
      <text:p text:style-name="P7">As Allah states in the Qur'an, the Prophet Abraham's (pbuh) tribe frequently stated their determination to persist in their paganism. He responded by praising our Lord with His finest names. Only Allah creates or destroys everything in the universe, animate or inanimate. Only He gives all blessings on Earth for the service of humanity and provides an infinite number of beauties. The way a human being is born, grows, eats, drinks, walks, moves, speaks, and laughs—in short, everything in life—happens by Allah's will. As the Prophet Abraham (pbuh) reveals, our Lord Allah heals sick people, by restoring them to health. Unless Allah wills, no medicine or doctor can restore anyone to health. </text:p>
      <text:p text:style-name="P7">Allah creates humanity and, in the same way, will take each person's soul at the moment of his or her death. Even before a person is born, Allah has already established the length of his or her life, what will happen to them, and all that they will say and do. In other words, people do not control their destiny, for Allah has written it even before the person is born. </text:p>
      <text:p text:style-name="P7">Allah created this world as a testing arena and then sent messengers to lead others to the true path by means of revelation. On the Day of Judgment, every human being will have to account for what he or she did while in this world. Believers who spend their lives doing good in the hope of earning His good pleasure and mercy will meet with countless blessings. Allah, Who is most merciful, forgiving, and loving toward His servants, has promised to cover the evil deeds of His servants on the Day of Judgment, to forgive their mistakes, and to reward them with the countless blessings of Paradise.</text:p>
      <text:p text:style-name="P7">Remember that human beings have no power to bring others to the true path, for their only responsibility is to relay His message. In fact, this is a religious obligation for all believers. Whether or not an unbeliever turns to faith depends totally on Allah's guidance, for no one can believe unless Allah so wills. Indeed, despite the strength that the Prophet Abraham (pbuh) acquired from his faith in Allah, his pagan tribe, who had no fear of Allah and ignored their consciences, persisted in their denial. In fact, they went so far as to threaten the Prophet Abraham (pbuh) with death by fire. Thus, all believers must devoutly and determinedly call those around them to the true path and not despair if they are ignored and persecuted.</text:p>
      <text:p text:style-name="P11"><text:span text:style-name="T154">In one verse, our Lord states that </text:span><text:span text:style-name="T152">"... It is the truth from your Lord; so let whoever wishes believe and whoever wishes disbelieve"</text:span><text:span text:style-name="T154"> (Surat al-Kahf: 29). In another verse Allah reveals to our Prophet (may Allah bless him and grant him peace) that </text:span><text:span text:style-name="T152">"Perhaps you will destroy yourself with grief because they will not become believers"</text:span><text:span text:style-name="T154"> (Surat ash-Shu'ara: 3). In Surah Yusuf, Allah reveals that </text:span><text:span text:style-name="T152">"But most people, for all your eagerness, are not believers. You do not ask them for any wage for it. It is only a reminder to all beings"</text:span><text:span text:style-name="T154"> (Surah Yusuf: 103-104).</text:span></text:p>
      <text:p text:style-name="P7"><text:soft-page-break/>One reason why the Prophet Abraham's (pbuh) tribe persisted in their denial was their concern for their own interests. Their pagan belief system provided them with various worldly advantages, and any change to the established order would conflict with those interests, just as our Prophet's mission (may Allah bless him and grant him peace) upset the Meccan leaders, who enjoyed enormous commercial profits due to Arabia's paganism. This is actually a law that Allah has decreed for His prophets. As Allah states in the Qur'an, the prophets have always been opposed by their tribe. They have been threatened with death and subjected to slander, and sometimes have even been accused of sorcery, madness, and ascribing their own words to Allah. In sum, those who accused the prophets had no hesitation about resorting to such falsehoods as asserting that the prophets were on the wrong path while they were on the right path. </text:p>
      <text:p text:style-name="P7">However, these people are laboring under a cloud of irrationality, for while mistakenly trying to protect their own interests, they are actually condemning themselves to eternal suffering. Allah has revealed the fate of those who rebel against His prophets, those role models of pleasing moral values, godliness, and deep faith: </text:p>
      <text:p text:style-name="P38"/>
      <text:p text:style-name="P38">... They have brought down anger from Allah upon themselves, and they have been plunged into destitution. That was because they rejected Allah's signs and killed the prophets without any right to do so. That was because they disobeyed and went beyond the limits [that Allah has established for humanity]. (Surah Al 'Imran: 112)</text:p>
      <text:p text:style-name="P9"/>
      <text:p text:style-name="P34">The Prophet Abraham (pbuh) Entraps the Idols</text:p>
      <text:p text:style-name="P11"><text:span text:style-name="T154">According to the Qur'an Allah gives those who fear and hold Him in awe </text:span><text:span text:style-name="T153">the</text:span><text:span text:style-name="T154"> </text:span><text:span text:style-name="T153">ability to distinguish between right and wrong. </text:span><text:span text:style-name="T154">This great kindness and superior blessing is restricted to the believers. The methods the Prophet Abraham (pbuh) used to call his tribe to belief, as well as his decisions and styles of presentation, are all important examples of this great blessing.</text:span></text:p>
      <text:p text:style-name="P7">One example is the trap he laid for his tribe's idols. Given that he was all alone and operating in a dangerous environment, he took certain precautions to prevent bodily harm and to make sure that Allah's message would be heard. For example, he told the unbelievers around him that he was ill so that they would go away: </text:p>
      <text:p text:style-name="P38"/>
      <text:p text:style-name="P38">And [Abraham] asked his father and his tribe: "What are you worshipping? Is it falsehood—deities besides Allah—that you desire? So what are your thoughts about the Lord of all the worlds?" He looked at the stars and said: "I am sick." So they turned their backs on him. ( Surat as-Saffat: 85-90) </text:p>
      <text:p text:style-name="P9"/>
      <text:p text:style-name="P7">After sending the unbelievers away, he went up to the idols and smashed them: </text:p>
      <text:p text:style-name="P38"/>
      <text:p text:style-name="P38"><text:soft-page-break/>He turned surreptitiously to their deities and asked: "Don't you eat? What is the matter with you that you don't speak?" He turned on them, striking out with his right hand. ( Surat as-Saffat: 91-93)</text:p>
      <text:p text:style-name="P38">He broke them in pieces, except for the largest one, so that they would have it to consult! (Surat al-Anbiya: 58)</text:p>
      <text:p text:style-name="P9"/>
      <text:p text:style-name="P7">Leaving the largest idol untouched shows great wisdom. When his tribe saw what had happened and that only the largest idol remained, they immediately began looking for the person who had done this. Since they were aware of the Prophet Abraham's (pbuh) opposition to their idols and paganism, they quickly realized that he was responsible and so sought him out to take their revenge: </text:p>
      <text:p text:style-name="P38"/>
      <text:p text:style-name="P38">They exclaimed: "Who has done this to our deities? He is definitely one of the wrongdoers!" They said: "We heard a young man mentioning them. They call him Abraham." They ordered: "Bring him before the people's eyes so they can be witnesses!" They asked: "Did you do this to our deities, Abraham?" (Surat al-Anbiya: 59-62)</text:p>
      <text:p text:style-name="P9"/>
      <text:p text:style-name="P7">That question revealed why the Prophet Abraham (pbuh) did not destroy the largest idol: </text:p>
      <text:p text:style-name="P38"/>
      <text:p text:style-name="P38">He said: "No, this one, the largest of them, did it. Ask them, if they are able to speak!" (Surat al-Anbiya: 63)</text:p>
      <text:p text:style-name="P9"/>
      <text:p text:style-name="P7">Hearing this response, the unbelievers inevitably began thinking and understanding that their idols would never have the power of speech. And so his plan succeeded, for it caused them to question their pagan belief system. Allah says: </text:p>
      <text:p text:style-name="P38"/>
      <text:p text:style-name="P38">They consulted among themselves and said: "It is you yourselves who are wrongdoers." (Surat al-Anbiya: 64)</text:p>
      <text:p text:style-name="P9"/>
      <text:p text:style-name="P7">However, their regret did not last long. Despite having understood the truth, they again decided to oppose the Prophet Abraham (pbuh) in order to maintain their traditional pagan belief system, which was in line with their own transitory worldly interests: </text:p>
      <text:p text:style-name="P38"/>
      <text:p text:style-name="P38">But then they relapsed back into their disbelief: "You know full well these idols cannot talk." He said: "Do you then worship, instead of Allah, that which cannot help or harm you in any way? Shame on you and what you worship besides Allah! Will you not use your intellect?" They said: "Burn him and support your deities, if you are resolved to do something." (Surat al-Anbiya: 65-68)</text:p>
      <text:p text:style-name="P9"/>
      <text:p text:style-name="P7">The Prophet Abraham's (pbuh) approach Allah reveals in these verses displays a finely calculated plan and wisdom by Allah's <text:soft-page-break/>inspiration. Sending the people away by telling them that he was ill, he then smashed all but the largest idol in the hope that they would respond as he expected. This trap shows that he acted under Allah's inspiration and had superior intelligence and foresight. Under divine inspiration, he devised a brilliant trap and, by Allah's will, achieved a most pleasing success. After smashing the idols, he tested his tribe's belief system by saying that the largest idol had destroyed the others.</text:p>
      <text:p text:style-name="P7">One aim of this plan was to make his tribe realize just how irrational their belief system actually was. If they failed to comprehend the irrational and illogical nature of their deeds, he knew that they would just make new idols and persist in their paganism. The important thing, therefore, was to make them understand that such superstitious worship was contrary to faith in Allah and His revelation.</text:p>
      <text:p text:style-name="P7">It is totally irrational to think that statues can eat, drink, move, or do any harm or good to any person. When those who believe in such fallacies encounter a problem or a difficulty, they seek their idols' help and refrain from displeasing them. They do so due to their fear of their idols and their irrational and illogical belief that lifeless idols created the universe and all living things, direct everything within the universe, and bestow health and plenty, as well as daily bread, power, and understanding, upon humanity. Allah describes their great mistake in the following terms: </text:p>
      <text:p text:style-name="P38"/>
      <text:p text:style-name="P38">… who are not capable of helping them and cannot even help themselves? If you call them [unbelievers] to guidance, they will not follow you. It makes no difference if you call them or stay silent. (Surat al-A'raf: 192-93)</text:p>
      <text:p text:style-name="P38">Do they have legs with which they can walk? Do they have hands with which they can grasp? Do they have eyes with which they can see? Do they have ears with which they can hear? Say: "Call on your deities, try all of your wiles against me, and grant me no reprieve." (Surat al-A'raf: 195)</text:p>
      <text:p text:style-name="P9"/>
      <text:p text:style-name="P7">However, such a lack of understanding is not limited to the Prophet Abraham's (pbuh) time alone. Paganism still thrives today under a wide variety of different names. The false pagan beliefs of the Prophet Abraham's (pbuh) time, for instance, bear a close resemblance to Darwinian claims.</text:p>
      <text:p text:style-name="P7"/>
      <text:p text:style-name="P34">Similarities between Paganism and Darwinism</text:p>
      <text:p text:style-name="P7">The pagan tribes of the Prophet Abraham's (pbuh) time foolishly worshipped idols that they and their ancestors had made, and believed that their idols could influence the workings of the universe. According to this superstitious belief, idols could make and implement decisions and could punish or reward human beings. In other words, these pagans believed that inanimate matter could create and control human beings. Allah reveals this terrible mistake and great sin in the Qur'an. For example: </text:p>
      <text:p text:style-name="P38"/>
      <text:p text:style-name="P38"><text:soft-page-break/>Allah does not forgive anything being associated with Him, but He forgives whoever He wills for anything other than that. Anyone who associates something with Allah has committed a terrible crime. (Surat an-Nisa: 48)</text:p>
      <text:p text:style-name="P9"/>
      <text:p text:style-name="P7">Those who defend Darwin's theory of evolution follow a very similar superstitious and deviant concept, for they believe that certain elements (e.g., carbon, hydrogen, oxygen, calcium, magnesium, and iron) as well as muddy water containing various minerals, somehow acquired a supposedly superior power and free will over the course of time and by chance. The Darwinists claim that life emerged from the mud over time and by coincidence. Supposedly, this trio of muddy water, time, and chance decided to form all of the beautiful things in nature, animals, and, most importantly, conscious human beings. </text:p>
      <text:p text:style-name="P7">The origins of this superstition lie in the fallacious belief that inanimate substances are actually entities that possess intelligence and willpower, and that can make and act upon decisions. In other words, they regard matter itself as something divine. Based upon this false concept, Darwinists maintain that everything in the universe developed on its own as the result of chance, and that every entity is regarded, together with chance, as supposedly divine. However, those who look at all of the animate and inanimate things that surround them, beginning with their own bodies, will see that the universe is the work of the Almighty Allah, Who possesses infinite intelligence and knowledge. Every detail, from our own planet to the flawless harmony within our own bodies, from the equilibrium between the galaxies, as well as the stars and all other celestial bodies, to our world with all of its countless blessings, proves the existence of an infinitely compassionate and loving Creator: Allah, Lord of the worlds. </text:p>
      <text:p text:style-name="P7">Our Lord has revealed this manifest truth, which everyone can discover for themselves, to humanity through such messengers as the Prophet Abraham (pbuh). Yet for some reason, many people throughout history have rejected this truth and have insisted on denying His existence. In His final revelation, Allah describes the position of such people: </text:p>
      <text:p text:style-name="P38"/>
      <text:p text:style-name="P38">They have sworn by Allah with their most earnest oaths that if a sign comes to them, they will believe in it. Say: "The signs are under Allah's control alone." What will make you realize that even if a sign did come, they would still not believe? We will overturn their hearts and sight, just as when they did not believe in it at first, and We will abandon them to wander blindly in their excessive insolence. Even if We sent down angels to them, the dead spoke to them, and We gathered together everything in front of them right before their eyes, they would still not believe unless Allah willed. The truth is that most of them are ignorant. (Surat al-An'am: 109-111)</text:p>
      <text:p text:style-name="P9"/>
      <text:p text:style-name="P7"><text:soft-page-break/>As we have seen, claiming that unconscious atoms, minerals, and blind chance produced flawless and perfect features is nothing more than bowing down before wooden totems and begging them for health and abundance. The only difference between the two is the names given to them and the concepts used to describe them. </text:p>
      <text:p text:style-name="P11"><text:span text:style-name="T154">According to the pagans among whom the Prophet Abraham (pbuh) lived, certain idols allegedly regulated the universe, shaped living things, and directed their behavior. Similarly, Darwinists believe that all living things and the universe's flawless Creation emerged under the effect of inanimate matter (e.g., atoms, molecules, natural forces, and the chemical and physical properties of objects). Just as pagans ascribe such powers to their idols, Darwinists use such concepts as </text:span><text:span text:style-name="T153">the self-organization of matter and nature's creation of species</text:span><text:span text:style-name="T154"> in utter irrationality to ascribe imaginary creative power to lifeless matter and then deify it. </text:span></text:p>
      <text:p text:style-name="P11"><text:span text:style-name="T154">This can be clearly seen in popular publications that support the theory of evolution. Such publications make frequent reference to various Darwinist idols, the greatest idol of which is Mother Nature. Those who defend this misguided belief think that every development and change in the universe (e.g., the countless beauties in living things, the life and death of all living beings, and natural disasters) comes about by the direction and will of </text:span><text:span text:style-name="T153">Mother Nature</text:span><text:span text:style-name="T154">. As a result of grave ignorance, they reveal their misguided beliefs in such unreasonable expressions as </text:span><text:span text:style-name="T153">a gift from nature to humanity</text:span><text:span text:style-name="T154"> when speaking of one of nature's beauties, or </text:span><text:span text:style-name="T153">the wrath of Mother Nature</text:span><text:span text:style-name="T154"> when referring to a disaster. However, they can never explain from where </text:span><text:span text:style-name="T153">Mother Nature</text:span><text:span text:style-name="T154"> receives her power, nor what </text:span><text:span text:style-name="T153">she</text:span><text:span text:style-name="T154"> really is. Of course, this is a very ugly and irrational claim to make. Such people ascribe partners to Allah and attempt to base their perverted beliefs on an allegedly scientific foundation. Professor Philip Johnson, a contemporary critic of Darwinism, describes the theory of evolution and modern materialist philosophy in general as a kind of idolatry: </text:span></text:p>
      <text:p text:style-name="P3"><text:span text:style-name="T140">… denial is always a temptation, and outright atheism is only the most superficial form of denial… Another time-honored strategy [of denial] is to ... [substitute] something we can control. This is called idolatry. Primitive tribes make idols of wood or clay. Sophisticated modern intellectuals make idols of their theories, still employing the word God … but in such a way that it adds nothing to chance and the laws of nature. All who pursue this strategy are substituting the created thing for the Creator, and this is the essence of idolatry.</text:span><text:span text:style-name="dipnot"><text:span text:style-name="T140">3</text:span></text:span></text:p>
      <text:p text:style-name="P7">Indeed, substituting the created and helpless entities for our Lord, Who created the whole universe from nothing (surely Allah is beyond all that which they falsely ascribe to Him), has always been one of paganism's main themes. The Prophet Abraham (pbuh) struggled against this very worldview, as Allah reveals in the following verse: </text:p>
      <text:p text:style-name="P38"/>
      <text:p text:style-name="P38">Remember when he [Abraham] asked his father: "Father, why do you worship what can neither hear nor see and is of no use to you at all?" (Surah Maryam: 42)</text:p>
      <text:p text:style-name="P38"><text:soft-page-break/>… when he asked his father and his tribe: "What are these statues you are clinging to?" They said: "We found our fathers worshipping them." He said: "You and your fathers are clearly misguided." (Surat al-Anbiya: 52-54)</text:p>
      <text:p text:style-name="P9"/>
      <text:p text:style-name="P7">Clearly, it is a great mistake to suggest that matter is conscious and, as a result, ascribe consciousness to material things. Atoms, molecules, muddy water, and coincidence have no consciousness or power to make any decisions or to think. Atoms are unconscious, inanimate objects. Everything in the universe can acquire life only because of the existence of a superior consciousness and will. These attributes are unique to Allah, Lord of the worlds, for He created the whole universe and thereby displays His infinite knowledge. The flawlessness of His Creation, His superior intelligence, and His exalted wisdom can be seen everywhere in the universe. Allah has created everything, living and non-living, out of nothing and has endowed each one with features that astonish us.</text:p>
      <text:p text:style-name="P7">The Prophet Abraham (pbuh) showed his tribe that the Moon, the Sun, and the stars had no creative power, and then called on them to abandon their paganism and believe in Allah. The path that he followed contains several signposts for us. First of all, he demonstrated, with the inspiration of Allah and in the wisest and most effective way, why the pagans' beliefs were superstitious and groundless. </text:p>
      <text:p text:style-name="P7">This approach is an important guide for all believers. Some present-day circles say that it is unnecessary to expose the fallacious nature of such atheist philosophies as Darwinism and materialism, or the errors of those who expound them. In their view, describing Allah's superior Creation is sufficient. But this point of view is mistaken. One of the most important ways of changing peoples' viewpoints consists of answering, one by one, of all their questions. For that reason, while explaining the proofs of Allah's existence and the facts about His Creation, believers must also explain why the theory of evolution is incorrect. This will help the people understand that their own ideas have no real foundation, and, if Allah wills, they will abandon these long-held deceptions and see that Allah's existence is a manifest truth.</text:p>
      <text:p text:style-name="P7">Explaining why Darwinism is invalid eliminates all of the supports employed in its defense. In this way, all errors and impossibilities are exposed. Thanks to his superior understanding and foresight, which stemmed from his joyous faith in Allah, the Prophet Abraham (pbuh) was able to reveal, with proofs and in the wisest possible way, why human-made idols and celestial bodies are not divine. People who spread the message of Allah's existence and the truth of His Creation can use the same method, for Allah made the Prophet Abraham (pbuh) a role model for others of how to live with proper moral values and strong faith.</text:p>
      <text:p text:style-name="P11"><text:span text:style-name="T154">Another similarity between the Prophet Abraham's (pbuh) tribe and Darwinists is their response to the message. The pagans realized that their statues had no power to do anything and admitted as much, as Allah reveals in the verse: </text:span><text:span text:style-name="T152">"They consulted among themselves and said: 'It is you yourselves who are wrongdoers'" </text:span><text:span text:style-name="T154">(Surat al-</text:span><text:soft-page-break/><text:span text:style-name="T154">Anbiya: 64). Despite the fact that they saw the truth and accepted it in their hearts, they persisted in their denial and remained blindly loyal to their idols.</text:span></text:p>
      <text:p text:style-name="P11"><text:span text:style-name="T154">Darwinists also know that modern science has exposed the theory of evolution as a fallacy. (For details, see Harun Yahya, </text:span><text:span text:style-name="T153">Darwinism Refuted</text:span><text:span text:style-name="T154">, [New Delhi: Goodword Books, 2002].) Every new study that reveals the proofs of Allah's superior Creation pushes them deeper into despair and defeat. Examples of all living things' flawless characteristics and His marvelous Creation's details are being made known by scientists, whereas the claims of Darwinism are being dismissed by science. However, while Darwinists do not openly admit this, they do so between the lines and most unwillingly, and even then not in the full sense. In every debate, they blindly continue to defend their theories and ignore the evidence against them.</text:span></text:p>
      <text:p text:style-name="P11"><text:span text:style-name="T154">Believers must not forget one very important fact: The important thing is not to attest to a truth on the surface through words; what really matters is to grasp this truth within one's heart. Darwinists have accepted the truth of Creation in their hearts, and their desire to conceal their true thoughts does not alter this fact. Furthermore, this reveals an important truth informed in the Qur'an: </text:span><text:span text:style-name="T152">"Only a small community will believe"</text:span><text:span text:style-name="T154"> (Surah Ghafir: 59).</text:span></text:p>
      <text:p text:style-name="P7">Believers are responsible for explaining the truth as many times as required, to develop new methods and styles in order to reach those who do not understand, and to wage a wide-ranging intellectual struggle to inform people of His religion in the best manner possible. Believers who engage in this struggle must be humble and fully submitted to Allah, for only Allah can lead those who listen to them to the true path.</text:p>
      <text:p text:style-name="P7">While relaying His message, the Prophet Abraham (pbuh) was most patient and set an example to others with his humility and submission to Allah. In all situations, he knew that Allah was with him, believed that even the most difficult times and situations were created by Him, and that our Lord would always bring everything to the proper conclusion. Therefore, he persisted in the face of the threats from his tribe and placed his trust in Allah, since he knew that the end result was in His hands. In return for this most pleasing humility, Allah always granted him strength and success.</text:p>
      <text:p text:style-name="P33"/>
      <text:p text:style-name="P34">The Prophet Abraham's (pbuh) Intellectual Struggle</text:p>
      <text:p text:style-name="P7">As mentioned earlier, the Prophet Abraham's (pbuh) tribe persisted in their denial and tried to engage him in a debate. On the other hand, the Prophet Abraham (pbuh) was patient in every situation and displayed a superior morality by taking Allah as his Guardian and giving thanks to Him. When talking with his tribe, he always provided concrete proofs and, thanks to the superior wisdom inspired in him by Allah, gave the most effective examples and employed a most convincing method. His moral values were pleasing to Allah, and he always approached people with affection and compassion. </text:p>
      <text:p text:style-name="P7"><text:soft-page-break/>By means of his plan Allah revealed to him, the Prophet Abraham (pbuh) eliminated the fundamental bases of his tribe's pagan superstitions by proving that they were irrational, illogical, and contrary to Allah's revelation.</text:p>
      <text:p text:style-name="P7">Whereas his tribe and his father Azar sought to employ the most unjust methods against him, the Prophet Abraham (pbuh) limited himself to working on the level of ideas and demonstrated how important the intellectual struggle was. His opponents sought to stone him, exile him, and even martyr him, but he responded to their threats in a balanced and proper manner. Such behavior is part of the morality that pleases Allah and that He wills believers to adopt: </text:p>
      <text:p text:style-name="P38"/>
      <text:p text:style-name="P38">A good action and a bad action are not the same. Repel the bad with something better and, if there is enmity between you and someone else, he will be like a bosom friend. (Surah Fussilat: 34)</text:p>
      <text:p text:style-name="P38"/>
      <text:p text:style-name="P7">The Prophet Abraham's (pbuh) complete submission to Allah, as well as his powerful faith, sincerity, submission, and purity strengthened him in the face of his tribe's hostility and helped him develop effective methods of explaining Allah's existence. He spent his whole life waging an intellectual struggle against all unbelievers with enormous determination and enthusiasm, all the while expecting no reward other than Allah's good pleasure, mercy, and Paradise.</text:p>
      <text:p text:style-name="P7">It is much easier to believe in a society in which everyone has faith and lives according to Allah's good pleasure, for people can easily find the true path in such a society. However, living as believers in an unbelieving society requires a much greater determination to live such a life. Therefore, such a life may be more esteemed. (Allah knows the truth.) In these terms, too, Allah made the Prophet Abraham (pbuh) superior to all of his tribe.</text:p>
      <text:p text:style-name="P11"><text:span text:style-name="T154">Some present-day people despair because, seeing their fellows deny Allah's existence and lead lives far removed from the Qur'an's moral values causes them to lose their enthusiasm for gaining His good pleasure. However, even if the whole world were to deny Allah, Muslims would still have the duty to submit sincerely to Him and live in the manner that earns His good pleasure. In the verse, </text:span><text:span text:style-name="T152">"Abraham was a community in himself, exemplary, obedient to Allah, a man of pure natural belief. He was not one of the idolaters"</text:span><text:span text:style-name="T154"> (Surat an-Nahl: 120), Allah reveals that this servant turned only to Him and lived according to the true faith all by himself. Therefore, all believers must display the same determination and refuse, no matter what the circumstances, to make concessions when confronted with the unbelievers' deceptions and snares. </text:span></text:p>
      <text:p text:style-name="P7"><text:s/></text:p>
      <text:p text:style-name="P34">The Wish to Burn the Prophet Abraham (pbuh)</text:p>
      <text:p text:style-name="P7">Angered that their idols had been smashed, the pagans decided to take their revenge upon the Prophet Abraham (pbuh) by burning him to death. As Alla reveals in the following verse: </text:p>
      <text:p text:style-name="P38"/>
      <text:p text:style-name="P38"><text:soft-page-break/>They exclaimed: "Build a pyre for him and fling him into the blaze!" They tried to outwit him, but We made them the lowest. (Surat as-Saffat: 98)</text:p>
      <text:p text:style-name="P9"/>
      <text:p text:style-name="P7">In another verse, Allah reveals their hostility, as follows: </text:p>
      <text:p text:style-name="P38"/>
      <text:p text:style-name="P38">The only answer of his [Abraham's] tribe was to say: "Kill him or burn him!" But Allah rescued him from the fire. There are certainly signs in that for people who believe. (Surat al-Ankabut: 24)</text:p>
      <text:p text:style-name="P9"/>
      <text:p text:style-name="P7">Although they could clearly see the proofs of Allah's existence, their great anger drove them to throw the Prophet Abraham (pbuh) into the fire. This is an important example of their hatred and intolerance of Allah's prophets and believers. In fact, in the Qur'an Allah reveals that a number of other believers were subjected to a similar cruelty: </text:p>
      <text:p text:style-name="P38"/>
      <text:p text:style-name="P38">Cursed be the Companions of the Pit—the fire well stocked with fuel—when they were seated right beside it witnessing what they did to the believers. The only reason they punished them was because they believed in Allah the Almighty, the All-Praiseworthy. (Surat al-Buruj: 4-8)</text:p>
      <text:p text:style-name="P38"/>
      <text:p text:style-name="P7">As with all of the unbelievers' other snares, this one was also foiled by Allah. Those believers who suffer torture gain great merit in His sight, and the unbelievers who inflict it upon them are rewarded with eternal suffering in Hell.</text:p>
      <text:p text:style-name="P11"><text:span text:style-name="T154">At first sight, it appeared that the Prophet Abraham (pbuh) would be burned to death. However, in the same way that death only comes when Allah wills, fire can only </text:span><text:span text:style-name="T153">burn</text:span><text:span text:style-name="T154"> if He so wills it. Allah, the Creator of all things, commanded the fire to be cool at that moment, and thus turned the unbelievers' trap against themselves: </text:span></text:p>
      <text:p text:style-name="P38"/>
      <text:p text:style-name="P38">We said: "Fire, be coolness and peace for Abraham." They desired to trap him, but We made them the losers. We delivered both him and Lot to the land that We had blessed for all beings. (Surat al-Anbiya: 69-71)</text:p>
      <text:p text:style-name="P9"/>
      <text:p text:style-name="P7">Just as Allah always helps His prophets, He rescued the Prophet Abraham (pbuh) in his moment of need and in the finest way. The unbelievers' trap was miraculously foiled, just as He parted the sea and then drowned Pharaoh's army to rescue the Prophet Moses (pbuh) and the Children of Israel. By keeping his fortitude, courage, and humility in such a situation, the Prophet Abraham (pbuh) sets an example for all believers. Due to his exceedingly powerful faith, he was aware that everything that happened to him was due to Allah's will and Allah is the Best of Plotters. He knew, therefore, that Allah's help and support were always with believers, even in the most difficult-appearing events, for Allah never permits unbelievers to make progress at the believers' <text:soft-page-break/>expense: "Allah will not give the unbelievers any way against the believers." (Surat an-Nisa: 141) </text:p>
      <text:p text:style-name="P7">Taking the Prophet Abraham (pbuh), who is praised for his faith in and submission to Allah, as well as for his pleasing morality, as a role model, believers must submit wholly to Allah when they encounter difficult circumstances, and must never forget that Allah creates everything. In fact, all events, even those that appear to be harmful, are actually tests and are auspicious for believers. This being the case, the most appropriate attitude for Muslims to adopt in order to earn Allah's good pleasure is to be enthusiastic and determined and to place their trust in our Lord. </text:p>
      <text:p text:style-name="P7">For that reason, believers should not feel sad or troubled by the unbelievers' traps, plots, and assaults, for they are all means to increase their enthusiasm and draw closer to Allah. Indeed, Allah tells our Prophet (may Allah bless him and grant him peace) the following: </text:p>
      <text:p text:style-name="P38"/>
      <text:p text:style-name="P38">Be patient. But your patience is only by Allah. Do not be grieved by them and do not be constricted by the plots they hatch. Allah is with those who fear Him and with those who are good-doers. (Surat an-Nahl: 127-28)</text:p>
      <text:p text:style-name="P33"/>
      <text:p text:style-name="P34">The Wisdom in the Prophet Abraham's (pbuh) Method</text:p>
      <text:p text:style-name="P36">Indicating the Truth by Asking Questions</text:p>
      <text:p text:style-name="P7">The Prophet Abraham (pbuh) led his pagan people to accept the fact that their idols possessed no power by asking questions: </text:p>
      <text:p text:style-name="P38"/>
      <text:p text:style-name="P38">Do you then worship, instead of Allah, that which cannot help or harm you in any way? (Surat al-Anbiya: 66)</text:p>
      <text:p text:style-name="P9"/>
      <text:p text:style-name="P7">Posing questions enables people to understand their own situations by using their own logic. This is a most effective means of communication. Those who deny Allah suffer a huge defeat in the face of wise, sincere questions, because Allah's existence and the evidence for it are clear. Therefore, it is a serious mistake to close one's eyes to His religion and build a life in which He is forgotten. </text:p>
      <text:p text:style-name="P7">Unbiased people who can grasp Allah's infinite might and power know that He has power over everything and that He possesses infinite knowledge and wisdom, and so build their entire lives on His good pleasure. One effective manner of awakening the heedless and those who fail, under satan's influence, to think of these things is to ask questions that will focus their minds. Indeed, many verses invite people to think by asking various questions: </text:p>
      <text:p text:style-name="P7"/>
      <text:p text:style-name="P38">Have you thought about the water that you drink? Is it you who sent it down from the clouds, or are We the Sender? If We had wished, We could have made it bitter. So will you not give thanks? Have you thought about the fire that you light? Is it you who make the trees that fuel it grow, or are We the Grower? We have made it to be a reminder and a comfort for <text:soft-page-break/>travelers in the wild. So glorify the name of your Lord, the Magnificent! (Surat al-Wakia:68-74)</text:p>
      <text:p text:style-name="P9"/>
      <text:p text:style-name="P7">As they explain religion's moral values, believers may experiment with several methods depending on the people being addressed, their degree of openness, and how they behave. If they are open to the truth, then it will be easy, if Allah so wills, for them to comprehend religion's moral values. If, however, believers are faced with an arrogant and cruel society, such as the one facing the Prophet Abraham (pbuh), then it is essential to awaken them in some way, defeat their heedlessness, and rock them intellectually. </text:p>
      <text:p text:style-name="P7">Due to their arrogance, such people cannot see the truth and, if they somehow do manage to see it, they still cannot accept it. They will stubbornly maintain the truth of their own false beliefs and refuse to listen to any opposing viewpoint. In such a situation, asking questions designed to undermine the unbelievers' ideas is one of the wisest and most effective methods, for unbelievers will be overwhelmed by contradictions and personally witness their irrationality and how they have adopted a superstitious and misguided belief system. </text:p>
      <text:p text:style-name="P11"><text:span text:style-name="T154">This method also forces the other side to think about what the believers' arguments are, for, as Allah states, </text:span><text:span text:style-name="T152">"man is argumentative"</text:span><text:span text:style-name="T154"> (Surat al-Kahf: <text:s/>54). For this reason, most people will try to defend their own ideas when confronted with a different idea. The way to prevent such unproductive arguments is to ask questions and lead people to question their own beliefs. Since satan does not want people to think about Allah's existence, the Hereafter, Heaven and Hell, and other important matters, he always seeks to turn them away from the truth. This question-and-answer method can be used with such people to guide them to consider such questions as Allah's existence, the purpose of life, what happens after death, and the Day of Reckoning.</text:span></text:p>
      <text:p text:style-name="P36">Behaving Courageously and Frankly</text:p>
      <text:p text:style-name="P7">The Prophet Abraham (pbuh), like all messengers, was granted wisdom by Allah and charged with calling people to religion so that they may earn His good pleasure, live for the Hereafter, and have proper moral values. The messengers' methods of calling and explaining, as well as their styles of dialogue, must serve as examples to all Muslims.</text:p>
      <text:p text:style-name="P11"><text:span text:style-name="T154">The societies to which the prophets were sent generally consisted of stubborn people who refused to listen to others. Nevertheless, the prophets presented Allah's message in ways designed to earn Allah's good pleasure and demonstrated superior moral virtues, as Allah commanded in the following verse: </text:span><text:span text:style-name="T152">"So call and go straight, as you have been ordered to..." </text:span><text:span text:style-name="T154">(Surat ash-Shura: 15). The Prophet Abraham (pbuh) had to deal with his tribe, who loved to argue and were devoted to the paganism inherited from their ancestors. When he showed them how illogical and irrational their pagan belief system was, they began arguing with him: </text:span></text:p>
      <text:p text:style-name="P7">His tribe argued with him. He [Abraham] said: "Are you arguing with me about Allah, when He has guided me? I have no fear of any partner you ascribe to Him, unless my Lord should will such a thing to <text:soft-page-break/>happen. My Lord encompasses all things in His knowledge, so will you not pay heed? Why should I fear that which you have associated with Him, when you yourselves apparently have no fear of associating partners with Allah, for which He has sent down no authority to you? Which of the two parties is more entitled to feel safe, if you have any knowledge?" Those who believe and do not mix up their faith with any wrongdoing, they are the ones who are safe; it is they who are guided." This is the argument We gave to Abraham against his tribe. We raise in rank anyone We will. Your Lord is All-Wise, All-Knowing. (Surat al-An'am: 80-83)</text:p>
      <text:p text:style-name="P7">One of the most striking elements in the Prophet Abraham's (pbuh) method of communication is his sincerity and frankness. While explaining Allah's existence, he addresses peoples' consciences and speaks effectively. In addition, he openly warns them and calls on them to fear and respect no one but Allah. This shows how courageous, perceptive, and determined he was when confronting his pagan society. The Prophet Abraham (pbuh) exposed the irrational nature of his tribe's misguided belief system with a sincere explanation and an effective style of presentation. Allah tells all believers to use this method: </text:p>
      <text:p text:style-name="P38"/>
      <text:p text:style-name="P38">Allah knows what is in such people's hearts, so turn away from them, warn them, and speak to them with words that are effective. (Surat an-Nisa: 63)</text:p>
      <text:p text:style-name="P9"/>
      <text:p text:style-name="P7">Although he was opposed by his entire tribe, the Prophet Abraham's (pbuh) enthusiasm and determination, as well as his striking, sincere, and intelligent style of presentation, represent a superior attitude capable of influencing all unbiased people. However, since his tribe was far from true religion and was unwilling to abandon their paganism even after realizing the truth of the Prophet Abraham's (pbuh) words, he experimented with other methods. As Allah reveals in the Qur'an, he responded in the most pleasing way to his argumentative people. In one verse, Allah issues the following command to believers:</text:p>
      <text:p text:style-name="P38"/>
      <text:p text:style-name="P38">If they argue with you, say: "I have submitted myself completely to Allah, and so have all who follow me." Say to those given the Book and those who have no Book: "Have you become Muslim?" If they have become Muslim, they have been guided. If they turn away, you are only responsible for transmission. Allah sees His servants. (Surah Al 'Imran: 20)</text:p>
      <text:p text:style-name="P9"/>
      <text:p text:style-name="P34">Planned Behavior and Sequential Thinking</text:p>
      <text:p text:style-name="P7">As we have shown above, the Prophet Abraham (pbuh) used several plans and methods by Allah's inspiration when calling his tribe to belief in Allah. One method was to consider the likely dangers and reactions in order to prepare effective precautions. Allah reveals in the Qur'an that He supported all prophets, gave them superior wisdom and understanding, and enabled them, through divine inspiration, to function as servants who took the most rational and effective <text:soft-page-break/>precautions and who possessed great foresight. The Prophet Abraham (pbuh) had all of these superior characteristics in the most perfect form. Thus, he fulfilled his God-given responsibility in the best possible manner and did his best to call his tribe to the truth. </text:p>
      <text:p text:style-name="P7">The Prophet Abraham's (pbuh) tribe, which was quite numerous, threatened him with martyrdom, stoning, and exile. However, he sought to keep his distance from them by telling them that he was ill as Allah reveals in the verses: </text:p>
      <text:p text:style-name="P38"/>
      <text:p text:style-name="P38">And [Abraham] asked his father and his tribe: "What are you worshipping? Is it falsehood—deities besides Allah—that you desire? So, what are your thoughts about the Lord of all the worlds?" He looked at the stars and said: "I am sick." So they turned their backs on him. (Surat as-Saffat: 85-90)</text:p>
      <text:p text:style-name="P9"/>
      <text:p text:style-name="P7">This method reflects a most wise and rational attitude, for his tribe left him alone out of fear that they themselves might become ill. Left alone, he gained enough time to smash the idols. This clever plan, designed to free his tribe from the sin of ascribing partners to Allah, is one of the finest examples of acting based upon his love for and fear (respect) of Allah and personal faith. He made great efforts to carry out his God-given responsibility and, with great courage and determination, refused to give up in the face of all difficulties. He sought no reward from people, responded to evil with good, and sought only Allah's good pleasure while doing so. </text:p>
      <text:p text:style-name="P11"><text:span text:style-name="T154">In the Qur'an, there are other examples of </text:span><text:span text:style-name="T153">portraying something as flawed and thus escaping the clutches of the cruel</text:span><text:span text:style-name="T154">, such as Khidr (pbuh), who traveled with the Prophet Moses (pbuh) for a short time. The verses read: </text:span></text:p>
      <text:p text:style-name="P38"/>
      <text:p text:style-name="P38">They continued until they boarded a boat, and he [Khidr] caused it to sink. Then Moses said: "Did you cause it to sink so that its owners would be drowned? This is truly a dreadful thing that you have done!" (Surat al-Kahf: <text:s/>71)</text:p>
      <text:p text:style-name="P38">[Khidr said to Moses:] "As for the boat, it belonged to some poor people who worked on the sea. I wanted to damage it because a king was coming behind them, commandeering every boat." (Surat al-Kahf: <text:s/>79)</text:p>
      <text:p text:style-name="P9"/>
      <text:p text:style-name="P7">Khidr (pbuh) was chosen by Allah and given special knowledge through Allah's inspiration, and his great intelligence and foresight in this instance are worthy of note. In the Qur'an Allah praises his profound faith, humility, and submission to Allah, as well as many of his other qualities, and reveals that he was a servant of Allah with special knowledge from Him and whose every action was founded on guidance and wisdom. By sinking this boat, Khidr (pbuh) prevented the king from taking it and also showed great compassion towards its owners, who were poor. At the same time, he damaged it in such a way that it could be easily repaired. </text:p>
      <text:p text:style-name="P11"><text:soft-page-break/><text:span text:style-name="T154">These verses also describe Khidr (pbuh) as being a wise servant of Allah who carried out His commands without hesitation, and as being noteworthy for his love and compassion, for his desire to help believers, and for his patience and determination. (For details, see Harun Yahya, </text:span><text:span text:style-name="T153">Signs of the End Times in Surat Al- Kahf </text:span><text:span text:style-name="T154"><text:s/>[New Delhi: Goodword Books, 2004].)</text:span></text:p>
      <text:p text:style-name="P7">As we saw earlier, the Prophet Abraham (pbuh) smashed all but the largest of his tribe's false idols with inspiration from Allah. After seeing what he had done, they sought to punish him. At this point, his plan to show them the fallacy of their pagan belief system emerged: </text:p>
      <text:p text:style-name="P38"/>
      <text:p text:style-name="P38">He said: "No, this one, the largest of them, did it. Ask them, if they are able to speak!" (Surat al-Anbiya: 63)</text:p>
      <text:p text:style-name="P9"/>
      <text:p text:style-name="P7">This reply confronted the pagans, who believed the nonsense that their idols directed the universe and controlled human beings, with a terrible dilemma. As a result, they were humbled and unable to respond. Seeing that their lifeless idols had no power, they had no alternative but to accept the Prophet Abraham's (pbuh) words. However, they could not publicly admit these truths, which they believed in their hearts and minds. One reason for this, as Allah reveals, was their "wrongness and haughtiness" (Surat an-Naml: 14).</text:p>
      <text:p text:style-name="P7">Another element of the Prophet Abraham's (pbuh) method was to undermine his tribe's misguided beliefs before explaining the truth to them. Allah gave him great wisdom, superior understanding, and the power of effective communication, all of which he employed in the wisest, most effective, and rational style to call his tribe to belief. Under divine inspiration, he exposed the falsity of their pagan belief system and then replaced it, by His will, with a divine perspective based on Allah's existence and belief in His superior power and might.</text:p>
      <text:p text:style-name="P7">This wise method is an important model that all Muslims should use when explaining religion's moral values. By revealing his tribe's pagan belief system as no more than a set of contradictions and inconsistencies, he followed the wisest and most effective mode of guiding his tribe to truth. Such an approach will, if Allah wills, help unbelievers see that their beliefs rest on illogical and irrational foundations, after which they may grasp religion's superior nature and understand that Allah created the universe from nothing, possesses infinite might and power, and pervades all things.</text:p>
      <text:p text:style-name="P7"/>
      <text:p text:style-name="P34">The Angels Allah Sent to the Prophet Abraham (pbuh)</text:p>
      <text:p text:style-name="P7">One of Allah's greatest blessings to the Prophet Abraham (pbuh) was to support him with angels. According to the Qur'an two angels came to the Prophet Abraham (pbuh) in human guise and stayed in his house: </text:p>
      <text:p text:style-name="P38"/>
      <text:p text:style-name="P38">Has the story reached you of the honored guests of Abraham? When they entered his dwelling and said: "Peace," <text:soft-page-break/>he replied: "Peace, to people we do not know." (Surat adh-Dhariyat: 24-25)</text:p>
      <text:p text:style-name="P38">Our angels brought the good news to Abraham. They said: "Peace," and he too said: "Peace" and brought in a roasted calf without delay. (Surah Hud: 69)</text:p>
      <text:p text:style-name="P9"/>
      <text:p text:style-name="P7">As we see, the Prophet Abraham (pbuh) realized immediately that these guests were not ordinary guests. He showed a superior hospitality to them, although he had never seen before, and immediately offered them pleasant refreshments. Such an act symbolizes his superior moral values. And, offering such refreshments before his unknown guests made any requests is an example of the fine thinking that Muslims need to adopt. Another model worthy of adoption is the way he prepared the refreshments without giving any indication that he was doing so:</text:p>
      <text:p text:style-name="P38"/>
      <text:p text:style-name="P38">So he slipped off to his household and brought a fattened calf. He offered it to them and then exclaimed: "Do you not then eat?" (Surat adh-Dhariyat: 26-27)</text:p>
      <text:p text:style-name="P9"/>
      <text:p text:style-name="P7">The Prophet Abraham (pbuh) did not ask his guests whether they were hungry or tell them that he had made any preparations. This is the height of good manners, for a guest may feel shy to request some refreshments, and his or her self-respect may prevent such a request from being made. The Prophet Abraham's (pbuh) handling of this situation indicates his respect for and interest in his guests. </text:p>
      <text:p text:style-name="P7">He offered them a roasted, fattened calf, which people of that time considered to be a most pleasing and delicious meal. His request that they eat is one of the finest examples of his superior morality and thought. </text:p>
      <text:p text:style-name="P7"/>
      <text:p text:style-name="P34">The Angels' Glad Tidings</text:p>
      <text:p text:style-name="P7">However, his guests did not eat the food placed before them, because:</text:p>
      <text:p text:style-name="P38"/>
      <text:p text:style-name="P38">When he saw that their hands were not reaching for it, he suspected them and felt afraid of them. They said: "Have no fear. We have been sent to the tribe of Lot." (Surah Hud: 70)</text:p>
      <text:p text:style-name="P38"/>
      <text:p text:style-name="P7">The way that his guests declined to eat, even though he had treated them very warmly and offered them food, showed the Prophet Abraham (pbuh) that something extraordinary was happening. These angels, who came to him in human guise, displayed a most noble and blameless morality. Indeed, he treated them with such enormous hospitality because he realized that they were most worthy guests. The angels then revealed their true identities and gave him the glad tidings of a righteous son: </text:p>
      <text:p text:style-name="P38"/>
      <text:p text:style-name="P38">When they came in to him, they said: "Peace." He replied: "Truly we are afraid of you." They said: "Do not be afraid. We <text:soft-page-break/>bring you the good news of a boy of great knowledge." (Surat al-Hijr: 52-53)</text:p>
      <text:p text:style-name="P9"/>
      <text:p text:style-name="P7">The Prophet Abraham (pbuh) and his wife were astonished, for both of them were quite old. In addition, his wife was barren. The Prophet Abraham (pbuh) replied with the following words: </text:p>
      <text:p text:style-name="P7"/>
      <text:p text:style-name="P38">He asked: "Do you bring me this good news despite the fact of old age having reached me? What kind of good news are you bringing me?" They said: "We bring you good news of the truth, so do not be among those who despair." (Surat al-Hijr: 54-55)</text:p>
      <text:p text:style-name="P38">His wife was standing there, and she laughed out loud. So We gave her the good news of Isaac, and beyond Isaac, Jacob. She exclaimed: "Woe is me! How can I give birth when I am an old woman and my husband is an aged man? This is indeed an astonishing thing!" (Surah Hud: 71-72)</text:p>
      <text:p text:style-name="P9"/>
      <text:p text:style-name="P7">This was news of a great miracle. In response to his wife's question, we read in the verse, "They said: 'That is what your Lord says. He is the All-Wise, the All-Knowing'" (Surat adh-Dhariyat: 30). As Allah revealed in another verse, the Prophet Abraham (pbuh) and his wife were told not to be astonished: </text:p>
      <text:p text:style-name="P38"/>
      <text:p text:style-name="P38">They said: "Are you astonished at Allah's command? May Allah's mercy and His blessings be upon you, People of the House. He is Praiseworthy, All-Glorious." (Surah Hud: 73)</text:p>
      <text:p text:style-name="P9"/>
      <text:p text:style-name="P7">The angels also reminded the Prophet Abraham (pbuh) of something else: </text:p>
      <text:p text:style-name="P38"/>
      <text:p text:style-name="P38">They said [to Abraham]: "We bring you good news of the truth, so do not be among those who despair." (Surat al-Hijr: 55)</text:p>
      <text:p text:style-name="P9"/>
      <text:p text:style-name="P7">Losing faith in Allah is a spiritual state prevalent among people who live far removed from Allah. When their expectations fail to materialize, they despair and believe that their wishes will never come true. Thus, they cannot show the requisite appreciation of Allah. On the other hand, the Prophet Abraham (pbuh) always exhibited proper moral values by placing his hope in Allah. </text:p>
      <text:p text:style-name="P11"><text:span text:style-name="T154">Believers, who are aware of Allah's power, seek everything from Him and place their hope in Him. They do this because they know that only Allah creates causes and the ensuing effects, and only He controls the world through His laws. If He wills something to be, He merely says, </text:span><text:span text:style-name="T153">Be! </text:span><text:span text:style-name="T154">and it will immediately come about. Since everything is possible in Allah's sight, believers make their requests full of hope. Allah reveals His infinite might in following terms: </text:span></text:p>
      <text:p text:style-name="P38"/>
      <text:p text:style-name="P38"><text:soft-page-break/>The Originator of the heavens and Earth. When He decides on something, He just says to it, "Be!" and it is. (Surat al-Baqara: 117)</text:p>
      <text:p text:style-name="P9"/>
      <text:p text:style-name="P7">People who grasp this great truth know that even apparently insurmountable obstacles exist because of His wisdom. Allah Who creates sterility for the wife of the Prophet Abraham (pbuh) so can turn it into fertility in a moment. That is what happened in the story of the Prophet Abraham (pbuh) and his barren wife who had never given birth before, despite their great age. Only Allah, Who gave them a righteous son, can give and take life, and then bring anything to life once again. </text:p>
      <text:p text:style-name="P7">In the Qur'an Allah relates a miraculous event and reveals that He will cause the Prophet Abraham (pbuh) and his wife to have a righteous son. There may also be an indication in this verse of present-day sterility treatments and advances in medical science. (Allah knows the truth.)</text:p>
      <text:p text:style-name="P33"/>
      <text:p text:style-name="P35">Other News Brought by the Angels</text:p>
      <text:p text:style-name="P14">The first news the angels brought to the Prophet Abraham (pbuh) is the glad tidings of a son. The angels then informed the Prophet Abraham (pbuh) that Prophet Lot's (pbuh) tribe would soon be destroyed because of their homosexual lifestyle. (This will be discussed in greater detail later on.) Allah states in the Qur'an: </text:p>
      <text:p text:style-name="P39"/>
      <text:p text:style-name="P39">He [Abraham] inquired: "What, then, is your business, O emissaries from Allah?" They said: "We have been sent to a tribe of evildoers to unleash upon them lumps of clay earmarked by your Lord for the profligate." (Surat adh-Dhariyat: 32-34)</text:p>
      <text:p text:style-name="P10"/>
      <text:p text:style-name="P14">Allah also gives more details about this conversation in other passages. For example: </text:p>
      <text:p text:style-name="P39"/>
      <text:p text:style-name="P39">When Our emissaries came with the good news to Abraham, they said: "We are going to destroy the people of this city. Truly its inhabitants are wrongdoers." He said: "Lot is in it." They said: "We know very well who is in it. We are going to rescue him and his family—except for his wife. She will be one of those who stay behind." (Surat al-Ankabut: 31-32)</text:p>
      <text:p text:style-name="P39">When the feeling of fear left Abraham and the good news reached him, he disputed with Us about the tribe of Lot. Abraham was forbearing, compassionate, and penitent. "Abraham, turn away from this! Your Lord's command has come. A punishment is coming to them that cannot be repelled." (Surah Hud: 76) </text:p>
      <text:p text:style-name="P39">They said: "We have been sent to a people who are evildoers—with the exception of the family of Lot, all of whom We will save, except for his wife. We have decreed her to be one of those who stay behind." (Surat al-Hijr: 58-60)</text:p>
      <text:p text:style-name="P10"/>
      <text:p text:style-name="P14"><text:soft-page-break/>Allah reveals in the Qur'an that He will never destroy a society that contains believers. For that reason, the angels told the Prophet Abraham (pbuh) and the Prophet Lot (pbuh) to leave the region.</text:p>
      <text:p text:style-name="P14"/>
      <text:p text:style-name="P35">The Prophet Abraham's (pbuh) Sons: Prophet Ishmael (pbuh) and Prophet Isaac (pbuh)</text:p>
      <text:p text:style-name="P14">The angels told the Prophet Abraham (pbuh) that Allah had accepted his prayer for a righteous child: </text:p>
      <text:p text:style-name="P14"/>
      <text:p text:style-name="P39">"My Lord, bestow on me a righteous child!" (Surat as-Saffat: 100)</text:p>
      <text:p text:style-name="P10"/>
      <text:p text:style-name="P14"><text:s/>The Prophet Abraham (pbuh) did not ask Allah for a child from his own line especially, but rather for a righteous son. His prayer was for a devout Muslim who would keep the religion alive after his death. The fact that he was not expecting a son can be seen from his reply as Allah revealed in a verse: "Do you bring me this good news despite the fact of old age having reached me? What kind of good news are you bringing me?" (Surat al-Hijr: 54). However, Allah willed to create a righteous line of descent for the Prophet Abraham (pbuh), and so made his elderly and barren wife fertile. As we stated earlier, He sent angels to inform the Prophet Abraham (pbuh) and his wife of this miracle: </text:p>
      <text:p text:style-name="P14"/>
      <text:p text:style-name="P39">And We gave him the good news of a forbearing boy. (Surat as-Saffat: 101)</text:p>
      <text:p text:style-name="P10"/>
      <text:p text:style-name="P14">This example also applies to Prophet Zachariah (pbuh), one of the Prophet Abraham's (pbuh) descendants. In the Qur'an Allah informs us of the Prophet Zachariah's (pbuh) prayer and of his being given the glad tidings that his wife will bear a righteous son:</text:p>
      <text:p text:style-name="P39"/>
      <text:p text:style-name="P39">Remembering your Lord's mercy to His servant Zachariah, when he called on his Lord in secret and said: "My Lord, my bones have lost their strength and my head is crowned with white, but in calling on You, my Lord, I have never been disappointed. I fear my relatives when I am gone and my wife is barren, so give me an heir from You to be my inheritor and the inheritor of the family of Jacob. And make him, my Lord, pleasing to You." "O Zachariah. We give you the good news of a boy named John, a name we have given to no one else before." He asked: "My Lord! How can I father a son when my wife is barren and I have reached advanced old age?" He [Allah] replied: "It will be so. Your Lord says: 'That is easy for me to do. I created you before, when you were nothing.'" (Surah Maryam: 2-9)</text:p>
      <text:p text:style-name="P10"/>
      <text:p text:style-name="P14">Like the Prophet Abraham (pbuh), Prophet Zachariah (pbuh) asked for a devout son. As stated above, only Allah can guide someone to the true path. Indeed, Allah reveals: "... Allah guides those He wills. He has best knowledge of the guided" (Surat al-Qasas: 56). Our Lord also gives <text:soft-page-break/>the example of Prophet Noah's (pbuh) son. This person had such a worthy father, a role model of sincerity, patience, submission, and pleasing moral values. However, since he did not comply with his father's call to the true path, but rather followed the unbelievers, Allah drowned him in the flood along with the other unbelievers (Surah Hud: 43).</text:p>
      <text:p text:style-name="P14">Our Lord gave the Prophet Abraham (pbuh) the glad tidings that he would have righteous children. In the Qur'an Allah reveals that these esteemed sons were the Prophet Ishmael (pbuh) and the Prophet Isaac (pbuh), whom He raised to the rank of prophethood because of their devotion and submission to Him, as well as their pleasing moral values. After receiving this welcome news, the Prophet Abraham (pbuh) prayed and thanked Allah: </text:p>
      <text:p text:style-name="P39"/>
      <text:p text:style-name="P39">Praise be to Allah Who, despite my old age, has given me Ishmael and Isaac. My Lord is the Hearer of Prayer. (Surah Ibrahim: 39) </text:p>
      <text:p text:style-name="P10"/>
      <text:p text:style-name="P14">Allah informs us of the Prophet Ishmael (pbuh) as being "among the best of chosen men" (Surah Sad: 48) and "favored over all beings" (Surat al-An'am: 86). In addition, he is said to be a man "true to his promise and was a Messenger and a Prophet" (Surah Maryam: 54). Our Lord also reveals His pleasure with Prophet Ishmael (pbuh) to all people.</text:p>
      <text:p text:style-name="P14">While the Prophet Abraham (pbuh) was still alive, our Lord presented the Prophet Isaac (pbuh) with a son, Jacob (pbuh), who was also a sincere believer endowed with prophethood. Allah reveals that He has perfectly fulfilled His blessing on this elect servant (Surah Yusuf: 6). The Prophet Jacob (pbuh) is a blessed person, one praised for his sincere faith in Allah, and for being a sincere servant with pure remembrance of his true home in the Hereafter (Surah Sad: 46). Allah reveals the Prophet Isaac's (pbuh) and the Prophet Jacob's (pbuh) superior moral qualities in the following verses: </text:p>
      <text:p text:style-name="P39"/>
      <text:p text:style-name="P39">We purified their sincerity through sincere remembrance of the abode. In Our eyes, they are among the best of chosen men. (Surah Sad: 46-47)</text:p>
      <text:p text:style-name="P39">And in addition to that, We gave him [Abraham] Isaac and Jacob and made both of them righteous. We made them leaders, guiding them by Our command, and revealed to them how to do good actions, perform prayer, and give alms. And they worshipped Us. (Surat al-Anbiya: 72-73)</text:p>
      <text:p text:style-name="P39">We gave him [Abraham] the good news of Isaac, a Prophet, one of the righteous. ( Surat as-Saffat: 112)</text:p>
      <text:p text:style-name="P10"/>
      <text:p text:style-name="P14">Allah praises in the Qur'an that the Prophet Abraham (pbuh) for turning to Allah in everything he did, his sincere and genuine prayers, and his determined faith. The Prophet Abraham's (pbuh) submissive attitude in the face of all troubles and difficulties is an example for all believers. His sincere prayer for his children is a clear indication of this: </text:p>
      <text:p text:style-name="P39"><text:soft-page-break/></text:p>
      <text:p text:style-name="P39">"Our Lord, I have settled some of my offspring by Your Sacred House in an uncultivated valley. Our Lord, let them perform prayer. Make the hearts of humanity incline toward them and provide them with fruits, so that, hopefully, they will be thankful." (Surah Ibrahim: 37)</text:p>
      <text:p text:style-name="P10"/>
      <text:p text:style-name="P14">Allah describes the great blessing He has placed on the Prophet Abraham's (pbuh) descendents in the following terms: </text:p>
      <text:p text:style-name="P39"/>
      <text:p text:style-name="P39">"Accordingly, your Lord will pick you out and teach you the true meaning of events and perfectly fulfill His blessing on you, as well as on the family of Jacob, just as He fulfilled it perfectly before upon your forebears Abraham and Isaac. Most certainly, your Lord is Knowing, Wise." (Surah Yusuf: 6)</text:p>
      <text:p text:style-name="P10"/>
      <text:p text:style-name="P14">In other verses, Allah reveals the following information about this blessed line: </text:p>
      <text:p text:style-name="P39"/>
      <text:p text:style-name="P39">We gave him [Abraham] Isaac and Jacob, and placed prophethood and the Book among his progeny. We gave him his reward in this world, and in the Hereafter he will be among the righteous. (Surat al-Ankabut: 27)</text:p>
      <text:p text:style-name="P39">And remember Our servants Abraham, Isaac, and Jacob, men of true strength and inner sight. We purified their sincerity through sincere remembrance of the abode. In Our eyes, they are among the best of chosen men. (Surah Sad: 45-47)</text:p>
      <text:p text:style-name="P39">When he [Abraham] separated himself from them and what they worshipped besides Allah, We gave him Isaac and Jacob, making each of them a prophet. We endowed them with Our mercy and made them highly honored. (Surah Maryam: 49-50)</text:p>
      <text:p text:style-name="P10"/>
      <text:p text:style-name="P14">Our Lord further informs us that He has made the Prophet Abraham's (pbuh) family superior to the worlds, supported them with wisdom and the Book, and provided them with considerable assets: </text:p>
      <text:p text:style-name="P39"/>
      <text:p text:style-name="P39">Allah chose Adam and Noah, as well as the family of Abraham and the family of `Imran, over all other beings. (Surah Al 'Imran: 33)</text:p>
      <text:p text:style-name="P39">Or do they, in fact, envy other people for the bounty Allah has granted them? We gave the family of Abraham the Book and wisdom, and We gave them an immense kingdom. (Surat an-Nisa: 54)</text:p>
      <text:p text:style-name="P39">"Those who believe and do not mix up their faith with any wrongdoing, they are the ones who are safe; it is they who are guided." This is the argument We gave to Abraham against his tribe. We raise in rank anyone We will. Your Lord is All-Wise, All-Knowing. (Surat al-An'am: 82-83)</text:p>
      <text:p text:style-name="P39"><text:soft-page-break/>And left the later people saying of him: "Peace be upon Abraham." That is how We recompense good-doers. Truly, he was one of Our believing servants. (Surat as-Saffat: 108-111)</text:p>
      <text:p text:style-name="P10"/>
      <text:p text:style-name="P14">Allah rewarded the Prophet Abraham (pbuh) with a pleasing, guided, and unsullied line of descent. Although his tribe was disobedient, proud, and insistent upon denying Allah, his sons, whom Allah selected as prophets, were his true legacy: </text:p>
      <text:p text:style-name="P39"/>
      <text:p text:style-name="P39">We gave him Isaac and Jacob, each of whom We guided. And before him We had guided Noah. And among his descendents were David and Solomon, Job and Joseph, Moses and Aaron. That is how We recompense the good-doers. (Surat al-An'am: 84)</text:p>
      <text:p text:style-name="P10"/>
      <text:p text:style-name="P14">The Prophet Abraham (pbuh), the Prophet Ishmael (pbuh), and the Prophet Isaac (pbuh) all called on people to believe in Allah. The Prophet Ishmael (pbuh) and the Prophet Abraham (pbuh) built the Ka`bah.</text:p>
      <text:p text:style-name="P14"/>
      <text:p text:style-name="P35">Building the Ka`bah</text:p>
      <text:p text:style-name="P14">Allah reveals in the Qur'an that the Prophet Abraham (pbuh) and the Prophet Ishmael (pbuh) built the Ka`bah. Located in Mecca, the Ka`bah was the first structure built solely to worship Allah, for: </text:p>
      <text:p text:style-name="P39"/>
      <text:p text:style-name="P39">The first House established for humanity was that at Bakka*, a place of blessing and a guidance for all beings. In it are Clear Signs—the place where Abraham stood [to pray]. All who enter it are safe. Pilgrimage to the House is a duty owed to Allah by all humanity—those who can find a way to do it. But if anyone does not believe, Allah is Rich Beyond Need of any being. (Surah Al 'Imran: 96-97)</text:p>
      <text:p text:style-name="P14">* Mecca</text:p>
      <text:p text:style-name="P14"/>
      <text:p text:style-name="P14">These two prophets built the Ka`bah, a task that Allah had entrusted to the Prophet Abraham (pbuh), as the following verses reveal: </text:p>
      <text:p text:style-name="P39"/>
      <text:p text:style-name="P39">And We located the position of the House for Abraham: "Do not associate anything with Me, and purify My House for those who circle it and for those who stand and bow and prostrate. Announce the Pilgrimage to humanity. They will come to you on foot and on every sort of lean animal, coming by every distant road so that they can be present at what will profit them, and invoke Allah's name on specific days over livestock He has provided for them. Eat of them and feed those who are poor and in need." (Surat al-Hajj: 26-28)</text:p>
      <text:p text:style-name="P39"/>
      <text:p text:style-name="P14">Allah told the Prophet Abraham (pbuh) to cleanse the Ka`bah. This may represent a physical cleaning or may have a spiritual meaning. <text:soft-page-break/>Thus, Allah commanded that the Ka`bah be cleansed both physically and spiritually (from pagan practices). In another verse, Allah reveals the tasks He assigned to these two prophets: </text:p>
      <text:p text:style-name="P39"/>
      <text:p text:style-name="P39">And when Abraham built the foundations of the House with Ishmael: "Our Lord, accept this from us. You are the All-Hearing, the All-Knowing." (Surat al-Baqara: 127)</text:p>
      <text:p text:style-name="P10"/>
      <text:p text:style-name="P14">As they engaged in building the Ka`bah and thereby fulfilling their religious duty, these two prophets constantly prayed to our Lord. Following this pleasing practice, we can pray and seek Allah's help in any matter, and praise and call on His name. This is because Allah knows what is hidden in peoples' hearts, hears them at all times, and sees and knows what they do. Believers know that He will respond to their prayers, and so regard prayer as a means of drawing closer to Him. People sometimes think that prayer can only be performed at certain times or places, and therefore seek to mold it into a specific form. Yet the prophets' prayers show that believers can turn to Allah at any time (e.g., when working, going to bed, or sitting down). As there is no rule concerning this, believers may turn to Allah at all moments, recall Him in their hearts at all times, and praise our Lord with His most beautiful names. </text:p>
      <text:p text:style-name="P14">At the end of their prayers, the Prophet Abraham (pbuh) and the Prophet Ishmael (pbuh) praised Allah. After stating what they sought from Him, the two prophets praised Him, expressing the fact that He knows and hears everything. This demonstrates that it is acceptable to recall His names during prayer and to use them when praying to Him. Indeed, in one verse Allah reveals that: </text:p>
      <text:p text:style-name="P14"/>
      <text:p text:style-name="P39">To Allah belong the Most Beautiful Names, so call on Him by them and abandon those who desecrate His Names. They will be repaid for what they did. (Surat al-A'raf: 180)</text:p>
      <text:p text:style-name="P10"/>
      <text:p text:style-name="P14">Believers should express the fact, as did the prophets, of Allah's greatness, that He sees and hears everything, controls everything, and is the Lord of power and wisdom. Many verses concerning the prophets' prayers shed light on how believers should actually pray. </text:p>
      <text:p text:style-name="P14"/>
      <text:p text:style-name="P35">The Prophet Abraham's (pbuh) Test</text:p>
      <text:p text:style-name="P14">One of the many tests that the Prophet Abraham (pbuh) had to face was that of sacrificing the Prophet Ishmael (pbuh). As Allah relates in the following verse: </text:p>
      <text:p text:style-name="P39"/>
      <text:p text:style-name="P39">And We gave him [Abraham] the good news of a forbearing boy. When he [Ishmael] was of an age to work with him, he [Abraham] said: "My son, I saw in a dream that I must sacrifice you. What do you think about this?" He said: "Do as you are ordered, father. Allah willing, you will find me patient." Then when they had both submitted and he had lain him face down on the ground, We called out to him: "Abraham! You have <text:soft-page-break/>discharged your vision." That is how We recompense good-doers. This was indeed a most manifest trial. We ransomed him with a mighty sacrifice. (Surat as-Saffat: 101-107)</text:p>
      <text:p text:style-name="P39"/>
      <text:p text:style-name="P14">In the above verses, Allah relates how He tested the Prophet Abraham (pbuh). Islamic scholars generally interpret these verses in the same way. For example, in his commentary on the Qur'an Hamdi Yazir of Elmali states that the Prophet Abraham (pbuh) saw a revelation in his dream and was told to fulfill it. He explains the relevant verses in the following terms: </text:p>
      <text:p text:style-name="P3"><text:span text:style-name="T139">"…He did not seek to do this by force. Rather, he indicated that by asking his son's views on how to bring this about, thus seeking his obedience and submission and enabling him to acquire merit in Allah's sight. One can only imagine what a great feeling of love must beat in a father's heart when he says: 'O, my dear son,' and how his great passion for duty and love for God overcame even his love for his son… That gentle-hearted son, who understood that this was Allah's command and that Allah was with those who were patient, replied: 'O, my dear father, do whatever you are commanded. By God's will, you shall find me patient.</text:span><text:span text:style-name="dipnot"><text:span text:style-name="T139">"4</text:span></text:span></text:p>
      <text:p text:style-name="P14">In his commentary, Omer Nasuhi Bilmen offers the following account: </text:p>
      <text:p text:style-name="P3"><text:span text:style-name="T139">"The Prophet Abraham and his son obeyed and submitted to Allah's command, and the Prophet Abraham (laid his [son's] head to one side) and accepted the task of cutting his throat… Understanding that his dream was a divine command, he was eager to discharge his duty, and showed great fortitude and obedience to Allah's command. Then Allah blessed him, ordering him to sacrifice an animal instead of his son, and thereby saved the Prophet Abraham from a self-sacrifice."</text:span><text:span text:style-name="dipnot"><text:span text:style-name="T139">5</text:span></text:span></text:p>
      <text:p text:style-name="P14">The Prophet Abraham's (pbuh) and the Prophet Ishmael's (pbuh) sincere obedience, submission, and devotion to Allah can be seen clearly from these verses and commentaries. Their superior behavior is an excellent example and a matchless guide for all believers. Therefore, all believers must follow this path and become known for their scrupulous implementation of Allah's commands, and for showing strong resolution when facing troubles or difficulties and maintaining their patient and humble natures. In the following verses, Allah further reveals that: </text:p>
      <text:p text:style-name="P39"/>
      <text:p text:style-name="P39">And left the later people saying of him: "Peace be upon Abraham." That is how We recompense good-doers. He truly was one of Our believing servants. ( Surat as-Saffat: 108-11)</text:p>
      <text:p text:style-name="P10"/>
      <text:p text:style-name="P19"><text:span text:style-name="T155">The Prophet Abraham’s (pbuh) Pleasing Moral Values</text:span></text:p>
      <text:p text:style-name="P13"/>
      <text:p text:style-name="P14"/>
      <text:p text:style-name="P14">Allah informs us of the pleasing moral features of the prophets sent by our Lord to warn and impart glad tidings to their people. All prophets, due to their submission to Allah and sincerity, as well as their just, humble, and honorable behavior, had exceedingly superior moral values. The Prophet Muhammad's (may Allah bless him and grant him peace) deep faith in Allah, not to mention his submission to, sincerity and respect for Him; the Prophet Solomon's (pbuh) constant giving of thanks to our Lord and raising His name, as well as displaying his determination, strength, and power when spreading the religion; the Prophet Job's (pbuh) and the Prophet Noah's (pbuh) patience; the Prophet Moses' (pbuh) sincerity; the Prophet Jesus' (pbuh) spiritual depth and submission to Allah; how the Prophet David (pbuh) turned to Allah and his attitude and behavior—all of these and a great number of other features have been given as examples for humanity.</text:p>
      <text:p text:style-name="P14">Everyone must adopt the characteristics of these chosen people, whom Allah raised to prophethood, supported with knowledge and strength, and praised for their moral values, and implement them in their own lives. All believers must follow in the path of these worthy individuals, whom Allah made superior to the worlds, and implement their matchless moral values in their own lives. </text:p>
      <text:p text:style-name="P14"/>
      <text:p text:style-name="P14"/>
      <text:p text:style-name="P29"><text:span text:style-name="Normal1"><text:span text:style-name="T146">The Prophet Abraham (pbuh), "the Intimate Friend of Allah"</text:span></text:span></text:p>
      <text:p text:style-name="P40"/>
      <text:p text:style-name="P39">Who could have a better religion than someone who submits himself completely to Allah and is a good-doer, and follows the religion of Abraham, a man of pure natural belief? Allah took Abraham as an intimate friend. (Surat an-Nisa: 125)</text:p>
      <text:p text:style-name="P10"/>
      <text:p text:style-name="P17"><text:span text:style-name="T147">Our Lord has revealed that He took the Prophet Abraham (pbuh) as a friend. For that reason, he is known as </text:span><text:span text:style-name="T148">Khalilullah</text:span><text:span text:style-name="T147"> (the friend of Allah), and remembered by that name. Indeed, the Prophet Muhammad (may Allah bless him and grant him peace) said: </text:span><text:span text:style-name="T148">"Oh my Allah, the Prophet Abraham is Your friend [Khalil] and Your prophet."</text:span><text:span text:style-name="dipnot"><text:span text:style-name="T147">6</text:span></text:span></text:p>
      <text:p text:style-name="P14">In the Gospel, we find the following statement concerning the Prophet Abraham (pbuh): </text:p>
      <text:p text:style-name="P4">And the scripture was fulfilled that says: "Abraham believed God, and it was credited to him as righteousness," and he was called God's friend. (James 2:23)</text:p>
      <text:p text:style-name="P14">The only aim of those who are friends of Allah and who love and fear (and respect) Him is to gain His good pleasure, mercy, and Paradise. Allah is always in their hearts and minds. Whenever they see things that give them pleasure, they say: How beautifully has Allah <text:soft-page-break/>created them. He is worthy of praise. They call on Allah by His most beautiful names.</text:p>
      <text:p text:style-name="P17"><text:span text:style-name="T147">Such people know that all blessings come from Allah and constantly thank Him for whatever He sends to them. Whenever they encounter trouble or difficulty, they know that Allah is testing them and that whatever good it contains one day will be revealed. They demonstrate a pleasing patience, show submission, and engage in devout works in the hope of gaining their abode in the Hereafter. And, they take Prophet Muhammad's (may Allah bless him and grant him peace) words, </text:span><text:span text:style-name="T148">"Praise be to Allah, Who created everything as is necessary, Who does not hasten anything He defers and determines. Allah is enough for me and sufficient"</text:span><text:span text:style-name="dipnot"><text:span text:style-name="T147">7</text:span></text:span><text:span text:style-name="T147"> as a guide and thank Him for everything. </text:span></text:p>
      <text:p text:style-name="P14">Allah encourages believers to reach this honorable state by seeking ways to draw closer to Him: </text:p>
      <text:p text:style-name="P39"/>
      <text:p text:style-name="P39">O you who believe. Fear [and respect] Allah, and seek the means of drawing near to Him... (Surat al-Ma'ida: 35)</text:p>
      <text:p text:style-name="P10"/>
      <text:p text:style-name="P14">In other verses, Allah says, "So flee to Allah" (Surat adh-Dhariyat: 50) and:</text:p>
      <text:p text:style-name="P39"/>
      <text:p text:style-name="P39">... So perform prayer, give alms, and hold fast to Allah. He is your Protector—the Best Protector, the Best Helper. (Surat al-Hajj: 78)</text:p>
      <text:p text:style-name="P10"/>
      <text:p text:style-name="P14">Allah also commands people to turn only toward Him: </text:p>
      <text:p text:style-name="P39">Remember the Name of your Lord, and devote yourself to Him completely. Lord of the East and West—there is no deity but Him—so take Him as your Guardian. (Surat al- Muzammil: 8-9)</text:p>
      <text:p text:style-name="P39"/>
      <text:p text:style-name="P35">The Prophet Abraham (pbuh) Possessed Strength, Insight, and the Ability to Choose Right</text:p>
      <text:p text:style-name="P14">Allah states that the Prophet Abraham (pbuh) possessed "true strength and inner sight" (Surah Sad: 45). Insight means being able to look at events with wisdom and indicates deep understanding. Like all of the prophets, whom Allah made role models for humanity due to their deep faith, sincerity, and submission, the Prophet Abraham (pbuh) made correct decisions, looked ahead, and possessed insight. </text:p>
      <text:p text:style-name="P11"><text:span text:style-name="T25">Allah reveals in another verse that our Lord endowed the Prophet Abraham (pbuh) with </text:span><text:span text:style-name="T165">rushdahu</text:span><text:span text:style-name="T25"> (right guidance), in other words, maturity: </text:span></text:p>
      <text:p text:style-name="P39"/>
      <text:p text:style-name="P42"><text:span text:style-name="T7">We gave Abraham his right guidance </text:span><text:span text:style-name="T16">[rushdahu]</text:span><text:span text:style-name="T7"> early on, and We had complete knowledge of him. (Surat al-Anbiya: 51)</text:span></text:p>
      <text:p text:style-name="P10"/>
      <text:p text:style-name="P11"><text:span text:style-name="T25">The word </text:span><text:span text:style-name="T165">rushdahu means proceeding, turning to, heading toward, with a divine truth, with a full and superior accuracy, and with sure steps.</text:span><text:span text:style-name="T25"> Strengthened by Allah with these pleasing qualities, perception, </text:span><text:soft-page-break/><text:span text:style-name="T25">and understanding, the Prophet Abraham (pbuh) waged a great struggle against the pagans. In this struggle, his ability to look ahead, distinguish between right and wrong, and make correct decisions were great assets. All of these characteristics show that he was a servant who trembled before Allah and who scrupulously implemented the verses of our Lord. Indeed, Allah revealed that this great blessing will be imparted to those who fear (and respect) Him: </text:span></text:p>
      <text:p text:style-name="P39"/>
      <text:p text:style-name="P39">O you who believe. If you fear [and respect] Allah, He will give you discrimination, erase your bad actions, and forgive you. Allah's favor is indeed immense. (Surat al-Anfal: 29)</text:p>
      <text:p text:style-name="P10"/>
      <text:p text:style-name="P14">The superior qualities with which our Lord endowed the Prophet Abraham (pbuh) enabled him to wage a most effective and rational struggle against his pagan society. As a result, he and his followers prevailed.</text:p>
      <text:p text:style-name="P11"><text:span text:style-name="T165">Truth and choosing what is right</text:span><text:span text:style-name="T25"> are very important characteristics of believers. Our Prophet (may Allah bless him and grant him peace) constantly reminded his followers of them, as the few examples given below show: </text:span></text:p>
      <text:p text:style-name="P3"><text:span text:style-name="T139">Worship Allah alone and do not associate anything with Him … speak the truth.</text:span><text:span text:style-name="dipnot"><text:span text:style-name="T139">8</text:span></text:span><text:span text:style-name="T139"> </text:span></text:p>
      <text:p text:style-name="P3"><text:span text:style-name="T139">Let whoever is pleased that Allah and our Prophet love him always tell the truth.</text:span><text:span text:style-name="dipnot"><text:span text:style-name="T143">9</text:span></text:span><text:span text:style-name="T139"> </text:span></text:p>
      <text:p text:style-name="P3"><text:span text:style-name="T139">To whomsoever Allah wills good, He gives true understanding (of religion).</text:span><text:span text:style-name="dipnot"><text:span text:style-name="T143">10</text:span></text:span><text:span text:style-name="T139"> </text:span></text:p>
      <text:p text:style-name="P3"><text:span text:style-name="T139">Truth leads to piety, and piety leads to Paradise. A man persists in speaking the truth until Allah enrolls him as a truthful man. Falsehood leads to vice, and vice leads to the Fire (Hell). A person goes on telling a lie until Allah enrolls him as a liar.</text:span><text:span text:style-name="dipnot"><text:span text:style-name="T143">11</text:span></text:span><text:span text:style-name="T139"> </text:span></text:p>
      <text:p text:style-name="P10"/>
      <text:p text:style-name="P35">The Prophet Abraham (pbuh) Was a Pure Servant Who Always Thought about the Hereafter</text:p>
      <text:p text:style-name="P14">Allah describes the Prophet Abraham (pbuh) and his line as being pure and always thinking of the Hereafter:</text:p>
      <text:p text:style-name="P39"/>
      <text:p text:style-name="P39">And remember Our servants Abraham, Isaac, and Jacob, men of true strength and inner sight. We purified their sincerity through sincere remembrance of the abode [of the Hereafter]. (Surah Sad: 45-46)</text:p>
      <text:p text:style-name="P10"/>
      <text:p text:style-name="P14">One of the fundamental characteristics that distinguishes prophets and believers from other people is their total concentration on earning Allah's good pleasure and His Paradise, to the exclusion of all worldly concerns. One of the clearest proofs of this is that they continue to warn their tribes, with great patience and purity, right up until the end of their lives. </text:p>
      <text:p text:style-name="P14">When performing their good deeds and religious observances, believers seek only His love, good pleasure, approval, and friendship. Prophet Muhammad (may Allah bless him and grant him peace) is the <text:soft-page-break/>finest example in this regard, for he never stopped seeking Allah's good pleasure, mercy, and Paradise. Allah reveals that the prophets sent to people as a mercy and a blessing called their people to live by religion's moral values without expecting anything in return:</text:p>
      <text:p text:style-name="P39"/>
      <text:p text:style-name="P39">Say: "I do not ask you for any wage for it, nor am I a man of false pretensions." (Surah Sad: 86)</text:p>
      <text:p text:style-name="P39">Say: "I have not asked you for any wage—it is all for you. My wage is the responsibility of Allah alone. He is witness of everything." (Surah Saba': 47)</text:p>
      <text:p text:style-name="P10"/>
      <text:p text:style-name="P17"><text:span text:style-name="T147">In one hadith, our Prophet (may Allah bless him and grant him peace) says: </text:span><text:span text:style-name="T148">"Allah accepts those deeds that were performed purely for His sake and that were meant to seek His pleasure."</text:span><text:span text:style-name="dipnot"><text:span text:style-name="T147">12</text:span></text:span><text:span text:style-name="T147"> He calls on all people to behave with pure sincerity. When we look at the prophets' prayers and warnings, we see that they called their tribes to believe in Allah and perform good works, not to be deceived by this world's transient blessings, and to work only to gain the abode in the Hereafter. </text:span></text:p>
      <text:p text:style-name="P14">One important quality that believers need to possess is the ability to focus all of their thought about reaching this abode. Everything they do or say must have the gaining of Allah's good pleasure as its only goal. Believers must always feel a longing for the Hereafter (the true life) and must never be bound to the life of this world. Of course, they will use the blessings of Allah in this world to thank Him and think about the originals of these blessings in the Hereafter. Yet these blessings must never become an end in themselves. Rather, each one must be seen as a means of winning Allah's good pleasure, explaining religion's moral values, and recalling the life of the Hereafter. </text:p>
      <text:p text:style-name="P14">Thinking about Paradise's infinite beauties, rejoicing at Allah's promise of Paradise, avoiding Hell's endless torments, and keeping this in mind are important ways for believers to increase their closeness to Allah and their enthusiasm for living by the Qur'an's moral values. Otherwise, satan will seek to use their forgetfulness and encourage them to live without worrying about the Day of Judgment. Believers must never fall into this snare, and must always, like the Prophet Abraham (pbuh), think deeply about the Hereafter and explain it to others. Indeed, Allah says of the Prophet Abraham (pbuh): </text:p>
      <text:p text:style-name="P39"/>
      <text:p text:style-name="P39">Who would deliberately renounce the religion of Abraham, except someone who reveals himself to be a fool? We chose him in this world, and in the Hereafter he will be one of the righteous. (Surat al-Baqara: 130)</text:p>
      <text:p text:style-name="P15"/>
      <text:p text:style-name="P35">The Prophet Abraham (pbuh) Was a Distinguished and Auspicious Servant of Allah</text:p>
      <text:p text:style-name="P41"/>
      <text:p text:style-name="P39">In Our eyes, they are among the best of chosen men. (Surah Sad: 47)</text:p>
      <text:p text:style-name="P10"/>
      <text:p text:style-name="P14"><text:soft-page-break/>The Prophet Abraham (pbuh) was one of Allah's servants to whom He vouchsafed the true path, honored with prophethood, and made distinguished in His own sight. The fact that he and his family were set apart from his tribe is revealed in the following verse: </text:p>
      <text:p text:style-name="P39"/>
      <text:p text:style-name="P39">Allah chose Adam and Noah, and the family of Abraham and the family of `Imran, over all other beings. (Surah Al 'Imran: 33)</text:p>
      <text:p text:style-name="P10"/>
      <text:p text:style-name="P14">The Prophet Abraham (pbuh) and his sons distinguished themselves from their fellow tribesmen by calling on their people to believe in Allah and telling them of His superior might and power. Allah reveals that, "We sent Noah and Abraham, and placed prophethood and the Book among their descendants…" (Surat al-Hadid: 26) and informs us that He has honored the Prophet Abraham's (pbuh) family with prophethood. </text:p>
      <text:p text:style-name="P11"><text:span text:style-name="T165">Being guided </text:span><text:span text:style-name="T25">is an important sign of believers. Unbelievers bring evil to the world and those around them, instead of good, because those who deny Allah believe that their own interests are more important than anything else. Thus, they do not hesitate to harm others when their personal interests are at stake. On the other hand, believers bring only guidance, plenty, and abundance in both spiritual and physical terms. In fact, they are required to do so, for these are indications of their fear (and respect) for and profound faith in Allah. Given this, they carry out justice even when it goes against their own interests or those of the people close to them, do good deeds, oppose those who are cruel and unjust. </text:span></text:p>
      <text:p text:style-name="P17"><text:span text:style-name="T147">In the hadith, </text:span><text:span text:style-name="T148">"The best of you are those who have the most excellent morals"</text:span><text:span text:style-name="dipnot"><text:span text:style-name="T147">13</text:span></text:span><text:span text:style-name="T147">, our Prophet (may Allah bless him and grant him peace) states that believers with exemplary morals are </text:span><text:span text:style-name="T148">auspicious individuals</text:span><text:span text:style-name="T147"> for their communities. Allah reveals the difference between those believers who behave according to Allah's prescriptions and always carry the beauty of religion's moral values with them, and those who lack this quality: </text:span></text:p>
      <text:p text:style-name="P39"/>
      <text:p text:style-name="P39">Allah makes another metaphor: two men, one of them deaf and mute, unable to do anything, a burden to his master. No matter where he directs him, he brings no good. Is he the same as someone who commands justice and is on a straight path? (Surat an-Nahl: 76)</text:p>
      <text:p text:style-name="P10"/>
      <text:p text:style-name="P35">The Prophet Abraham (pbuh) Had a Pure Heart</text:p>
      <text:p text:style-name="P40"/>
      <text:p text:style-name="P39">When he came to his Lord with an unblemished heart. (Surat as-Saffat: 84)</text:p>
      <text:p text:style-name="P10"/>
      <text:p text:style-name="P14">Allah set the Prophet Abraham (pbuh), whom He had made His friend, apart from his pagan people and made him the leader to the true path for all believers.</text:p>
      <text:p text:style-name="P14"><text:soft-page-break/>Believers who take His prophets, with their superior moral characteristics, as role models for themselves must turn toward Allah to remove all of their superstitious and misguided beliefs from their hearts. Only by doing so can they become the people whom He loves and gain His good pleasure. In other words, they must turn to Allah with a pure heart. This purification also means turning away from the wickedness of earthly desires and satan's unwelcome incitements. </text:p>
      <text:p text:style-name="P11"><text:span text:style-name="T25">Allah reveals that He will </text:span><text:span text:style-name="T4">"sift the rotten from the good" </text:span><text:span text:style-name="T25">(Surah Al'Imran: 179). The cleanliness referred to here is a moral and spiritual one. Many people who live far removed from religion's moral values may well say: </text:span><text:span text:style-name="T165">My heart is clean. </text:span><text:span text:style-name="T25">Yet in reality, they are merely trying to ease their own consciences, for anyone who wants a pure heart must have a genuine belief in Allah, scrupulously abide by His commands, and be humble and submissive to Him. Allah describes the goodness and moral values that please Him in the following terms: </text:span></text:p>
      <text:p text:style-name="P39"/>
      <text:p text:style-name="P39">It is not [true] devotion to turn your faces to the East or to the West. Rather, those with true devotion are those who believe in Allah and the Last Day, the Angels, the Book, and the prophets; and who, despite their love for it, give away their wealth to their relatives, orphans, the very poor, and to travelers and beggars; and who set slaves free, perform prayer, and give alms; those who honor their contracts when they make them; and who are steadfast in poverty and illness and battle. Those are the people who are true. They are the people who guard against evil. (Surat al-Baqara: 177)</text:p>
      <text:p text:style-name="P10"/>
      <text:p text:style-name="P14">In another verse, Allah reveals that "[He] loves those who purify themselves" (Surat at-Tawba: 108). People may have spent a long time indulging in prohibited actions, and thus have wicked thoughts and low moral values. Yet the important thing is to repent to Allah, abandon those low moral values, and to turn to Allah with a purified heart. </text:p>
      <text:p text:style-name="P14">Our Lord imparts the following glad tidings to those who believe: </text:p>
      <text:p text:style-name="P39"/>
      <text:p text:style-name="P39">But if anyone repents after his wrongdoing and puts things right, Allah will turn toward him. Allah is Ever-Forgiving, Most Merciful. (Surat al-Ma'ida: 39)</text:p>
      <text:p text:style-name="P10"/>
      <text:p text:style-name="P35">The Prophet Abraham (pbuh) Was "a Community in Himself"</text:p>
      <text:p text:style-name="P39"/>
      <text:p text:style-name="P39">Abraham was a community in himself, exemplary, obedient to Allah, a man of pure natural belief. He was not one of the idolaters. (Surat an-Nahl: 120)</text:p>
      <text:p text:style-name="P10"/>
      <text:p text:style-name="P14">The Prophet Abraham (pbuh) held Allah above all things, was genuinely devoted to Him, feared (and respected) only Him, and placed his trust only in Him. Although many people opposed him and even sought to martyr or burn him, he never wavered from his struggle of <text:soft-page-break/>making Allah's religion prevail, thanks to his profound faith-based courage and submission. </text:p>
      <text:p text:style-name="P11"><text:span text:style-name="T25">All believers must seek to acquire these superior moral values. Even if they are alone, they must submit to Allah, be courageous and determined, sincere and strong willed. First of all, they must submit from the heart to our one and only Lord, fear (and respect) only Him, and take Him as a friend. That is because all believers, in whatever unbelieving society they find themselves and even if they are alone, must do their best to earn Allah's good pleasure, behave in the correct manner, fulfill their religious obligations, live by religion's moral values, and spread those values to others as a requirement of the Qur'an's moral values. They must always act in the knowledge that Allah constantly protects and supports them. Whoever exhibits the same moral values as the Prophet Abraham (pbuh), whoever devotes himself or herself to Allah with that same faithfulness and submission, may also hope to be given the strength of a </text:span><text:span text:style-name="T165">one-man community of the faithful. </text:span></text:p>
      <text:p text:style-name="P16"/>
      <text:p text:style-name="P35">The Prophet Abraham (pbuh) Was Grateful to Allah</text:p>
      <text:p text:style-name="P14">Allah has given people countless blessings. All of the beautiful things that surround humanity, from their own flawless bodies to the incomparable living things in the universe, are each a means of rendering genuine thanks to Allah. In fact, Allah reveals that: </text:p>
      <text:p text:style-name="P39"/>
      <text:p text:style-name="P39">For this We sent a messenger to you from among you to recite Our Signs to you, purify you, teach you the Book and Wisdom, and teach you things you did not know before. Remember Me—I will remember you. Give thanks to Me, and do not be ungrateful. O you who believe. Seek help in steadfastness and prayer. Allah is with the steadfast. (Surat al-Baqara: 151-153)</text:p>
      <text:p text:style-name="P10"/>
      <text:p text:style-name="P14">As a servant who constantly gave thanks to Allah for the blessings imparted to him, the Prophet Abraham (pbuh) was a sincere believer whom Allah made a model for all Muslims. As Allah states in the Qur'an: </text:p>
      <text:p text:style-name="P39"/>
      <text:p text:style-name="P39">He was thankful for His blessings. Allah chose him and guided him to a straight path. (Surat an-Nahl: 121) </text:p>
      <text:p text:style-name="P10"/>
      <text:p text:style-name="P17"><text:span text:style-name="T147">When we look at the prophets' moral values, as recounted in the Qur'an we see that they were believers who turned to Allah at all times, gave thanks to Allah for His blessings, called on His name, and exalted His glory. In one of his prayers, the Prophet Muhammad (may Allah bless him and grant him peace) said: </text:span><text:span text:style-name="T148">"Praise be to Allah"</text:span><text:span text:style-name="dipnot"><text:span text:style-name="T147">14</text:span></text:span><text:span text:style-name="T147">, thus drawing attention to the importance of gratitude. </text:span></text:p>
      <text:p text:style-name="P14">Allah reveals that all believers must adopt such grateful behavior as a model for themselves and constantly give thanks to Him. All believers must immediately give thanks to Allah in moments of difficulty, when faced by any trouble or sickness, or when confronted with any form of cruelty or injustice. They must see that such events <text:soft-page-break/>are created by our Lord, out of His wisdom, for Allah uses such tests to reveal their true moral values. He promises that those who exhibit the proper moral values will be given a great reward in this life and the next. Our Lord reveals that: </text:p>
      <text:p text:style-name="P39"/>
      <text:p text:style-name="P39">We will test you with a certain amount of fear and hunger, as well as loss of wealth, life, and fruits. But give good news to the steadfast. (Surat al-Baqara: 155)</text:p>
      <text:p text:style-name="P39">Every person will taste death. We test you with both good and evil as a trial. And you will be returned to Us. (Surat al-Anbiya: 35)</text:p>
      <text:p text:style-name="P10"/>
      <text:p text:style-name="P35">The Prophet Abraham (pbuh) Was Submitted to Allah</text:p>
      <text:p text:style-name="P41"/>
      <text:p text:style-name="P39">When his Lord said to him, "Become a Muslim," He [Abraham] said: "I am a Muslim who has submitted to the Lord of all the worlds." (Surat al-Baqara: 131)</text:p>
      <text:p text:style-name="P10"/>
      <text:p text:style-name="P11"><text:span text:style-name="T25">The word </text:span><text:span text:style-name="T165">Islam comes from the verb salama</text:span><text:span text:style-name="T25">, which means to </text:span><text:span text:style-name="T165">submit</text:span><text:span text:style-name="T25">. Therefore, being a Muslim means </text:span><text:span text:style-name="T165">one who has submitted</text:span><text:span text:style-name="T25">. Throughout his struggle with his tribe, the Prophet Abraham (pbuh) demonstrated deep devotion and total submission to Allah. No matter how difficult his tribe was or how much they tried to wear him down, the Prophet Abraham (pbuh) continued to spread Allah's religion with the great enthusiasm stemming from his joyous faith. This was true to such an extent, in fact, that he eventually left his tribe and all of his possessions behind and went to another land. </text:span></text:p>
      <text:p text:style-name="P14">These prophets, who were sent to bring their people out of the darkness of idolatry and into the light of truth, knew full well that Allah created all people and the universe with a destiny, and that our Lord has set down every event that we will ever experience in both worlds. For that reason, they were esteemed individuals who were fully submitted to Allah, turned to Him constantly, and willingly obeyed His commands. Believers must consider the truth of the destiny revealed by Allah and live in willing submission to it.</text:p>
      <text:p text:style-name="P14"/>
      <text:p text:style-name="P37">The Prophet Abraham (pbuh) Was Tender-Hearted</text:p>
      <text:p text:style-name="P14">Being compassionate, tender-hearted, affectionate, and full of love and forgiveness is yet another of the believers' characteristics praised by Allah. Our Lord reveals that the Prophet Abraham (pbuh) possessed such a tender-hearted nature: </text:p>
      <text:p text:style-name="P39"/>
      <text:p text:style-name="P39">... Abraham was tender-hearted and forbearing. (Surat at-Tawba: 114)</text:p>
      <text:p text:style-name="P39">Abraham was forbearing, compassionate, penitent. (Surah Hud: 75)</text:p>
      <text:p text:style-name="P10"/>
      <text:p text:style-name="P14"><text:soft-page-break/>As a manifestation of their joyous love for our Lord, believers make great efforts to be servants who please Allah and have the moral values revealed in the Qur'an. Being tender-hearted, compassionate, and affectionate are moral values frequently emphasized in the hadiths. Some of these read as follows:</text:p>
      <text:p text:style-name="P3"><text:span text:style-name="T139">When tenderness enters something, it always makes it more beautiful. When it is removed from something, it makes it flawed.</text:span><text:span text:style-name="dipnot"><text:span text:style-name="T139">15</text:span></text:span><text:span text:style-name="T139"> </text:span></text:p>
      <text:p text:style-name="P3"><text:span text:style-name="T139">Do you wish your heart to grow tender? Be compassionate to the orphan, caress his head, and give him to eat of what you eat. Your heart will grow tender.</text:span><text:span text:style-name="dipnot"><text:span text:style-name="T143">16</text:span></text:span><text:span text:style-name="T139"> </text:span></text:p>
      <text:p text:style-name="P3"><text:span text:style-name="T139">Be compassionate, that compassion may be shown to you. Forgive, that you may be forgiven.</text:span><text:span text:style-name="dipnot"><text:span text:style-name="T143">17</text:span></text:span><text:span text:style-name="T139"> </text:span></text:p>
      <text:p text:style-name="P3"><text:span text:style-name="T139">Allah is compassionate and loving, and loves the compassionate. The recompense He gives to the compassionate, He gives with nothing else.</text:span><text:span text:style-name="dipnot"><text:span text:style-name="T143">18</text:span></text:span></text:p>
      <text:p text:style-name="P63"><text:span text:style-name="Normal1"><text:span text:style-name="T139">Allah reveals that the other prophets also possessed these superior qualities. For instance, He said of the Prophet Shu`ayb (pbuh), sent as a messenger to the tribe of Madyan: </text:span></text:span><text:span text:style-name="Normal1"><text:span text:style-name="T137">"... You are clearly the forbearing, the rightly-guided!"</text:span></text:span><text:span text:style-name="Normal1"><text:span text:style-name="T139"> (Surah Hud: 87)</text:span></text:span></text:p>
      <text:p text:style-name="P29"><text:span text:style-name="Normal1"><text:span text:style-name="T144"/></text:span></text:p>
      <text:p text:style-name="P35">The Prophet Abraham (pbuh) Was a Guide to the True Path</text:p>
      <text:p text:style-name="P11"><text:span text:style-name="T25">Allah manifests His name of</text:span><text:span text:style-name="T165"> al-Hadi</text:span><text:span text:style-name="T25"> (He Who leads to the true path) in the most excellent manner through the prophets' lives. The Prophet Abraham (pbuh) was sent to guide his own tribe to the true path by inviting them to belief in Allah. In the same way, the other prophets from the Prophet Abraham's (pbuh) line also directed their own tribes to the true path in guidance: </text:span></text:p>
      <text:p text:style-name="P39">And in addition to that, We gave him Isaac and Jacob and made both of them righteous. We made them leaders, guiding by Our command, and revealed to them how to do good actions, perform prayer, and give alms. And they worshipped Us. (Surat al-Anbiya: 72-73)</text:p>
      <text:p text:style-name="P11"><text:span text:style-name="T25">Allah also reveals the prayers of believers to be </text:span><text:span text:style-name="T165">a good example for those who guard against evi</text:span><text:span text:style-name="T25">l: </text:span></text:p>
      <text:p text:style-name="P39"/>
      <text:p text:style-name="P39">[Believers are] those who say: "Our Lord, give us joy in our wives and children, and make us a good example for those who guard against evil." (Surat al-Furkan: 74)</text:p>
      <text:p text:style-name="P10"/>
      <text:p text:style-name="P14">The Prophet Abraham (pbuh) also called his tribe to the most honorable and delightful path, the path of Allah, and worked for his tribe's salvation in this world and the Hereafter. Allah reveals our Prophet's (may Allah bless him and grant him peace) message in the following verse: </text:p>
      <text:p text:style-name="P39"/>
      <text:p text:style-name="P39">Say: "Are we to call on something besides Allah that can neither help nor harm us, and to turn on our heels after Allah has guided us, like someone satan has lured away in the land, <text:soft-page-break/>leaving him confused and stupefied, despite the fact that he has companions calling him to guidance, saying: 'Come with us!?'" Say: "Allah's guidance, that is true guidance. We are commanded to submit as Muslims to the Lord of all the worlds." (Surat al-An'am: 71)</text:p>
      <text:p text:style-name="P10"/>
      <text:p text:style-name="P17"><text:span text:style-name="T147">One hadith mentions that the best way is that of Allah and the Prophet (may Allah bless him and grant him peace), thus: </text:span><text:span text:style-name="T148">"The finest word is the Book of Allah. The best way is the way of Muhammad (may Allah bless him and grant him peace)."</text:span><text:span text:style-name="dipnot"><text:span text:style-name="T147">19</text:span></text:span><text:span text:style-name="T147"> </text:span></text:p>
      <text:p text:style-name="P14"/>
      <text:p text:style-name="P35">The Prophet Abraham's (pbuh) Prayers</text:p>
      <text:p text:style-name="P14">In many verses of the Qur'an, Allah tells us of the prophets' prayers, each of which is a very wise example for those Muslims who are striving to draw closer to Allah. Learning these pure and sincere prayers, attempting to understand the moral values and spiritual depths of the individuals who uttered them, and praying to Allah with all sincerity are important ways of increasing one's closeness to Allah. </text:p>
      <text:p text:style-name="P11"><text:span text:style-name="T25">The Prophet Abraham's (pbuh) prayers contain great wisdom for all Muslims. He lauded Allah with the following words: </text:span><text:span text:style-name="T4">"My Lord is the Hearer of Prayer"</text:span><text:span text:style-name="T25"> (Surah Ibrahim: 39), and drew attention to the importance of prayer: </text:span></text:p>
      <text:p text:style-name="P14"/>
      <text:p text:style-name="P39">I will separate myself from you and all you call upon besides Allah, and I will call upon my Lord. It may well be that, in calling on my Lord, I will not be disappointed. (Surah Maryam: 48)</text:p>
      <text:p text:style-name="P10"/>
      <text:p text:style-name="P14">He prayed to Allah for rule and wisdom, and that he might join the godly: </text:p>
      <text:p text:style-name="P39"/>
      <text:p text:style-name="P39">My Lord, give me right judgment and unite me with the righteous. (Surat ash-Shu'ara: 83)</text:p>
      <text:p text:style-name="P10"/>
      <text:p text:style-name="P11"><text:span text:style-name="T25">He also sought from Allah </text:span><text:span text:style-name="T165">being highly esteemed</text:span><text:span text:style-name="T25">: </text:span></text:p>
      <text:p text:style-name="P39"/>
      <text:p text:style-name="P39">[My Lord,] make me highly esteemed among the later peoples. (Surat ash-Shu'ara: 84)</text:p>
      <text:p text:style-name="P10"/>
      <text:p text:style-name="P14">This is how he prayed for the life of the Hereafter: </text:p>
      <text:p text:style-name="P45">And make me one of the inheritors of the Garden of Delight. Forgive my father—he was one of the misguided, and do not disgrace me on the Day they are raised up. The Day when neither wealth nor sons will be of any use—except to those who come to Allah with sound and flawless hearts. (Surat ash-Shu'ara: 85-89)</text:p>
      <text:p text:style-name="P10"/>
      <text:p text:style-name="P14">The Prophet Abraham (pbuh) also sought our Lord's forgiveness:</text:p>
      <text:p text:style-name="P39"/>
      <text:p text:style-name="P39">Our Lord, do not make us a target for those who do not believe, and forgive us. Our Lord, You are the Almighty, the All-Wise. ( Surat al-Mumtahana:5)</text:p>
      <text:p text:style-name="P39">Our Lord. Forgive me and my parents and the believers when the Reckoning takes place. (Surah Ibrahim: 41)</text:p>
      <text:p text:style-name="P10"/>
      <text:p text:style-name="P14">He also asked for a godly heir to keep the religion alive after him: </text:p>
      <text:p text:style-name="P39"/>
      <text:p text:style-name="P39">My Lord, bestow on me a right-acting child. ( Surat as-Saffat: 100)</text:p>
      <text:p text:style-name="P10"/>
      <text:p text:style-name="P14">and prayed for his line: </text:p>
      <text:p text:style-name="P39"/>
      <text:p text:style-name="P39">My Lord. Make me and my descendents people who perform prayer. My Lord. Accept my prayer. (Surah Ibrahim: 40)</text:p>
      <text:p text:style-name="P39">When Abraham said: "My Lord. Make this land a place of safety, and keep me and my sons from worshipping idols." (Surah Ibrahim: 35)</text:p>
      <text:p text:style-name="P10"/>
      <text:p text:style-name="P14">He prayed to Allah to make the city in which he lived a safe place and to provide the believers with fruits: </text:p>
      <text:p text:style-name="P39"/>
      <text:p text:style-name="P39">And when Abraham said: "My Lord, make this a place of safety and provide its inhabitants with fruits—all of them who believe in Allah and the Last Day." He [Allah] said: "I will let anyone who becomes an unbeliever to enjoy himself a little, but then I will drive him to the punishment of the Fire. What an evil destination!" (Surat al-Baqara: 126)</text:p>
      <text:p text:style-name="P10"/>
      <text:p text:style-name="P14">When performing a task, he asked Allah to accept it: </text:p>
      <text:p text:style-name="P39"/>
      <text:p text:style-name="P39">And when Abraham built the foundations of the House with Ishmael [he said]: "Our Lord, accept this from us. You are the All-Hearing, the All-Knowing." (Surat al-Baqara: 127)</text:p>
      <text:p text:style-name="P10"/>
      <text:p text:style-name="P14">He also prayed to Allah to make him and his line submissive to His will, reveal the methods of religious observance, and accept their repentance: </text:p>
      <text:p text:style-name="P39"/>
      <text:p text:style-name="P39">Our Lord, make us both Muslims submitted to You, and our descendents a Muslim community submitted to You. Show us <text:soft-page-break/>our rites of worship and turn toward us. You are the Ever-Returning, the Most Merciful. (Surat al-Baqara: 128)</text:p>
      <text:p text:style-name="P39">Our Lord, raise up among them a messenger from them to recite Your Signs to them, teach them the Book and Wisdom, and purify them. You are the Almighty, the All-Wise. (Surat al-Baqara: 129)</text:p>
      <text:p text:style-name="P10"/>
      <text:p text:style-name="P14">The Prophet Abraham's (pbuh) sincere devotion to Allah and absolute certainty in the Day of Judgment are why all believers can feel the complete godliness, sincerity, and submission in his prayers. When praying, all believers must use the Prophet Abraham (pbuh) as a role model and turn to our Lord as their only friend and helper.</text:p>
      <text:p text:style-name="P14"/>
      <text:p text:style-name="P35">The Prophet Abraham's (pbuh) Legacy</text:p>
      <text:p text:style-name="P14">Allah informs us of the Prophet Abraham (pbuh) as a pure natural believer who does not associate anything with Allah: </text:p>
      <text:p text:style-name="P14"/>
      <text:p text:style-name="P39">When Abraham said to his father and his tribe: "I am free of everything you worship, except for Him Who brought me into being, Who will certainly guide me. He made it an on-going word among his descendants so that, perhaps, they might turn back." (Surat az-Zukhuf: 26-28)</text:p>
      <text:p text:style-name="P10"/>
      <text:p text:style-name="P14">The Prophet Abraham's (pbuh) legacy to all believers is monotheism. This legacy shows that he lived solely to gain Allah's good pleasure, took Him as his only friend, and feared (and respected) only Him. Throughout his life, the Prophet Abraham (pbuh) relayed the divine message of Allah's oneness and that no partners could be ascribed to Him. As Allah states: </text:p>
      <text:p text:style-name="P39"/>
      <text:p text:style-name="P39">When his Lord said to him: "Become a Muslim," he replied: "I am a Muslim who has submitted to the Lord of all the worlds." Abraham directed his sons to this, as did Jacob: "My sons. Allah has chosen this religion for you, so do not die except as Muslims." (Surat al-Baqara: 131-32) </text:p>
      <text:p text:style-name="P10"/>
      <text:p text:style-name="P14">The Prophet Abraham (pbuh) was a messenger who guided people to true path of Allah and this continued with his line: his sons Prophet Ishmael (pbuh) and Prophet Isaac (pbuh), his grandson Prophet Jacob (pbuh) and his son Prophet Joseph (pbuh), and the other holy prophets from that same line who later continued to call on their people to live by religion's moral values. Allah informs us of the Prophet Jacob's (pbuh) legacy in the following verse: </text:p>
      <text:p text:style-name="P39"/>
      <text:p text:style-name="P39">Or were you present when death came to Jacob and he asked his sons: "What will you worship when I have gone?" They said: "We will worship your Allah, the Allah of your forefathers, Abraham, Ishmael, and Isaac—one Allah. We are Muslims submitted to Him." (Surat al-Baqara: 133)</text:p>
      <text:p text:style-name="P10"/>
      <text:p text:style-name="P14"><text:soft-page-break/>All prophets who came after the Prophet Abraham (pbuh) left the same legacy to their descendents: Submit to Allah wholeheartedly and die as Muslims. Whoever abides by the Prophet Abraham's (pbuh) legacy, serves only Allah, and spends his or her life for Allah's good pleasure may hope for His forgiveness and Paradise, the abode of eternal happiness.</text:p>
      <text:p text:style-name="P74"/>
      <text:p text:style-name="P74"/>
      <text:p text:style-name="P53">THE DECEPTION OF EVOLUTION</text:p>
      <text:p text:style-name="P50"/>
      <text:p text:style-name="P51"/>
      <text:p text:style-name="P52"><text:span text:style-name="T10">Darwinism, in other words the theory of evolution, was put forward with the aim of denying the fact of Creation, but is in truth nothing but failed, unscientific nonsense. </text:span><text:span text:style-name="T12">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65"><text:span text:style-name="T11">Yet this propaganda cannot conceal the truth. The fact that </text:span><text:span text:style-name="T14">the theory of evolution is the greatest deception in the history of science </text:span><text:span text:style-name="T11">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70">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70"/>
      <text:p text:style-name="P79">The Scientific Collapse of Darwinism</text:p>
      <text:p text:style-name="P65"><text:span text:style-name="T11">As </text:span><text:span text:style-name="T14">a pagan doctrine</text:span><text:span text:style-name="T11"> going back as far as ancient Greece, the theory of evolution was advanced extensively in the nineteenth century. The most important development that made it the top topic of the world of science was Charles Darwin's </text:span><text:span text:style-name="T15">The Origin of Species</text:span><text:span text:style-name="T11">,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4">Darwin's theory was not based on any concrete scientific finding; as he also accepted, it was just an "assumption."</text:span><text:span text:style-name="T11"> Moreover, as Darwin confessed in the long chapter of his book titled </text:span><text:span text:style-name="T14">"Difficulties on Theory," the theory failed in the face of many critical questions. </text:span></text:p>
      <text:p text:style-name="P7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70">1) The theory cannot explain how life originated on Earth. </text:p>
      <text:p text:style-name="P70"><text:soft-page-break/>2) No scientific finding shows that the "evolutionary mechanisms" proposed by the theory have any evolutionary power at all. </text:p>
      <text:p text:style-name="P75">3) The fossil record proves the exact opposite of what the theory suggests.</text:p>
      <text:p text:style-name="P70">In this section, we will examine these three basic points in general outlines:</text:p>
      <text:p text:style-name="P86">The First Insurmountable </text:p>
      <text:p text:style-name="P79">Step: The Origin of Life</text:p>
      <text:p text:style-name="P65"><text:span text:style-name="T1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14">How did this "first cell" originate?</text:span></text:p>
      <text:p text:style-name="P65"><text:span text:style-name="T14">Since the theory of evolution ignorantly denies Creation, it maintains that the "first cell" originated as a product of blind coincidences within the laws of nature, without any plan or arrangement.</text:span><text:span text:style-name="T11"> According to the theory, inanimate matter must have produced a living cell as a result of coincidences. Such a claim, however, is inconsistent with the most unassailable rules of biology. </text:span></text:p>
      <text:p text:style-name="P70"/>
      <text:p text:style-name="P79">"Life Comes From Life"</text:p>
      <text:p text:style-name="P7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5"><text:span text:style-name="T11">Similarly, maggots developing in rotting meat was assumed to be evidence of spontaneous generation. However, </text:span><text:span text:style-name="T14">it was later understood that worms did not appear on meat spontaneously, but were carried there by flies in the form of larvae, invisible to the naked eye. </text:span></text:p>
      <text:p text:style-name="P65"><text:span text:style-name="T11">Even when Darwin wrote </text:span><text:span text:style-name="T15">The Origin of Species</text:span><text:span text:style-name="T11">, the belief that bacteria could come into existence from non-living matter was widely accepted in the world of science. </text:span></text:p>
      <text:p text:style-name="P65"><text:span text:style-name="T11">However, </text:span><text:span text:style-name="T14">five years after the publication of Darwin's book, Louis Pasteur announced his results after long studies and experiments, that disproved spontaneous generation, a cornerstone of Darwin's theory.</text:span><text:span text:style-name="T11"> In his triumphal lecture at the Sorbonne in 1864, </text:span><text:span text:style-name="T14">Pasteur said: "Never will the doctrine of spontaneous generation recover from the mortal blow struck by this simple experiment."</text:span><text:span text:style-name="T173">20</text:span></text:p>
      <text:p text:style-name="P70">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70"/>
      <text:p text:style-name="P79">Inconclusive Efforts of the Twentieth Century</text:p>
      <text:p text:style-name="P70"><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9">Unfortunately, however, the problem of the origin of the cell is perhaps the most obscure point in the whole study of the evolution of organisms.</text:span><text:span text:style-name="T174">21</text:span></text:p>
      <text:p text:style-name="P7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5"><text:span text:style-name="T11">Barely a few years had passed before it was revealed that </text:span><text:span text:style-name="T14">this experiment, which was then presented as an important step in the name of evolution, was invalid, for the atmosphere used in the experiment was very different from the real Earth conditions.</text:span><text:span text:style-name="T173">22</text:span></text:p>
      <text:p text:style-name="P65"><text:span text:style-name="T11">After a long silence, </text:span><text:span text:style-name="T14">Miller confessed that the atmosphere medium he used was unrealistic.</text:span><text:span text:style-name="T173">23</text:span></text:p>
      <text:p text:style-name="P65"><text:span text:style-name="T14">All the evolutionists' efforts throughout the twentieth century to explain the origin of life ended in failure</text:span><text:span text:style-name="T11">. The geochemist Jeffrey Bada, from the San Diego Scripps Institute accepts this fact in an article published in </text:span><text:span text:style-name="T15">Earth</text:span><text:span text:style-name="T11"> magazine in 1998:</text:span></text:p>
      <text:p text:style-name="P1"><text:span text:style-name="T9">Today as we leave the twentieth century, we still face the biggest unsolved problem that we had when we entered the twentieth century: How did life originate on Earth?</text:span><text:span text:style-name="T174">24</text:span></text:p>
      <text:p text:style-name="P71"/>
      <text:p text:style-name="P79">The Complex Structure of Life </text:p>
      <text:p text:style-name="P65"><text:span text:style-name="T11">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14">Today, even in the most developed laboratories of the world, a living cell cannot be produced by bringing organic chemicals together.</text:span></text:p>
      <text:p text:style-name="P65"><text:span text:style-name="T11">The conditions required for the formation of a cell are too great in quantity to be explained away by coincidences. </text:span><text:span text:style-name="T14">The probability of proteins, the building blocks of a cell, being synthesized coincidentally, is 1 in 10</text:span><text:span text:style-name="T175">950</text:span><text:span text:style-name="T14"> for an average protein made up of 500 amino acids. In mathematics, a probability smaller than 1 over 10</text:span><text:span text:style-name="T175">50</text:span><text:span text:style-name="T176"> </text:span><text:span text:style-name="T14">is considered to be impossible in practical terms.</text:span></text:p>
      <text:p text:style-name="P70">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5"><text:soft-page-break/><text:span text:style-name="T1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5">Scientific American</text:span><text:span text:style-name="T11"> magazine:</text:span></text:p>
      <text:p text:style-name="P1"><text:span text:style-name="T13">It is extremely improbable that proteins and nucleic acids, both of which are structurally complex, arose spontaneously in the same place at the same time. </text:span><text:span text:style-name="T9">Yet it also seems impossible to have one without the other. And so, at first glance, one might have to conclude that life could never, in fact, have originated by chemical means.</text:span><text:span text:style-name="T174">25</text:span></text:p>
      <text:p text:style-name="P65"><text:span text:style-name="T11">No doubt, if it is impossible for life to have originated spontaneously as a result of blind coincidences, then it has to be accepted that life was "</text:span><text:span text:style-name="T14">created</text:span><text:span text:style-name="T11">." This fact explicitly invalidates the theory of evolution, whose main purpose is to deny Creation. </text:span></text:p>
      <text:p text:style-name="P70"/>
      <text:p text:style-name="P79">Imaginary Mechanism of Evolution </text:p>
      <text:p text:style-name="P70">The second important point that negates Darwin's theory is that both concepts put forward by the theory as "evolutionary mechanisms" were understood to have, in reality, no evolutionary power. </text:p>
      <text:p text:style-name="P65"><text:span text:style-name="T11">Darwin based his evolution allegation entirely on the mechanism of "natural selection." The importance he placed on this mechanism was evident in the name of his book: </text:span><text:span text:style-name="T15">The Origin of Species</text:span><text:span text:style-name="T11">, By Means of Natural Selection…</text:span></text:p>
      <text:p text:style-name="P7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5"><text:span text:style-name="T11">Therefore, </text:span><text:span text:style-name="T14">the mechanism of natural selection has no evolutionary power. Darwin was also aware of this fact </text:span><text:span text:style-name="T11">and had to state this in his book </text:span><text:span text:style-name="T15">The Origin of Species</text:span><text:span text:style-name="T11">:</text:span></text:p>
      <text:p text:style-name="P1"><text:span text:style-name="T9">Natural selection can do nothing until favourable individual differences or variations occur.</text:span><text:span text:style-name="T174">26</text:span></text:p>
      <text:p text:style-name="P2"/>
      <text:p text:style-name="P79">Lamarck's Impact</text:p>
      <text:p text:style-name="P7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text:soft-page-break/>leaves of high trees, their necks were extended from generation to generation. </text:p>
      <text:p text:style-name="P65"><text:span text:style-name="T11">Darwin also gave similar examples. In his book </text:span><text:span text:style-name="T15">The Origin of Species</text:span><text:span text:style-name="T11">, for instance, he said that some bears going into water to find food transformed themselves into whales over time.</text:span><text:span text:style-name="T173">27</text:span></text:p>
      <text:p text:style-name="P7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70"/>
      <text:p text:style-name="P79">Neo-Darwinism and Mutations</text:p>
      <text:p text:style-name="P70">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5"><text:span text:style-name="T1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14">Mutations do not cause living beings to develop; on the contrary, they are always harmful.</text:span><text:span text:style-name="T11"> </text:span></text:p>
      <text:p text:style-name="P65"><text:span text:style-name="T11">The reason for this is very simple: </text:span><text:span text:style-name="T14">DNA has a very complex structure, and random effects can only harm it.</text:span><text:span text:style-name="T11"> The American geneticist B. G. Ranganathan explains this as follows:</text:span></text:p>
      <text:p text:style-name="P1"><text:span text:style-name="T17">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19"> if an earthquake were to shake a highly ordered structure such as a building, there would be a random change in the framework of the building which, in all probability, would not be an improvement.</text:span><text:span text:style-name="T170">28</text:span></text:p>
      <text:p text:style-name="P65"><text:span text:style-name="T1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14">there is no "evolutionary mechanism" in nature.</text:span><text:span text:style-name="T11"> Since no evolutionary mechanism exists, no such any imaginary process called "evolution" could have taken place. </text:span></text:p>
      <text:p text:style-name="P70"/>
      <text:p text:style-name="P79"><text:soft-page-break/>The Fossil Record: No Sign of Intermediate Forms</text:p>
      <text:p text:style-name="P70">The clearest evidence that the scenario suggested by the theory of evolution did not take place is the fossil record. </text:p>
      <text:p text:style-name="P70">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70">Had this been the case, numerous intermediary species should have existed and lived within this long transformation period. </text:p>
      <text:p text:style-name="P7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5"><text:span text:style-name="T14">If such animals ever really existed, there should be millions and even billions of them in number and variety. More importantly, the remains of these strange creatures should be present in the fossil record.</text:span><text:span text:style-name="T11"> In </text:span><text:span text:style-name="T15">The Origin of Species</text:span><text:span text:style-name="T11">, Darwin explained:</text:span></text:p>
      <text:p text:style-name="P1"><text:span text:style-name="T9">If my theory be true, numberless intermediate varieties, linking most closely all of the species of the same group together must assuredly have existed... Consequently, evidence of their former existence could be found only amongst fossil remains.</text:span><text:span text:style-name="T174">29</text:span></text:p>
      <text:p text:style-name="P65"><text:span text:style-name="T11">However, </text:span><text:span text:style-name="T14">Darwin was well aware that no fossils of these intermediate forms had yet been found.</text:span><text:span text:style-name="T11"> He regarded this as a major difficulty for his theory. In one chapter of his book titled "Difficulties on Theory," he wrote:</text:span></text:p>
      <text:p text:style-name="P1"><text:span text:style-name="T13">Why</text:span><text:span text:style-name="T9">, if species have descended from other species by insensibly fine gradations, </text:span><text:span text:style-name="T13">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9"> Geology assuredly does not reveal any such finely graduated organic chain; and this, perhaps, is the most obvious and gravest objection which can be urged against my theory.</text:span><text:span text:style-name="T174">30</text:span></text:p>
      <text:p text:style-name="P81"/>
      <text:p text:style-name="P79">Darwin's Hopes Shattered</text:p>
      <text:p text:style-name="P65"><text:span text:style-name="T11">However, although evolutionists have been making strenuous efforts to find fossils since the middle of the nineteenth century all over the world, </text:span><text:span text:style-name="T14">no transitional forms have yet been uncovered.</text:span><text:span text:style-name="T11"> All of the fossils, contrary to the evolutionists' expectations, show that </text:span><text:span text:style-name="T14">life appeared on Earth all of a sudden and fully-formed. </text:span></text:p>
      <text:p text:style-name="P70"><text:soft-page-break/>One famous British paleontologist, Derek V. Ager, admits this fact, even though he is an evolutionist:</text:p>
      <text:p text:style-name="P1"><text:span text:style-name="T21">The point emerges that if we examine the fossil record in detail, whether at the level of orders or of species, </text:span><text:span text:style-name="T22">we find – over and over again – not gradual evolution, but the sudden explosion of one group at the expense of another.</text:span><text:span text:style-name="T171">31</text:span></text:p>
      <text:p text:style-name="P65"><text:span text:style-name="T11">This means that in </text:span><text:span text:style-name="T14">the fossil record, all living species suddenly emerge as fully formed, without any intermediate forms in between.</text:span><text:span text:style-name="T11"> This is just the opposite of Darwin's assumptions. Also, this is very strong evidence that </text:span><text:span text:style-name="T14">all living things are created.</text:span><text:span text:style-name="T11">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74">32</text:span></text:p>
      <text:p text:style-name="P65"><text:span text:style-name="T14">Fossils show that living beings emerged fully developed and in a perfect state on the Earth.</text:span><text:span text:style-name="T11"> That means that "the origin of species," contrary to Darwin's supposition, is not evolution, but </text:span><text:span text:style-name="T14">Creation</text:span><text:span text:style-name="T11">.</text:span></text:p>
      <text:p text:style-name="P79"/>
      <text:p text:style-name="P79">The Tale of Human Evolution</text:p>
      <text:p text:style-name="P70">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73">1. Australopithecus </text:p>
      <text:p text:style-name="P73">2. Homo habilis</text:p>
      <text:p text:style-name="P73">3. Homo erectus</text:p>
      <text:p text:style-name="P73">4. Homo sapiens</text:p>
      <text:p text:style-name="P65"><text:span text:style-name="T1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73">33</text:span></text:p>
      <text:p text:style-name="P65"><text:span text:style-name="T11">Evolutionists classify the next stage of human evolution as "homo," that is "man." According to their claim, the living beings in the Homo series are more developed than </text:span><text:span text:style-name="T15">Australopithecus</text:span><text:span text:style-name="T11">. Evolutionists devise a fanciful evolution scheme by arranging different fossils of these creatures in a particular order. This scheme is imaginary because </text:span><text:soft-page-break/><text:span text:style-name="T11">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15">Homo sapiens</text:span><text:span text:style-name="T11">, are extremely difficult and may even resist a final, satisfying explanation."</text:span><text:span text:style-name="T173">34</text:span></text:p>
      <text:p text:style-name="P65"><text:span text:style-name="T11">By outlining the link chain as </text:span><text:span text:style-name="T15">Australopithecus &gt; Homo habilis &gt; Homo erectus &gt; Homo sapiens</text:span><text:span text:style-name="T11">, evolutionists imply that each of these species is one another's ancestor. However, recent findings of paleoanthropologists have revealed that </text:span><text:span text:style-name="T15">Australopithecus, Homo habilis</text:span><text:span text:style-name="T11">, and </text:span><text:span text:style-name="T15">Homo erectus</text:span><text:span text:style-name="T11"> lived at different parts of the world at the same time.</text:span><text:span text:style-name="T173">35</text:span></text:p>
      <text:p text:style-name="P65"><text:span text:style-name="T11">Moreover, a certain segment of humans classified as Homo erectus have lived up until very modern times. </text:span><text:span text:style-name="T14">Homo sapiens neandarthalensis and Homo sapiens sapiens (present-day man) co-existed in the same region.</text:span><text:span text:style-name="T173">36</text:span></text:p>
      <text:p text:style-name="P70">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pan text:style-name="T9">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74">37</text:span></text:p>
      <text:p text:style-name="P65"><text:span text:style-name="T11">Put briefly, the scenario of human evolution, which is "upheld" with the help of various drawings of some "half ape, half human" creatures appearing in the media and course books, that is, frankly, by means of propaganda, is nothing but </text:span><text:span text:style-name="T14">a tale with no scientific foundation. </text:span></text:p>
      <text:p text:style-name="P65"><text:span text:style-name="T11">Lord Solly Zuckerman, one of the most famous and respected scientists in the U.K., who carried out research on this subject for years and studied Australopithecus fossils for 15 years, finally concluded, despite being an evolutionist himself, </text:span><text:span text:style-name="T14">that there is, in fact, no such family tree branching out from ape-like creatures to man. </text:span></text:p>
      <text:p text:style-name="P7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74">38</text:span></text:p>
      <text:p text:style-name="P65"><text:soft-page-break/><text:span text:style-name="T14">The tale of human evolution</text:span><text:span text:style-name="T11"> boils down to nothing but the prejudiced interpretations of some fossils unearthed by certain people, who blindly adhere to their theory.</text:span></text:p>
      <text:p text:style-name="P70"/>
      <text:p text:style-name="P79">Darwinian Formula!</text:p>
      <text:p text:style-name="P70">Besides all the technical evidence we have dealt with so far, let us now for once, examine what kind of a superstition the evolutionists have with an example so simple as to be understood even by children:</text:p>
      <text:p text:style-name="P65"><text:span text:style-name="T1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14">Darwinian formula</text:span><text:span text:style-name="T11">":</text:span></text:p>
      <text:p text:style-name="P65"><text:span text:style-name="T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T172">950</text:span><text:span text:style-name="T11">—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4">No matter what they do, they cannot produce from these barrels a human, say a professor that examines his cell structure under the electron microscope.</text:span><text:span text:style-name="T11">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5"><text:span text:style-name="T11">Briefly, </text:span><text:span text:style-name="T14">unconscious atoms cannot form the cell</text:span><text:span text:style-name="T11"> by coming together. They cannot take a new decision and divide this cell into two, then take other decisions and create the professors who first invent the electron microscope and then examine their own cell structure under that microscope. </text:span><text:span text:style-name="T14">Matter is an unconscious, lifeless heap, and it comes to life with Allah's superior creation. </text:span></text:p>
      <text:p text:style-name="P70">The theory of evolution, which claims the opposite, is a total fallacy completely contrary to reason. Thinking even a little bit on the claims of evolutionists discloses this reality, just as in the above example.</text:p>
      <text:p text:style-name="P70"><text:soft-page-break/></text:p>
      <text:p text:style-name="P79">Technology in the Eye and the Ear</text:p>
      <text:p text:style-name="P70">Another subject that remains unanswered by evolutionary theory is the excellent quality of perception in the eye and the ear. </text:p>
      <text:p text:style-name="P7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5"><text:span text:style-name="T14">The brain is insulated from light.</text:span><text:span text:style-name="T11">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5"><text:span text:style-name="T14">The image formed in the eye is so sharp and distinct that even the technology of the twentieth century has not been able to attain it.</text:span><text:span text:style-name="T11">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7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5"><text:span text:style-name="T11">If a device producing a more primitive image than </text:span><text:span text:style-name="T14">the eye could not have been formed by chance,</text:span><text:span text:style-name="T11"> then it is very evident that the eye and the image seen by the eye could not have been formed by chance. The same situation applies to the ear. The outer ear picks up </text:span><text:soft-page-break/><text:span text:style-name="T11">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5"><text:span text:style-name="T11">The situation in the eye is also true for the ear. That is, </text:span><text:span text:style-name="T14">the brain is insulated from sound</text:span><text:span text:style-name="T11"> just as it is from light. It does not let any sound in. Therefore, no matter how noisy is the outside, the inside of the brain is completely silent. Nevertheless, the sharpest sounds are perceived in the brain. </text:span><text:span text:style-name="T14">In your completely silent brain, you listen to symphonies, and hear all of the noises in a crowded place.</text:span><text:span text:style-name="T11"> However, were the sound level in your brain measured by a precise device at that moment, complete silence would be found to be prevailing there. </text:span></text:p>
      <text:p text:style-name="P65"><text:span text:style-name="T1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14">the creation of man</text:span><text:span text:style-name="T11">.</text:span></text:p>
      <text:p text:style-name="P70">So far, no man-made visual or recording apparatus has been as sensitive and successful in perceiving sensory data as are the eye and the ear. However, as far as seeing and hearing are concerned, a far greater truth lies beyond all this. </text:p>
      <text:p text:style-name="P70"/>
      <text:p text:style-name="P79">To Whom Does the Consciousness that Sees and </text:p>
      <text:p text:style-name="P79">Hears within the Brain Belong? </text:p>
      <text:p text:style-name="P70">Who watches an alluring world in the brain, listens to symphonies and the twittering of birds, and smells the rose?</text:p>
      <text:p text:style-name="P65"><text:span text:style-name="T1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14">There is a consciousness in the brain that perceives all this without feeling any need for an eye, an ear, and a nose. </text:span><text:span text:style-name="T11">To whom does this consciousness belong? Of course it does not belong to </text:span><text:soft-page-break/><text:span text:style-name="T11">the nerves, the fat layer, and neurons comprising the brain. This is why Darwinist-materialists, who believe that everything is comprised of matter, cannot answer these questions. </text:span></text:p>
      <text:p text:style-name="P65"><text:span text:style-name="T11">For </text:span><text:span text:style-name="T14">this consciousness is the spirit created by Allah,</text:span><text:span text:style-name="T11"> which needs neither the eye to watch the images nor the ear to hear the sounds. Furthermore, it does not need the brain to think. </text:span></text:p>
      <text:p text:style-name="P70">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0"/>
      <text:p text:style-name="P79">A Materialist Faith</text:p>
      <text:p text:style-name="P65"><text:span text:style-name="T18">The information we have presented so far shows us that </text:span><text:span text:style-name="T20">the theory of evolution is incompatible with scientific findings.</text:span><text:span text:style-name="T18"> The theory's claim regarding the origin of life is inconsistent with science, the evolutionary mechanisms it proposes have no evolutionary power, and fossils demonstrate that </text:span><text:span text:style-name="T20">the required intermediate forms have never existed. </text:span><text:span text:style-name="T18">So, it certainly follows that the theory of evolution should be pushed aside as an unscientific idea. This is how many ideas, such as the Earth-centered universe model, have been taken out of the agenda of science throughout history. </text:span></text:p>
      <text:p text:style-name="P70">However, the theory of evolution is kept on the agenda of science. Some people even try to represent criticisms directed against it as an "attack on science." Why?</text:p>
      <text:p text:style-name="P65"><text:span text:style-name="T11">The reason is that this theory is an indispensable dogmatic belief for some circles. These circles are </text:span><text:span text:style-name="T14">blindly devoted</text:span><text:span text:style-name="T11"> to materialist philosophy and adopt Darwinism because it is the only materialist explanation that can be put forward to explain the workings of nature.</text:span></text:p>
      <text:p text:style-name="P70">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1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70">39</text:span></text:p>
      <text:p text:style-name="P65"><text:span text:style-name="T11">These are explicit statements that </text:span><text:span text:style-name="T14">Darwinism is a dogma</text:span><text:span text:style-name="T11">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5"><text:soft-page-break/><text:span text:style-name="T11">Anyone who does not look at the origin of living beings with a materialist prejudice sees this evident truth: </text:span><text:span text:style-name="T14">All living beings are works of a Creator,</text:span><text:span text:style-name="T11"> Who is All-Powerful, All-Wise, and All-Knowing. </text:span><text:span text:style-name="T14">This Creator is Allah,</text:span><text:span text:style-name="T11"> Who created the whole universe from non-existence, in the most perfect form, and fashioned all living beings.</text:span></text:p>
      <text:p text:style-name="P79"/>
      <text:p text:style-name="P79">The Theory of Evolution: The Most Potent Spell in the World </text:p>
      <text:p text:style-name="P7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7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70">In fact, Allah has pointed to this lack of reason in the Qur'an. In many verses, He reveals that some peoples' minds will be closed and that they will be powerless to see the truth. Some of these verses are as follows:</text:p>
      <text:p text:style-name="P76"/>
      <text:p text:style-name="P76">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68">… They have hearts with which they do not understand. They have eyes with which they do not see. They have ears with which they do not hear. Such people are like cattle. No, they are even further astray! They are the unaware. (Surat al-A'raf: 179)</text:p>
      <text:p text:style-name="P68">Even if We opened up to them a door into heaven, and they spent the day ascending through it, they would only say: "Our eyesight is befuddled! Or rather we have been put under a spell!" (Surat al-Hijr: 14-15) </text:p>
      <text:p text:style-name="P68"/>
      <text:p text:style-name="P70"><text:soft-page-break/>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70">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68"/>
      <text:p text:style-name="P68">He said: "You throw." And when they threw, they cast a spell on the people's eyes and caused them to feel great fear of them. They produced an extremely powerful magic. (Surat al-A'raf: 116)</text:p>
      <text:p text:style-name="P70">As we have seen, Pharaoh's magicians were able to deceive everyone, apart from the Prophet Moses (pbuh) and those who believed in him. However, his evidence broke the spell, or "swallowed up what they had forged," as revealed in the verse:</text:p>
      <text:p text:style-name="P68"/>
      <text:p text:style-name="P68">We revealed to Moses: "Throw down your staff." And it immediately swallowed up what they had forged. So the Truth took place and what they did was shown to be false. (Surat al-A'raf: 117-118)</text:p>
      <text:p text:style-name="P68"/>
      <text:p text:style-name="P7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9">I myself am convinced that </text:span><text:span text:style-name="T13">the theory of evolution</text:span><text:span text:style-name="T9">, especially the extent to which it's been applied, </text:span><text:span text:style-name="T13">will be one of the great jokes in the history books in the future.</text:span><text:span text:style-name="T9"> Posterity will marvel that so very flimsy and dubious an hypothesis could be accepted with the incredible credulity that it has.</text:span><text:span text:style-name="T174">40</text:span></text:p>
      <text:p text:style-name="P65"><text:soft-page-break/><text:span text:style-name="T11">That future is not far off: On the contrary, people will soon see that "chance" is not a deity, and will look back on </text:span><text:span text:style-name="T14">the theory of evolution as the worst deceit and the most terrible spell in the world. </text:span><text:span text:style-name="T11">That spell is already rapidly beginning to be lifted from the shoulders of people all over the world. Many people who see its true face are wondering with amazement how they could ever have been taken in by it.</text:span></text:p>
      <text:p text:style-name="P70"/>
      <text:p text:style-name="P98">Notes</text:p>
      <text:p text:style-name="P91"/>
      <text:p text:style-name="P91"/>
      <text:p text:style-name="P92">1.Al-Hafiz ibn al-Dayba ` al-Shaybani, Taysir al-'usul ila Jami` al-'usul, 860.</text:p>
      <text:p text:style-name="P92">2. Hadith at-Tirmidhi.</text:p>
      <text:p text:style-name="P92">3. Phillip Johnson, The Wedge of Truth: Splitting the Foundations of Naturalism, InterVarsity Press, Downers Grove, (Illinois: 2000), 154.</text:p>
      <text:p text:style-name="P92">4. Elmalili Muhammed Hamdi Yazir, Tafsir of Holy Qur’an, http://www.kuranikerim.com/</text:p>
      <text:p text:style-name="P92">telmalili/saffat.htm</text:p>
      <text:p text:style-name="P92">5. Omer Nasuhi Bilmen, Kuran-i Kerim'in Turkce Meali Alisi ve Tefsiri (Tafsir of Holy Qur’an), vol. 9, 2994.</text:p>
      <text:p text:style-name="P92">6. Al- Hafiz ibn al-Dayba` al-Shaybani, Taysir al-'usul ila Jami` al-'usul, 6883.</text:p>
      <text:p text:style-name="P92">7. Sunan Ibn Majah.</text:p>
      <text:p text:style-name="P92">8. Narrated by Abu Sufyan; Sahih Bukhari and Sahih Muslim.</text:p>
      <text:p text:style-name="P92">9. Ahmad Diya’ al-Din al-Kamushkhanawi al-Naqshbandi, Ramuz al-Ahadith, vol. 2, 397.</text:p>
      <text:p text:style-name="P92">10. Sahih Bukhari and Sahih Muslim.</text:p>
      <text:p text:style-name="P92">11. Narrated by Abdullah bin Mas`ud; Sahih Bukhari and Sahih Muslim.</text:p>
      <text:p text:style-name="P92">12. Sunan Abu Dawud.</text:p>
      <text:p text:style-name="P92">13. Sahih Bukhari.</text:p>
      <text:p text:style-name="P92">14. Sahih Muslim.</text:p>
      <text:p text:style-name="P92">15. Sahih Muslim.</text:p>
      <text:p text:style-name="P92">16. Hadith al-Tabarani.</text:p>
      <text:p text:style-name="P92">17. Sahih Bukhari.</text:p>
      <text:p text:style-name="P92">18. Sahih Muslim.</text:p>
      <text:p text:style-name="P92">19. Sahih Bukhari.</text:p>
      <text:p text:style-name="P92">20. Sidney Fox, Klaus Dose, Molecular Evolution and The Origin of Life, W. H. Freeman and Company, San Francisco, 1972, p. 4.</text:p>
      <text:p text:style-name="P92">21. Alexander I. Oparin, Origin of Life, Dover Publications, NewYork, 1936, 1953 (reprint), p. 196.</text:p>
      <text:p text:style-name="P92">22. "New Evidence on Evolution of Early Atmosphere and Life," Bulletin of the American Meteorological Society, vol 63, November 1982, 1328-1330. </text:p>
      <text:p text:style-name="P92">23. Stanley Miller, Molecular Evolution of Life: Current Status of the Prebiotic Synthesis of Small Molecules, 1986, p. 7.</text:p>
      <text:p text:style-name="P92">24. Jeffrey Bada, Earth, February 1998, p. 40.</text:p>
      <text:p text:style-name="P92">25. Leslie E. Orgel, "The Origin of Life on Earth," Scientific American, vol. 271, October 1994, p. 78.</text:p>
      <text:p text:style-name="P92">26. Charles Darwin, The Origin of Species by Means of Natural Selection, The Modern Library, New York, p. 127.</text:p>
      <text:p text:style-name="P92">27. Charles Darwin, The Origin of Species: A Facsimile of the First Edition, Harvard University Press, 1964, p. 184.</text:p>
      <text:p text:style-name="P92">28. B. G. Ranganathan, Origins?, Pennsylvania: The Banner of Truth Trust, 1988, p. 7.</text:p>
      <text:p text:style-name="P92"><text:soft-page-break/>29. Charles Darwin, The Origin of Species: A Facsimile of the First Edition, p. 179.</text:p>
      <text:p text:style-name="P92">30. Charles Darwin, The Origin of Species, p. 172.</text:p>
      <text:p text:style-name="P92">31. Derek A. Ager, "The Nature of the Fossil Record," Proceedings of the British Geological Association, vol 87, 1976, p. 133.</text:p>
      <text:p text:style-name="P92">32. Douglas J. Futuyma, Science on Trial, Pantheon Books, New York, 1983, p. 197.</text:p>
      <text:p text:style-name="P92">33. Solly Zuckerman, Beyond The Ivory Tower, Toplinger Publications, New York, 1970, 75-14; Charles E. Oxnard, "The Place of Australopithecines in Human Evolution: Grounds for Doubt", Nature, vol 258, 389.</text:p>
      <text:p text:style-name="P92">34. "Could science be brought to an end by scientists' belief that they have final answers or by society's reluctance to pay the bills?" Scientific American, December 1992, p. 20.</text:p>
      <text:p text:style-name="P92">36. Alan Walker, Science, vol. 207, 7 March 1980, p. 1103; A. J. Kelso, Physical Antropology, 1st ed., J. B. Lipincott Co., New York, 1970, p. 221; M. D. Leakey, Olduvai Gorge, vol. 3, Cambridge University Press, Cambridge, 1971, p. 272.</text:p>
      <text:p text:style-name="P92">36. Jeffrey Kluger, "Not So Extinct After All: The Primitive Homo Erectus May Have Survived Long Enough To Coexist With Modern Humans," Time, 23 December 1996.</text:p>
      <text:p text:style-name="P92">37. S. J. Gould, Natural History, vol. 85, 1976, p. 30.</text:p>
      <text:p text:style-name="P92">38. Solly Zuckerman, Beyond The Ivory Tower, p. 19.</text:p>
      <text:p text:style-name="P92">39. Richard Lewontin, "The Demon-Haunted World," The New York Review of Books, January 9, 1997, p. 28.</text:p>
      <text:p text:style-name="P92">40. Malcolm Muggeridge, The End of Christendom, Grand Rapids: Eerdmans, 1980, p. 43.</text:p>
      <text:p text:style-name="P74"/>
      <text:p text:style-name="P87"/>
      <text:p text:style-name="P74"/>
      <text:p text:style-name="P74"/>
      <text:p text:style-name="P78">They said, "Glory be to You!</text:p>
      <text:p text:style-name="P78">We have no knowledge except</text:p>
      <text:p text:style-name="P78">what You have taught us. You are</text:p>
      <text:p text:style-name="P78">the All-Knowing, the All-Wise."</text:p>
      <text:p text:style-name="P78">(Surat al-Baqara: 32)</text:p>
      <text:p text:style-name="P99">PICTURE</text:p>
      <text:p text:style-name="P93"/>
      <text:p text:style-name="P90"><text:span text:style-name="T130">14</text:span></text:p>
      <text:p text:style-name="P89"><text:span text:style-name="T141">The ziggurat of Ur, built by Ur Nammu (2112-95 BCE</text:span><text:span text:style-name="T140">) to worship the Moon. According to Hammurabi's inscriptions, Ur was Sumeria's most famous city.</text:span></text:p>
      <text:p text:style-name="P56"/>
      <text:p text:style-name="P89"><text:span text:style-name="Normal1"><text:span text:style-name="T137">16</text:span></text:span></text:p>
      <text:p text:style-name="P89"><text:span text:style-name="T140">Remains found in Mesopotamia depict the local societies' idolatrous and superstitious belief system. In this picture, King Tukulti-Ninurta of Assyria bows before the light and fire-god Nusku, who is symbolized by a throne.</text:span></text:p>
      <text:p text:style-name="P56"/>
      <text:p text:style-name="P59">19</text:p>
      <text:p text:style-name="P55"><text:span text:style-name="T7">Our Prophet (may Allah bless him and grant him peace) said: “Every prophet has friends from among the prophets. My friend is Abraham, my forebear and the friend (khalil) of my Lord.”He then recited the following verse: “The people with the strongest claim to Abraham are those who followed him and this Prophet, and those who believe. Allah is the Protector of the believers.” (Surah Al ’Imran: 68)</text:span></text:p>
      <text:p text:style-name="P58">(Hadith at-Tirmidhi)</text:p>
      <text:p text:style-name="P59"/>
      <text:p text:style-name="P90"><text:span text:style-name="T130">20</text:span></text:p>
      <text:p text:style-name="P54"><text:span text:style-name="T139">TURKEY</text:span></text:p>
      <text:p text:style-name="P59"/>
      <text:p text:style-name="P59">URFA</text:p>
      <text:p text:style-name="P59"/>
      <text:p text:style-name="P59">FISH LAKE</text:p>
      <text:p text:style-name="P59"/>
      <text:p text:style-name="P59">HARAN</text:p>
      <text:p text:style-name="P59"/>
      <text:p text:style-name="P59">THE MEDITERRANEAN SEA</text:p>
      <text:p text:style-name="P59"/>
      <text:p text:style-name="P59">IRAN</text:p>
      <text:p text:style-name="P59"/>
      <text:p text:style-name="P59">SYRIA</text:p>
      <text:p text:style-name="P59"/>
      <text:p text:style-name="P59">LEBANON</text:p>
      <text:p text:style-name="P59"/>
      <text:p text:style-name="P59">DAMASCUS</text:p>
      <text:p text:style-name="P59"/>
      <text:p text:style-name="P59">BAGHDAD</text:p>
      <text:p text:style-name="P59"/>
      <text:p text:style-name="P59">PALESTINE</text:p>
      <text:p text:style-name="P59"/>
      <text:p text:style-name="P59">IRAQ</text:p>
      <text:p text:style-name="P59"/>
      <text:p text:style-name="P59">ISRAEL</text:p>
      <text:p text:style-name="P59"><text:soft-page-break/></text:p>
      <text:p text:style-name="P59">BABYLON</text:p>
      <text:p text:style-name="P59"/>
      <text:p text:style-name="P59">THE DEAD SEA</text:p>
      <text:p text:style-name="P59"/>
      <text:p text:style-name="P59">EL-KHALIL</text:p>
      <text:p text:style-name="P59"/>
      <text:p text:style-name="P59">UR</text:p>
      <text:p text:style-name="P59"/>
      <text:p text:style-name="P59">SAUDI ARABIA</text:p>
      <text:p text:style-name="P59"/>
      <text:p text:style-name="P59">JORDAN</text:p>
      <text:p text:style-name="P59"/>
      <text:p text:style-name="P59">EGYPT</text:p>
      <text:p text:style-name="P59"/>
      <text:p text:style-name="P59">THE RED SEA</text:p>
      <text:p text:style-name="P59"/>
      <text:p text:style-name="P59">MADINA</text:p>
      <text:p text:style-name="P59"/>
      <text:p text:style-name="P59">MECCA</text:p>
      <text:p text:style-name="P59"/>
      <text:p text:style-name="P59">The broken red line shows the Prophet Abraham's (pbuh) route in the light of historical records. He left Ur, in Sumeria, and eventually reached Mecca.</text:p>
      <text:p text:style-name="P59">(Overleaf) Excavations outside the city walls of Ur reveal the remains of a settlement dating from 2000 BCE. Historians state that the Prophet Abraham's (pbuh) people may have lived in similar houses.</text:p>
      <text:p text:style-name="P94"/>
      <text:p text:style-name="P26">27</text:p>
      <text:p text:style-name="P94">This locket, from the eighth or ninth century BCE, symbolizes the Assyrians' idolatrous worship. The main deity of Assyria, the strongest power in Mesopotamia between 1900 and 612 BCE, was known as Asshur.</text:p>
      <text:p text:style-name="P56"/>
      <text:p text:style-name="P59">29</text:p>
      <text:p text:style-name="P59">...He [Allah] has selected you and not placed any constraint upon you in the religion– the religion of your forefather Abraham… (Surat al-Hajj: 78)</text:p>
      <text:p text:style-name="P59"/>
      <text:p text:style-name="P26">33</text:p>
      <text:p text:style-name="P59">The majority of Mesopotamian societies worshipped the Sun and the Moon. It is believed that Naram Sin, king of Akkadia, was deified by the moon god and possessed extraordinary powers. </text:p>
      <text:p text:style-name="P96">(Side) A victory inscription of King Naram Sin and his pagan people who prostrated to the Moon. </text:p>
      <text:p text:style-name="P57"/>
      <text:p text:style-name="P59">35</text:p>
      <text:p text:style-name="P59"><text:soft-page-break/>O Messenger! Transmit what has been sent down to you from your Lord. If you do not do it you will not have transmitted His Message... (Surat al-Ma‘ida: 67)</text:p>
      <text:p text:style-name="P59"/>
      <text:p text:style-name="P59">37</text:p>
      <text:p text:style-name="P100">… call your witnesses, besides Allah, if you are telling the truth. If you do not do that – and you will not do it – then fear the Fire whose fuel is people and stones, made ready for the unbelievers. (Surat al-Baqara: 23-24)</text:p>
      <text:p text:style-name="P57"/>
      <text:p text:style-name="P59">39</text:p>
      <text:p text:style-name="P59">Could they not see that it did not reply to them and that it possessed no power to either harm or benefit them? (Surah Ta Ha: 89)</text:p>
      <text:p text:style-name="P59"/>
      <text:p text:style-name="P59"><text:s/>(Left) An idol from 2500-1100 BCE.</text:p>
      <text:p text:style-name="P59">(Right) The Assyrians believed that idols made of stone and wood could protect them from disasters. This idol, known as Hadad, was regarded as a protective idol by King Esarhaddon (seventh century BCE).</text:p>
      <text:p text:style-name="P95"/>
      <text:p text:style-name="P27">42-43</text:p>
      <text:p text:style-name="P27">...Have done with the defilement of idols and have done with telling lies. Be people of pure natural belief in Allah, not associating anything else with Him. As for anyone who associates...</text:p>
      <text:p text:style-name="P27">... others with Allah, it is as though he had fallen from the sky and the birds had seized him and carried him away or the wind had dropped him in a distant place. (Surat al-Hajj: 30-31)</text:p>
      <text:p text:style-name="P27"/>
      <text:p text:style-name="P27">44</text:p>
      <text:p text:style-name="P27">He has made night and day subservient to you, and the Sun and Moon and stars, all subject to His command. There are certainly Signs in that for people who use their intellect. (Surat an-Nahl: 12)</text:p>
      <text:p text:style-name="P27"/>
      <text:p text:style-name="P27">47</text:p>
      <text:p text:style-name="P27">Every self will taste death. You will be paid your wages in full on the Day of Resurrection. Anyone who is distanced from the Fire and admitted to the Garden has triumphed. The life of this world is just the enjoyment of delusion. (Surah Al ‘Imran: 185)</text:p>
      <text:p text:style-name="P27"/>
      <text:p text:style-name="P27">49</text:p>
      <text:p text:style-name="P27">Obey Allah and obey the Messenger and beware! If you turn your backs, know that Our Messenger is only responsible for clear transmission. (Surat al-Ma’ida: 92)</text:p>
      <text:p text:style-name="P27"/>
      <text:p text:style-name="P27">53</text:p>
      <text:p text:style-name="P27"><text:soft-page-break/>“I found both her [Queen of Saba] <text:s/>and her <text:s/>people prostrating to the Sun instead of Allah. Satan has made their actions seem good to them and debarred them...” (Surat an-Naml: 24)</text:p>
      <text:p text:style-name="P27"/>
      <text:p text:style-name="P26">55</text:p>
      <text:p text:style-name="P94">This statue depicts Hammurabi (app. 1955-13 BCE) paying respect to Shamash, the Sumerian sun god. </text:p>
      <text:p text:style-name="P56"/>
      <text:p text:style-name="P26">56</text:p>
      <text:p text:style-name="P89"><text:span text:style-name="Normal1"><text:span text:style-name="T139">The unseen of the heavens and the Earth belongs to Allah and the whole affair will be returned to Him. So worship Him and put your trust in Him... (Surah Hud: 123)</text:span></text:span></text:p>
      <text:p text:style-name="P89"><text:span text:style-name="Normal1"><text:span text:style-name="T139"/></text:span></text:p>
      <text:p text:style-name="P89"><text:span text:style-name="Normal1"><text:span text:style-name="T139">61</text:span></text:span></text:p>
      <text:p text:style-name="P89"><text:span text:style-name="Normal1"><text:span text:style-name="T139">As for those who believe and those who are Jews and the Sabaeans and the Christians, Magians and idolaters, <text:s/>Allah will distinguish between them on the Day of Resurrection... (Surat al-Hajj: 17)</text:span></text:span></text:p>
      <text:p text:style-name="P89"><text:span text:style-name="Normal1"><text:span text:style-name="T139"/></text:span></text:p>
      <text:p text:style-name="P89"><text:span text:style-name="Normal1"><text:span text:style-name="T139">65</text:span></text:span></text:p>
      <text:p text:style-name="P89"><text:span text:style-name="Normal1"><text:span text:style-name="T139">But they have adopted deities apart from Him which do not create anything but are themselves created. They have no power to harm or help themselves. They have no power over death or life or resurrection. (Surat al-Furqan: 3)</text:span></text:span></text:p>
      <text:p text:style-name="P89"><text:span text:style-name="Normal1"><text:span text:style-name="T139"/></text:span></text:p>
      <text:p text:style-name="P89"><text:span text:style-name="Normal1"><text:span text:style-name="T139">66</text:span></text:span></text:p>
      <text:p text:style-name="P89"><text:span text:style-name="T140">Darwinists believe that all living and non-living things created themselves by means of various chemical and physical properties of atoms, molecules, natural forces and objects, and with the help of chance. However, even in the most ideal Darwinian-inspired environment, it would still be impossible for anything to emerge. If evolutionists placed all of the atoms, enzymes, hormones, proteins, and whatever other elements they wish into the vat in the picture, mixed them by whichever methods they choose, and then nourished them for as long as they wished, no living thing, or even a cell of a living thing, will ever be produced. </text:span></text:p>
      <text:p text:style-name="P56"/>
      <text:p text:style-name="P26">68</text:p>
      <text:p text:style-name="P89"><text:span text:style-name="Normal1"><text:span text:style-name="T137">Allah is He Who created you, then provides for you, then will cause you to die and then bring...</text:span></text:span></text:p>
      <text:p text:style-name="P89"><text:span text:style-name="Normal1"><text:span text:style-name="T137">... you back to life. Can any of your partner-deities do any of that?... (Surat ar-Rum: 40)</text:span></text:span></text:p>
      <text:p text:style-name="P89"><text:span text:style-name="Normal1"><text:span text:style-name="T137"/></text:span></text:p>
      <text:p text:style-name="P89"><text:span text:style-name="Normal1"><text:span text:style-name="T139">75</text:span></text:span></text:p>
      <text:p text:style-name="P89"><text:span text:style-name="Normal1"><text:span text:style-name="T139">They took the place where Abraham stood [to pray] as a place of prayer. <text:s/>We contracted with Abraham and Ishmael: “Purify My House for those who circle it, and those who stay there, and those who bow and who prostrate.” <text:s/>(Surat al-Baqara: 125)</text:span></text:span></text:p>
      <text:p text:style-name="P89"><text:span text:style-name="Normal1"><text:span text:style-name="T139"/></text:span></text:p>
      <text:p text:style-name="P54"><text:span text:style-name="T139">A view of the Kubbat as-Sahra Mosque (Dome of the Rock)</text:span></text:p>
      <text:p text:style-name="P94">(Carl Werner, 1863, Mathaf Gallery, London)</text:p>
      <text:p text:style-name="P56"><text:soft-page-break/></text:p>
      <text:p text:style-name="P89"><text:span text:style-name="Normal1"><text:span text:style-name="T137">76-77</text:span></text:span></text:p>
      <text:p text:style-name="P23"><text:span text:style-name="T142">Explaining the Invalidity of Darwinism </text:span><text:span text:style-name="Normal1"><text:span text:style-name="T142">Ensures the </text:span></text:span><text:span text:style-name="T142">Destruction of the Greatest Idol of the End Times</text:span></text:p>
      <text:p text:style-name="P89"><text:span text:style-name="Normal1"><text:span text:style-name="T141">ADNAN OKTAR'S LIVE INTERVIEW</text:span></text:span></text:p>
      <text:p text:style-name="P89"><text:span text:style-name="Normal1"><text:span text:style-name="T141"><text:s/>ON EKIN TV, January 19, 2009)</text:span></text:span></text:p>
      <text:p text:style-name="P89"><text:span text:style-name="Normal1"><text:span text:style-name="T141">ADNAN OKTAR: </text:span></text:span><text:span text:style-name="Normal1"><text:span text:style-name="T140">First of all, their idol needs to be destroyed just like how the Prophet Abraham (pbuh) and the Prophet Moses (pbuh) did. As you know, the Prophet Moses (pbuh) first smashed down that golden calf and showed people that his staff turned into a slithering snake. This way, he proved invalidity of the idea of evolution at the outset and made evident that neither people nor creatures came into existence from the muddy waters of the Nile through coincidences. Foremost, he proved Creation. </text:span></text:span><text:span text:style-name="Normal1"><text:span text:style-name="T141">What we will do is to prove Creation first and explain the invalidity of Darwinism to people in order to clear their brains away from that idol, from that dirt. After putting that away, it is very easy to give the message of Islam and the Qur'an on top of that clean foundation.</text:span></text:span><text:span text:style-name="Normal1"><text:span text:style-name="T140"> But the most important thing is to attach importance to the signs of Creation. For example talking about the body structure or life of an insect, or the life of a bee will amaze one who has no knowledge on these. The lives and physical features of these animals is astoundingly perfect and marvelous. They, for instance, may also tell the life of a spider. However, they will get the most effective result in describing that the perceived image forms in the brain. If they are capable of making people comprehend this well, those ones may attain a stage of hakkal yakin faith. No wise person could resist this knowledge and I cannot imagine anyone who would confront this. </text:span></text:span></text:p>
      <text:p text:style-name="P89"><text:span text:style-name="Normal1"><text:span text:style-name="T141">ADNAN OKTAR'S LIVE INTERVIEW ON EKIN TV, </text:span></text:span></text:p>
      <text:p text:style-name="P89"><text:span text:style-name="Normal1"><text:span text:style-name="T141">KOCAELI TV, December 15, 2009)</text:span></text:span></text:p>
      <text:p text:style-name="P89"><text:span text:style-name="Normal1"><text:span text:style-name="T141">ADNAN OKTAR: </text:span></text:span><text:span text:style-name="Normal1"><text:span text:style-name="T140">Firstly, one has to establish love in his heart, he has to be very sincere, he should not make himself uneasy. He has to submit himself to Allah, he will have fear of Him. He should read the Qur'an at least a couple of times. Then, he should totally submit himself to the path of the Prophet (may Allah bless him and grant him peace), to the creed of Ahl al-Sunnah and be attached to it. Other than that, smashing the philosophy is also very important.</text:span></text:span><text:span text:style-name="Normal1"><text:span text:style-name="T141"> See what the Prophet Abraham (pbuh) has done? He came and gave a blow on all the idols. What did the Prophet (may Allah bless him and grant him peace) do? He also smashed the idols. What did the Prophet Moses (pbuh) do? He destroyed the idol. What is the idol of the End Times? It is Darwinism and materialism. Then what is our foremost duty? To destroy all the idols, to smash down the idol of Darwinism with all one's strength, using science as the axe. </text:span></text:span><text:span text:style-name="Normal1"><text:span text:style-name="T140">For this, there is need for weapons made of light and they can receive that by making use of my books, works and our Internet website. That way they will have accomplished that beautiful task. When idols are broken down, then the path is wide open to pure natural belief. Then we can move as we like, but it is definitely important that we should not divide, we should not separate Muslims as </text:span></text:span><text:soft-page-break/><text:span text:style-name="Normal1"><text:span text:style-name="T140">Shiite, Alawite or Sunni, because they all recite "La ilaha illa Allah Muhammad Rasul Allah." It is crucially significant that we have love for them all, we embrace all as friends and brothers. Anything contrary to this would serve the satan. May Allah forbid. There is only a handful of Muslims over this world, for instance we are only by the handful in Iran, Saudi Arabia, Syria or Iraq. But there are ones who make mischief and attempt bringing them against one another. They want Syria to fall out with Iraq, Iraq with Syria, Iran with Turkey, Turkey with Iran, Saudi Arabia with Iraq in order to make them fight one another. These are masonic games and they want Muslim countries to fall out with each other. Nobody should be deceived into this. Everyone who says, "La ilaha illa Allah Muhammad Rasul Allah" is our brother. We enfold them in our arms insha'Allah. </text:span></text:span></text:p>
      <text:p text:style-name="P89"><text:span text:style-name="Normal1"><text:span text:style-name="T140"/></text:span></text:p>
      <text:p text:style-name="P89"><text:span text:style-name="Normal1"><text:span text:style-name="T140">79</text:span></text:span></text:p>
      <text:p text:style-name="P89"><text:span text:style-name="Normal1"><text:span text:style-name="T141">Say: “Nothing can happen to us except what Allah has ordained for us. He is Our Master. It is in Allah that the believers should put their trust.” (Surat at-Tawba: 51)</text:span></text:span></text:p>
      <text:p text:style-name="P89"><text:span text:style-name="Normal1"><text:span text:style-name="T141"/></text:span></text:p>
      <text:p text:style-name="P89"><text:span text:style-name="Normal1"><text:span text:style-name="T140">83</text:span></text:span></text:p>
      <text:p text:style-name="P89"><text:span text:style-name="Normal1"><text:span text:style-name="T141">His command when He desires a thing is just to say to it, “Be!” and it is. Glory be to Him Who has the Dominion of all things in His Hand. To Him you will be returned. (Surah Ya Sin: 82-83)</text:span></text:span></text:p>
      <text:p text:style-name="P89"><text:span text:style-name="Normal1"><text:span text:style-name="T141"/></text:span></text:p>
      <text:p text:style-name="P89"><text:span text:style-name="Normal1"><text:span text:style-name="T140">84</text:span></text:span></text:p>
      <text:p text:style-name="P23"><text:span text:style-name="T139">Signs from the Story of the Prophet Abraham (pbuh) for the Present Day</text:span></text:p>
      <text:p text:style-name="P25"><text:span text:style-name="Normal1"><text:span text:style-name="T139"/></text:span></text:p>
      <text:p text:style-name="P101"><text:span text:style-name="Normal1"><text:span text:style-name="T137">In the verse, "Fire, be coolness and peace for Abraham" (Surat al-Anbiya: 69), Allah reveals that the fire did not harm the Prophet Abraham (pbuh). As a result, the pagans' snares were neutralized and they could not harm him. This verse also contains an important indication for the present day. (Allah knows the truth.)</text:span></text:span></text:p>
      <text:p text:style-name="P101"><text:span text:style-name="Normal1"><text:span text:style-name="T137">As we know, all kinds of fabrics and materials are now produced by high technology. Among them are fire-proof clothing and vehicles. For instance, fire-resistant clothes protect their wearers against fire, flames, and other effects of burning, for they catch fire less easily, burn slower, and put themselves out when the flame or the fire's source is removed. Such clothing gives people more time to remove their burning clothes or extinguish the blames.</text:span></text:span></text:p>
      <text:p text:style-name="P101"><text:span text:style-name="Normal1"><text:span text:style-name="T137">Fabrics made from glass, aramid, novoloid, sulphur, and saran fibers do not catch fire and resist very high temperatures. These fabrics are the result of different fibers joined together, through a series of tests, to protect the wearer against fire. Shirts, pants, jackets, sweaters, shoes, gloves, socks, and headgear designed from such fire-resistant materials are used by workers in oil refineries, chemical substance producing plants, electricity and natural gas facilities, steel and aluminum </text:span></text:span><text:soft-page-break/><text:span text:style-name="Normal1"><text:span text:style-name="T137">factories, welding plants, the air and space industry, the construction industry, and emergency and fire-fighting personnel. (American Firewear Product Specifications; http://www.firewear.com/spcgide.htm) </text:span></text:span></text:p>
      <text:p text:style-name="P101"><text:span text:style-name="Normal1"><text:span text:style-name="T137">The above verse may be pointing to this major scientific development, which will emerge during the End Times, and indicating the production of these fire-resistant fabrics and materials. (Allah knows the truth.)</text:span></text:span></text:p>
      <text:p text:style-name="P89"><text:span text:style-name="Normal1"><text:span text:style-name="T137"/></text:span></text:p>
      <text:p text:style-name="P24"><text:span text:style-name="T139">88</text:span></text:p>
      <text:p text:style-name="P89"><text:span text:style-name="Normal1"><text:span text:style-name="T139">“Our people, respond to Allah’s caller and believe in Him. He will forgive you some of your wrong actions and save you from a painful punishment. Those who do not respond to Allah’s caller cannot thwart Allah on Earth and have no protectors apart from Him. Such people are clearly misguided.” (Surat al-Ahkaf: 31-32) </text:span></text:span></text:p>
      <text:p text:style-name="P89"><text:span text:style-name="Normal1"><text:span text:style-name="T139"/></text:span></text:p>
      <text:p text:style-name="P89"><text:span text:style-name="Normal1"><text:span text:style-name="T139">89</text:span></text:span></text:p>
      <text:p text:style-name="P89"><text:span text:style-name="Normal1"><text:span text:style-name="T139">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addressed them privately.” <text:s/>(Surah Nuh: 5-9)</text:span></text:span></text:p>
      <text:p text:style-name="P89"><text:span text:style-name="Normal1"><text:span text:style-name="T139"/></text:span></text:p>
      <text:p text:style-name="P89"><text:span text:style-name="Normal1"><text:span text:style-name="T139">93</text:span></text:span></text:p>
      <text:p text:style-name="P89"><text:span text:style-name="Normal1"><text:span text:style-name="T139">We sent a Messenger among every people saying: “Worship Allah and keep clear of all false deities.” Among them were some whom Allah guided but others received the misguidance they deserved. Travel about the Earth and see the final fate of the unbelievers. (Surat an-Nahl: 36)</text:span></text:span></text:p>
      <text:p text:style-name="P89"><text:span text:style-name="Normal1"><text:span text:style-name="T139"/></text:span></text:p>
      <text:p text:style-name="P89"><text:span text:style-name="Normal1"><text:span text:style-name="T139">96-97</text:span></text:span></text:p>
      <text:p text:style-name="P89"><text:span text:style-name="Normal1"><text:span text:style-name="T137">“As for the boat, it belonged to some poor people who worked on the sea. I wanted to damage it...</text:span></text:span></text:p>
      <text:p text:style-name="P89"><text:span text:style-name="Normal1"><text:span text:style-name="T137">... because a king was coming behind them, commandeering every boat.” (Surat al-Kahf: 79)</text:span></text:span></text:p>
      <text:p text:style-name="P89"><text:span text:style-name="Normal1"><text:span text:style-name="T137"/></text:span></text:p>
      <text:p text:style-name="P89"><text:span text:style-name="Normal1"><text:span text:style-name="T139">109</text:span></text:span></text:p>
      <text:p text:style-name="P89"><text:span text:style-name="Normal1"><text:span text:style-name="T137">“… Originator of the heavens and Earth, You are my Friend in this world and the Next. So take me as a Muslim at my death and join me to the people who are righteous.” (Surah Yusuf: 101)</text:span></text:span></text:p>
      <text:p text:style-name="P89"><text:span text:style-name="Normal1"><text:span text:style-name="T137"/></text:span></text:p>
      <text:p text:style-name="P89"><text:span text:style-name="Normal1"><text:span text:style-name="T139">110</text:span></text:span></text:p>
      <text:p text:style-name="P89"><text:span text:style-name="Normal1"><text:span text:style-name="T137">When his Lord said to him, “Become a Muslim!” he said, “I am a Muslim who has submitted to the Lord of all the worlds.” Abraham directed his sons to this, as did Jacob: “My sons! Allah has chosen this religion for you, so do not die except as Muslims.” (Surat al-Baqara: 131)</text:span></text:span></text:p>
      <text:p text:style-name="P89"><text:span text:style-name="Normal1"><text:span text:style-name="T137"/></text:span></text:p>
      <text:p text:style-name="P89"><text:soft-page-break/><text:span text:style-name="Normal1"><text:span text:style-name="T139">118</text:span></text:span></text:p>
      <text:p text:style-name="P89"><text:span text:style-name="T139">The Maqam Ibrahim (Station of Abraham) houses the stone that the Prophet Abraham (pbuh) used as a walkway while building the Ka`bah.</text:span></text:p>
      <text:p text:style-name="P60"/>
      <text:p text:style-name="P28">123</text:p>
      <text:p text:style-name="P92">A sacred stone inside the Mosque of Umar, which Muslims believe was used by the Prophet Abraham (pbuh) when the Ka`bah was being built.</text:p>
      <text:p text:style-name="P61"/>
      <text:p text:style-name="P61">125</text:p>
      <text:p text:style-name="P61">We ransomed him [Abraham] with <text:s/>a mighty sacrifice. (Surat as-Saffat: 107)</text:p>
      <text:p text:style-name="P61"/>
      <text:p text:style-name="P89"><text:span text:style-name="Normal1"><text:span text:style-name="T137">126</text:span></text:span></text:p>
      <text:p text:style-name="P89"><text:span text:style-name="T139">According to the Torah, the Prophet Abraham (pbuh) and his wife were interred in the Machpelah cave in al-Khalil (Hebron). </text:span></text:p>
      <text:p text:style-name="P61"/>
      <text:p text:style-name="P61">133</text:p>
      <text:p text:style-name="P61">Allah has made an example for those who believe: the wife of Pharaoh when she said, “My Lord, build a house in the Garden for me in Your presence and rescue me from Pharaoh and his deeds and rescue me from this wrongdoing people.” (Surat at-Tahrim: 11)</text:p>
      <text:p text:style-name="P61"/>
      <text:p text:style-name="P61">136</text:p>
      <text:p text:style-name="P61">We do not send the Messengers except to bring good news and to give warning. As for those who believe and put things right, they will feel no fear and will know no sorrow. (Surat al-An’am: 48)</text:p>
      <text:p text:style-name="P61"/>
      <text:p text:style-name="P61">139</text:p>
      <text:p text:style-name="P61">… Abraham said, “My Lord, make this a place of safety and provide its inhabitants with fruits – all of them who believe in Allah and the Last Day”... (Surat al-Baqara: 126)</text:p>
      <text:p text:style-name="P61"/>
      <text:p text:style-name="P61">140</text:p>
      <text:p text:style-name="P61">Messengers bringing good news and giving warning, so that people will have no argument against God after the coming of the Messengers... (Surat an-Nisa: 165)</text:p>
      <text:p text:style-name="P61"/>
      <text:p text:style-name="P61">141</text:p>
      <text:p text:style-name="P61">We only sent you for the whole of humanity, bringing good news and giving warning. But most of humanity do not know it. (Surah Saba’: 28)</text:p>
      <text:p text:style-name="P61"/>
      <text:p text:style-name="P61">143</text:p>
      <text:p text:style-name="P61">Each person faces a particular direction so race each other to the good. Wherever you are, Allah will bring you all together. Truly, Allah has power over all things (Surat al-Baqara: 148)</text:p>
      <text:p text:style-name="P61"/>
      <text:p text:style-name="P61">147</text:p>
      <text:p text:style-name="P61"><text:soft-page-break/>Who would deliberately renounce the religion of Abraham except someone who reveals himself to be a fool? We chose him in this world and in the Hereafter he will be one of the righteous. (Surat al-Baqara: 130)</text:p>
      <text:p text:style-name="P61"/>
      <text:p text:style-name="P61">149</text:p>
      <text:p text:style-name="P61">The Originator of the heavens and Earth. When He decides on something, He just says to it, “Be!” and it is. (Surat al-Baqara: 117)</text:p>
      <text:p text:style-name="P61"/>
      <text:p text:style-name="P61">155</text:p>
      <text:p text:style-name="P61">… Then to be one of those who believe and urge each other to steadfastness and urge each other to compassion. Those are the Companions of the Right. (Surat al-Balad: 17-18)</text:p>
      <text:p text:style-name="P61"/>
      <text:p text:style-name="P61">156</text:p>
      <text:p text:style-name="P61">Say: “My Lord has commanded justice. Stand and face Him in every mosque and call on Him, making your religion sincerely His. As He originated you, so you will return.” (Surat al-A’raf: 29)</text:p>
      <text:p text:style-name="P61"/>
      <text:p text:style-name="P26">157</text:p>
      <text:p text:style-name="P61">Urfa appears in historical sources as the region in which the Prophet Adam (pbuh), the Prophet Abraham (pbuh), the Prophet Job (pbuh), the Prophet Shu`ayb (pbuh), and the Prophet Elisha (pbuh) all lived. According to various accounts, an important part of the Prophet Abraham's (pbuh) life was spent in Urfa. The Gospel's Book of Acts indicates that the Prophet Abraham (pbuh) lived in Haran. </text:p>
      <text:p text:style-name="P62">To this, he replied: Men, brothers, and fathers, listen to me! The God of glory appeared to our father Abraham while he was still in Mesopotamia, before he lived in Haran. "Leave your country and your people," God said, "and go to the land I will show you." So he left the land of the Chaldeans and settled in Haran. (Acts, 7:2-4) </text:p>
      <text:p text:style-name="P61">(Side) In the picture is Urfa's Fish Lake, suggested as one of the places where the Prophet Abraham (pbuh) lived.</text:p>
      <text:p text:style-name="P97"/>
      <text:p text:style-name="P26">158-159</text:p>
      <text:p text:style-name="P26">“I hold fast to the creed of my forebears Abraham and Isaac and Jacob. We don’t associate anything with Allah. And...</text:p>
      <text:p text:style-name="P26">that is how Allah has favored us and all humanity, but most do not give thanks.” (Surah Yusuf: 38)</text:p>
      <text:p text:style-name="P26"/>
      <text:p text:style-name="P89"><text:span text:style-name="Normal1"><text:span text:style-name="T137">165</text:span></text:span></text:p>
      <text:p text:style-name="P89"><text:span text:style-name="Normal1"><text:span text:style-name="T137">Not so! All who submit themselves completely to Allah and are good-doers will find their reward with their Lord... (Surat al-Baqara: 112)</text:span></text:span></text:p>
      <text:p text:style-name="P89"><text:span text:style-name="Normal1"><text:span text:style-name="T137"/></text:span></text:p>
      <text:p text:style-name="P89"><text:span text:style-name="Normal1"><text:span text:style-name="T137">166</text:span></text:span></text:p>
      <text:p text:style-name="P89"><text:soft-page-break/><text:span text:style-name="Normal1"><text:span text:style-name="T137">Those who shun the worship of false deities and turn towards Allah will have good news. So give good news to My servants. (Surat az-Zumar: 17)</text:span></text:span></text:p>
      <text:p text:style-name="P89"><text:span text:style-name="Normal1"><text:span text:style-name="T137"/></text:span></text:p>
      <text:p text:style-name="P89"><text:span text:style-name="Normal1"><text:span text:style-name="T137">167</text:span></text:span></text:p>
      <text:p text:style-name="P89"><text:span text:style-name="Normal1"><text:span text:style-name="T137">Those who listen well to what is said and follow the best of it, they are the ones whom Allah has guided… (Surat az-Zumar: 18)</text:span></text:span></text:p>
      <text:p text:style-name="P89"><text:span text:style-name="Normal1"><text:span text:style-name="T137"/></text:span></text:p>
      <text:p text:style-name="P89"><text:span text:style-name="Normal1"><text:span text:style-name="T137">171</text:span></text:span></text:p>
      <text:p text:style-name="P89"><text:span text:style-name="Normal1"><text:span text:style-name="T139">Charles Darwin</text:span></text:span></text:p>
      <text:p text:style-name="P89"><text:span text:style-name="Normal1"><text:span text:style-name="T139"/></text:span></text:p>
      <text:p text:style-name="P89"><text:span text:style-name="Normal1"><text:span text:style-name="T137">172</text:span></text:span></text:p>
      <text:p text:style-name="P89"><text:span text:style-name="Normal1"><text:span text:style-name="T139">Louis Pasteur</text:span></text:span></text:p>
      <text:p text:style-name="P89"><text:span text:style-name="Normal1"><text:span text:style-name="T139"/></text:span></text:p>
      <text:p text:style-name="P89"><text:span text:style-name="Normal1"><text:span text:style-name="T137">173</text:span></text:span></text:p>
      <text:p text:style-name="P89"><text:span text:style-name="Normal1"><text:span text:style-name="T139">Alexander Oparin</text:span></text:span></text:p>
      <text:p text:style-name="P89"><text:span text:style-name="Normal1"><text:span text:style-name="T139"/></text:span></text:p>
      <text:p text:style-name="P89"><text:span text:style-name="Normal1"><text:span text:style-name="T137">174</text:span></text:span></text:p>
      <text:p text:style-name="P89"><text:span text:style-name="Normal1"><text:span text:style-name="T139">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aedia made up of 900 volumes. Unquestionably, such extraordinary information definitively refutes the concept of coincidence.</text:span></text:span></text:p>
      <text:p text:style-name="P89"><text:span text:style-name="Normal1"><text:span text:style-name="T137"/></text:span></text:p>
      <text:p text:style-name="P89"><text:span text:style-name="Normal1"><text:span text:style-name="T137">175</text:span></text:span></text:p>
      <text:p text:style-name="P89"><text:span text:style-name="Normal1"><text:span text:style-name="T139">Natural selection only selects out the disfigured, weak, or unfit individuals of a species. It cannot produce new species, new genetic information, or new organs.</text:span></text:span></text:p>
      <text:p text:style-name="P89"><text:span text:style-name="Normal1"><text:span text:style-name="T139"/></text:span></text:p>
      <text:p text:style-name="P89"><text:span text:style-name="Normal1"><text:span text:style-name="T137">178</text:span></text:span></text:p>
      <text:p text:style-name="P89"><text:span text:style-name="Normal1"><text:span text:style-name="T139">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span></text:span></text:p>
      <text:p text:style-name="P89"><text:span text:style-name="Normal1"><text:span text:style-name="T139"/></text:span></text:p>
      <text:p text:style-name="P89"><text:span text:style-name="Normal1"><text:span text:style-name="T139">Antenne</text:span></text:span></text:p>
      <text:p text:style-name="P89"><text:span text:style-name="Normal1"><text:span text:style-name="T139">Eye</text:span></text:span></text:p>
      <text:p text:style-name="P89"><text:span text:style-name="Normal1"><text:span text:style-name="T139">Mouth</text:span></text:span></text:p>
      <text:p text:style-name="P89"><text:span text:style-name="Normal1"><text:span text:style-name="T139">Leg</text:span></text:span></text:p>
      <text:p text:style-name="P89"><text:span text:style-name="Normal1"><text:span text:style-name="T139"/></text:span></text:p>
      <text:p text:style-name="P89"><text:span text:style-name="Normal1"><text:span text:style-name="T139">181</text:span></text:span></text:p>
      <text:p text:style-name="P89"><text:span text:style-name="Normal1"><text:span text:style-name="T139">LIVING FOSSILS REFUTE EVOLUTION</text:span></text:span></text:p>
      <text:p text:style-name="P89"><text:span text:style-name="Normal1"><text:span text:style-name="T139">Fossils are proof that evolution never happened. As the fossil record shows, living things came into being in a single moment, with all the </text:span></text:span><text:soft-page-break/><text:span text:style-name="Normal1"><text:span text:style-name="T139">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span></text:span></text:p>
      <text:p text:style-name="P89"><text:span text:style-name="Normal1"><text:span text:style-name="T139"/></text:span></text:p>
      <text:p text:style-name="P89"><text:span text:style-name="Normal1"><text:span text:style-name="T139">A 54-to-37-million-year-old fossil sunfish</text:span></text:span></text:p>
      <text:p text:style-name="P89"><text:span text:style-name="Normal1"><text:span text:style-name="T139">A 295-million-year-old fossil sea urchin</text:span></text:span></text:p>
      <text:p text:style-name="P89"><text:span text:style-name="Normal1"><text:span text:style-name="T139">A 125-million-year-old fossil cicada</text:span></text:span></text:p>
      <text:p text:style-name="P89"><text:span text:style-name="Normal1"><text:span text:style-name="T139">A 50-million-year-old fossil sequoia leaf</text:span></text:span></text:p>
      <text:p text:style-name="P89"><text:span text:style-name="Normal1"><text:span text:style-name="T139"/></text:span></text:p>
      <text:p text:style-name="P89"><text:span text:style-name="Normal1"><text:span text:style-name="T137">183</text:span></text:span></text:p>
      <text:p text:style-name="P89"><text:span text:style-name="Normal1"><text:span text:style-name="T139">Evolutionist newspapers and magazines often print pictures of primitive man. The only available source for these pictures is the imagination of the artist. Evolutionary theory has been so dented by scientific data that today we see less and less of it in the serious press.</text:span></text:span></text:p>
      <text:p text:style-name="P89"><text:span text:style-name="Normal1"><text:span text:style-name="T139"/></text:span></text:p>
      <text:p text:style-name="P89"><text:span text:style-name="Normal1"><text:span text:style-name="T137">187</text:span></text:span></text:p>
      <text:p text:style-name="P89"><text:span text:style-name="Normal1"><text:span text:style-name="T139">Darwin did not even want to think about the eye. It is impossible for the eye to happen by coincidence because the eye is perfect and yet so complex. It is the obvious truth that God has created the eye.</text:span></text:span></text:p>
      <text:p text:style-name="P89"><text:span text:style-name="Normal1"><text:span text:style-name="T139"/></text:span></text:p>
      <text:p text:style-name="P89"><text:span text:style-name="Normal1"><text:span text:style-name="T139"/></text:span></text:p>
      <text:p text:style-name="P89"><text:span text:style-name="Normal1"><text:span text:style-name="T137">192</text:span></text:span></text:p>
      <text:p text:style-name="P89"><text:span text:style-name="Normal1"><text:span text:style-name="T139">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span></text:span></text:p>
      <text:p text:style-name="P89"><text:span text:style-name="Normal1"><text:span text:style-name="T139"/></text:span></text:p>
      <text:p text:style-name="P89"><text:span text:style-name="Normal1"><text:span text:style-name="T139">Movement</text:span></text:span></text:p>
      <text:p text:style-name="P89"><text:span text:style-name="Normal1"><text:span text:style-name="T139">Thought</text:span></text:span></text:p>
      <text:p text:style-name="P89"><text:span text:style-name="Normal1"><text:span text:style-name="T139">Speech</text:span></text:span></text:p>
      <text:p text:style-name="P89"><text:span text:style-name="Normal1"><text:span text:style-name="T139">Taste</text:span></text:span></text:p>
      <text:p text:style-name="P89"><text:span text:style-name="Normal1"><text:span text:style-name="T139">Smell</text:span></text:span></text:p>
      <text:p text:style-name="P89"><text:span text:style-name="Normal1"><text:span text:style-name="T139">Hearing</text:span></text:span></text:p>
      <text:p text:style-name="P89"><text:span text:style-name="Normal1"><text:span text:style-name="T139">Sight</text:span></text:span></text:p>
      <text:p text:style-name="P89"><text:span text:style-name="Normal1"><text:span text:style-name="T139">Touch</text:span></text:span></text:p>
      <text:p text:style-name="P63"><text:span text:style-name="Normal1"><text:span text:style-name="T139"/></text:span></text:p>
      <text:p text:style-name="P63"><text:span text:style-name="Normal1"><text:span text:style-name="T139"/></text:span></text:p>
      <text:p text:style-name="P85"><text:span text:style-name="T141">HARUN YAHYA ON THE INTERNET</text:span></text:p>
      <text:p text:style-name="P69"/>
      <text:p text:style-name="P72">www.harunyahya.com</text:p>
      <text:p text:style-name="P64"><text:span text:style-name="T140">e-mail: </text:span><text:a xlink:type="simple" xlink:href="mailto:info@harunyahya.com" text:style-name="Internet_20_link" text:visited-style-name="Visited_20_Internet_20_Link"><text:span text:style-name="Internet_20_link"><text:span text:style-name="T140">info@harunyahya.com</text:span></text:span></text:a></text:p>
      <text:p text:style-name="P72"/>
      <text:p text:style-name="P69">OTHER SITES</text:p>
      <text:p text:style-name="P69"/>
      <text:p text:style-name="P72">www.mahdiaccordingtoholyscriptures.com</text:p>
      <text:p text:style-name="P72">www.evolutiondocumentary.com</text:p>
      <text:p text:style-name="P72">www.darwinismrefuted.com</text:p>
      <text:p text:style-name="P72">www.endoftimes.net</text:p>
      <text:p text:style-name="P72">www.unionoffaiths.com</text:p>
      <text:p text:style-name="P72">www.creationofuniverse.com</text:p>
      <text:p text:style-name="P72">www.evolutiondeceit.com</text:p>
      <text:p text:style-name="P72">www.secretbeyondmatter.com</text:p>
      <text:p text:style-name="P72">www.miraclesofthequran.com</text:p>
      <text:p text:style-name="P72">www.islamdenouncesterrorism.com</text:p>
      <text:p text:style-name="P72">www.islamdenouncesantisemitism.com</text:p>
      <text:p text:style-name="P72">www.perishednations.com</text:p>
      <text:p text:style-name="P72">www.for-children.com</text:p>
      <text:p text:style-name="P72">www.insight-magazine.com</text:p>
      <text:p text:style-name="P72">www.bookglobal.net</text:p>
      <text:p text:style-name="P72">www.animal-world.org</text:p>
      <text:p text:style-name="P72">www.freebookcenter.net</text:p>
      <text:p text:style-name="P72">www.darwinism-watch.com</text:p>
      <text:p text:style-name="P72">www.bookglobal.net</text:p>
      <text:p text:style-name="P72">www.islamandkarma.com</text:p>
      <text:p text:style-name="P72">www.islamandbuddhism.com</text:p>
      <text:p text:style-name="P72">www.eastturkestan.net</text:p>
      <text:p text:style-name="P72">www.signsofthelastday.com</text:p>
      <text:p text:style-name="P72">www.theprophetmuhammad.org</text:p>
      <text:p text:style-name="P72">www.evidencesofcreation.com</text:p>
      <text:p text:style-name="P72">www.palestiniantragedy.com</text:p>
      <text:p text:style-name="P72">www.truthsforkids.com</text:p>
      <text:p text:style-name="P72">www.jesuswillreturn.com</text:p>
      <text:p text:style-name="P72">www.awaitedmahdi.com</text:p>
      <text:p text:style-name="P72">www.devotedtoallah.com</text:p>
      <text:p text:style-name="P72">www.turkishjewishcommunity.com</text:p>
      <text:p text:style-name="P72">www.whatisdestiny.com</text:p>
      <text:p text:style-name="P72">www.darwinistsdilemma.com</text:p>
      <text:p text:style-name="P72">www.antiantichrist.org</text:p>
      <text:p text:style-name="P70"/>
      <text:p text:style-name="P88">BACK COVER</text:p>
      <text:p text:style-name="P77"/>
      <text:p text:style-name="P74"/>
      <text:p text:style-name="P74">Each prophet possesses virtues that are praised in the Qur'an. Therefore, believers must carefully study every detail of these Qur'anic accounts so that they can take these men's lives, moral virtues, and deep devotion to Allah as models for themselves. Each prophet was sent to his own tribe, experienced different situations, and used various methods to explain Allah's existence. For that reason, the natures of the prophets' tribes, and their reactions to the prophets, as well as the difficulties experienced by those who became believers and the prophets themselves, provide us with important information about how we can please Allah.</text:p>
      <text:p text:style-name="P65"><text:span text:style-name="T7">This book introduces the Prophet Abraham (pbuh), who is praised in the Qur'an in these terms: "You have an excellent example in Abraham and those with him" (Surat al-Mumtahana: 4) so that they can serve as role models for our own lives. Since every piece of information about the Prophet Abraham (pbuh) contains considerable wisdom, we shall examine their lives closely in this book so that we can follow his example.</text:span></text:p>
      <text:p text:style-name="P74"/>
      <text:p text:style-name="P74"/>
      <text:p text:style-name="P74"/>
      <text:p text:style-name="P80">ABOUT THE AUTHOR</text:p>
      <text:p text:style-name="P77"/>
      <text:p text:style-name="P74"/>
      <text:p text:style-name="P7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7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74">By the will of Allah, the books of Harun Yahya will be a means through which people in the twenty-first century will attain the peace, justice, and happiness promised in the Qur'an.</text:p>
      <text:p text:style-name="P7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almoral[T]" svg:font-family="Balmoral[T]" style:font-pitch="variable"/>
    <style:font-face style:name="Cascade" svg:font-family="Cascade" style:font-pitch="variable"/>
    <style:font-face style:name="KuenstlerScript Medium" svg:font-family="'KuenstlerScript Medium'"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US"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top="0.3cm" fo:margin-bottom="0.399cm" loext:contextual-spacing="false" fo:line-height="0.635cm" fo:text-align="center" style:justify-single-word="false" fo:orphans="2" fo:widows="2"/>
      <style:text-properties style:use-window-font-color="true" style:font-name="Cascade" fo:font-family="Cascade"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Cascade" style:font-family-complex="Cascade" style:font-pitch-complex="variable" style:font-size-complex="10pt" style:language-complex="ar" style:country-complex="SA"/>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KuenstlerScript Medium" fo:font-family="'KuenstlerScript Medium'" style:font-pitch="variable" fo:font-size="20pt" fo:language="en" fo:country="GB" style:font-name-asian="Times New Roman" style:font-family-asian="'Times New Roman'" style:font-family-generic-asian="roman" style:font-pitch-asian="variable" style:font-size-asian="20pt" style:font-name-complex="KuenstlerScript Medium" style:font-family-complex="'KuenstlerScript Medium'" style:font-pitch-complex="variable" style:font-size-complex="10pt" style:language-complex="ar" style:country-complex="SA"/>
    </style:style>
    <style:style style:name="RESIM_20_ALTI_2a_" style:display-name="RESIM ALTI*" style:family="paragraph">
      <style:paragraph-properties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kutu_20_metin" style:display-name="kutu metin" style:family="paragraph">
      <style:paragraph-properties fo:margin-left="0cm" fo:margin-right="0cm" fo:line-height="0.441cm" fo:text-align="justify" style:justify-single-word="false" fo:orphans="2" fo:widows="2" fo:text-indent="0.799cm" style:auto-text-indent="false"/>
      <style:text-properties fo:color="#e9d4ac" style:font-name="PalatinoTurk" fo:font-family="PalatinoTurk" style:font-pitch="variable" fo:font-size="10pt" fo:language="en" fo:country="US" style:font-name-asian="Times New Roman" style:font-family-asian="'Times New Roman'" style:font-family-generic-asian="roman" style:font-pitch-asian="variable" style:font-size-asian="10pt" style:font-name-complex="PalatinoTurk" style:font-family-complex="PalatinoTurk" style:font-pitch-complex="variable" style:font-size-complex="10pt" style:language-complex="ar" style:country-complex="SA"/>
    </style:style>
    <style:style style:name="ANA_20_ME_2054_9N" style:display-name="ANA ME⁔9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urk" fo:font-family="PalatinoTurk"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RA_20_BASLIK_20_ALT" style:display-name="ARA BASLIK ALT" style:family="paragraph">
      <style:paragraph-properties fo:margin-top="0.099cm" fo:margin-bottom="0.399cm" loext:contextual-spacing="false" fo:line-height="0.776cm" fo:text-align="center" style:justify-single-word="false" fo:orphans="2" fo:widows="2"/>
      <style:text-properties style:use-window-font-color="true" style:font-name="Balmoral[T]" fo:font-family="Balmoral[T]" style:font-pitch="variable" fo:font-size="25pt" fo:language="en" fo:country="US" style:font-name-asian="Times New Roman" style:font-family-asian="'Times New Roman'" style:font-family-generic-asian="roman" style:font-pitch-asian="variable" style:font-size-asian="25pt" style:font-name-complex="Balmoral[T]" style:font-family-complex="Balmoral[T]" style:font-pitch-complex="variable" style:font-size-complex="10pt" style:language-complex="ar" style:country-complex="SA"/>
    </style:style>
    <style:style style:name="MET_2039_N_20_YAZISI" style:display-name="MET‹N YAZISI" style:family="paragraph">
      <style:paragraph-properties fo:margin-left="0cm" fo:margin-right="0cm" fo:line-height="0.529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01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Normal1" style:family="text">
      <style:text-properties style:font-name="PalatinoTurk" fo:font-family="PalatinoTurk" style:font-pitch="variable" fo:font-size="10.5pt" fo:language="en" fo:country="US" style:font-size-asian="10.5pt" style:font-name-complex="PalatinoTurk" style:font-family-complex="PalatinoTurk"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ipnot" style:family="text">
      <style:text-properties style:text-position="super 58%" style:font-name="PalatinoTurk" fo:font-family="PalatinoTurk" style:font-pitch="variable" fo:language="en" fo:country="US" style:font-name-complex="PalatinoTurk" style:font-family-complex="PalatinoTurk" style:font-pitch-complex="variable"/>
    </style:style>
    <style:style style:name="Header_20_Char" style:display-name="Header Char" style:family="text" style:parent-style-name="Default_20_Paragraph_20_Font">
      <style:text-properties style:font-name="PalatinoTurk" fo:font-family="PalatinoTurk" style:font-pitch="variable" fo:font-size="10.5pt" style:font-size-asian="10.5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0.5pt" style:font-size-asian="10.5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Prophet Abraham (pbuh)  </dc:title>
    <dc:subject>The Prophet Abraham (pbuh)  </dc:subject>
    <meta:initial-creator>Adnan Oktar - Harun Yahya</meta:initial-creator>
    <meta:creation-date>2010-08-14T06:37:00</meta:creation-date>
    <dc:date>2020-06-23T15:43:40.647280971</dc:date>
    <meta:editing-cycles>183</meta:editing-cycles>
    <meta:editing-duration>PT2H41M7S</meta:editing-duration>
    <meta:generator>LibreOffice/6.4.4.2$Linux_X86_64 LibreOffice_project/523b8e55cdb4890550c54dc0a0ee2ea29d34e811</meta:generator>
    <meta:keyword>The Prophet Abraham (pbuh)</meta:keyword>
    <meta:document-statistic meta:table-count="0" meta:image-count="0" meta:object-count="0" meta:page-count="91" meta:paragraph-count="888" meta:word-count="35602" meta:character-count="211422" meta:non-whitespace-character-count="176462"/>
  </office:meta>
</office:document-meta>
</file>